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Обычный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Fira Code" svg:font-family="'Fira Code'" style:font-adornments="Обычный" style:font-pitch="fixed"/>
    <style:font-face style:name="Hack" svg:font-family="Hack" style:font-pitch="fixed"/>
    <style:font-face style:name="Hack1" svg:font-family="Hack" style:font-adornments="Обычный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adornments="Обычный" style:font-family-generic="swiss" style:font-pitch="variable"/>
    <style:font-face style:name="OpenSymbol" svg:font-family="OpenSymbol"/>
    <style:font-face style:name="PT Astra Serif" svg:font-family="'PT Astra Serif'" style:font-family-generic="roman"/>
    <style:font-face style:name="PT Astra Serif1" svg:font-family="'PT Astra Serif'" style:font-adornments="Жирный" style:font-family-generic="roman" style:font-pitch="variable"/>
    <style:font-face style:name="PT Astra Serif2" svg:font-family="'PT Astra Serif'" style:font-adornments="Обычный" style:font-family-generic="roman" style:font-pitch="variable"/>
    <style:font-face style:name="PT Sans" svg:font-family="'PT Sans'" style:font-family-generic="swiss" style:font-pitch="variable"/>
    <style:font-face style:name="PT Sans Caption" svg:font-family="'PT Sans Caption'" style:font-adornments="Жирный" style:font-family-generic="swiss" style:font-pitch="variable"/>
    <style:font-face style:name="PT Sans Narrow" svg:font-family="'PT Sans Narrow'" style:font-family-generic="swiss" style:font-pitch="variable"/>
    <style:font-face style:name="PT Sans Narrow1" svg:font-family="'PT Sans Narrow'" style:font-adornments="Обычный" style:font-family-generic="swiss" style:font-pitch="variable"/>
    <style:font-face style:name="PT Sans1" svg:font-family="'PT Sans'" style:font-adornments="Жирный" style:font-family-generic="swiss" style:font-pitch="variable"/>
    <style:font-face style:name="PT Sans2" svg:font-family="'PT Sans'" style:font-adornments="Обычный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adornments="Negreta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Таблица1" style:family="table">
      <style:table-properties style:width="16.007cm" fo:margin-left="1.005cm" table:align="left" style:writing-mode="page"/>
    </style:style>
    <style:style style:name="Таблица1.A" style:family="table-column">
      <style:table-column-properties style:column-width="1.7cm"/>
    </style:style>
    <style:style style:name="Таблица1.B" style:family="table-column">
      <style:table-column-properties style:column-width="3.78cm"/>
    </style:style>
    <style:style style:name="Таблица1.C" style:family="table-column">
      <style:table-column-properties style:column-width="3.194cm"/>
    </style:style>
    <style:style style:name="Таблица1.D" style:family="table-column">
      <style:table-column-properties style:column-width="7.332cm"/>
    </style:style>
    <style:style style:name="Таблица1.A1" style:family="table-cell">
      <style:table-cell-properties fo:padding="0.101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101cm" fo:border="0.5pt solid #000000"/>
    </style:style>
    <style:style style:name="Таблица1.A2" style:family="table-cell">
      <style:table-cell-properties fo:padding-left="0.101cm" fo:padding-right="0.101cm" fo:padding-top="0cm" fo:padding-bottom="0cm" fo:border-left="0.5pt solid #000000" fo:border-right="none" fo:border-top="none" fo:border-bottom="0.5pt solid #000000"/>
    </style:style>
    <style:style style:name="Таблица1.D2" style:family="table-cell">
      <style:table-cell-properties fo:padding-left="0.101cm" fo:padding-right="0.10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Содержимое_20_таблицы_20_2">
      <style:paragraph-properties fo:text-align="center" style:justify-single-word="false"/>
    </style:style>
    <style:style style:name="P3" style:family="paragraph" style:parent-style-name="Содержимое_20_таблицы_20_2"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bold" officeooo:rsid="0e8927c6" officeooo:paragraph-rsid="0e8927c6" style:font-weight-asian="bold" style:font-weight-complex="bold"/>
    </style:style>
    <style:style style:name="P5" style:family="paragraph" style:parent-style-name="Text_20_body">
      <style:text-properties officeooo:rsid="0049c6ea" officeooo:paragraph-rsid="0e7c5f0b"/>
    </style:style>
    <style:style style:name="P6" style:family="paragraph" style:parent-style-name="Text_20_body">
      <style:text-properties officeooo:rsid="0049c6ea" officeooo:paragraph-rsid="0e8f2754"/>
    </style:style>
    <style:style style:name="P7" style:family="paragraph" style:parent-style-name="Text_20_body">
      <style:text-properties officeooo:rsid="0049c6ea" officeooo:paragraph-rsid="0ed48f82"/>
    </style:style>
    <style:style style:name="P8" style:family="paragraph" style:parent-style-name="Text_20_body">
      <style:text-properties officeooo:rsid="0049c6ea" officeooo:paragraph-rsid="0f7e1f4a"/>
    </style:style>
    <style:style style:name="P9" style:family="paragraph" style:parent-style-name="Text_20_body">
      <style:text-properties officeooo:paragraph-rsid="0e7c5f0b"/>
    </style:style>
    <style:style style:name="P10" style:family="paragraph" style:parent-style-name="Text_20_body">
      <style:text-properties officeooo:rsid="0044af86" officeooo:paragraph-rsid="0e7c5f0b"/>
    </style:style>
    <style:style style:name="P11" style:family="paragraph" style:parent-style-name="Text_20_body">
      <style:text-properties officeooo:rsid="0044af86" officeooo:paragraph-rsid="0e9345a1"/>
    </style:style>
    <style:style style:name="P12" style:family="paragraph" style:parent-style-name="Text_20_body">
      <style:text-properties officeooo:rsid="0046f9c9" officeooo:paragraph-rsid="0e7c5f0b"/>
    </style:style>
    <style:style style:name="P13" style:family="paragraph" style:parent-style-name="Text_20_body">
      <style:text-properties style:font-name="PT Sans2" fo:font-size="18pt" officeooo:rsid="0ec5a410" officeooo:paragraph-rsid="0e815ed3" style:font-size-asian="12pt" style:font-size-complex="12pt"/>
    </style:style>
    <style:style style:name="P14" style:family="paragraph" style:parent-style-name="Text_20_body">
      <style:text-properties officeooo:paragraph-rsid="0e815ed3"/>
    </style:style>
    <style:style style:name="P15" style:family="paragraph" style:parent-style-name="Text_20_body">
      <style:text-properties officeooo:rsid="0e86b123" officeooo:paragraph-rsid="0e86b123"/>
    </style:style>
    <style:style style:name="P16" style:family="paragraph" style:parent-style-name="Text_20_body">
      <style:text-properties officeooo:rsid="0e86b123" officeooo:paragraph-rsid="0e8927c6"/>
    </style:style>
    <style:style style:name="P17" style:family="paragraph" style:parent-style-name="Text_20_body">
      <style:text-properties officeooo:rsid="0e86b123" officeooo:paragraph-rsid="0e98b164"/>
    </style:style>
    <style:style style:name="P18" style:family="paragraph" style:parent-style-name="Text_20_body">
      <style:text-properties officeooo:rsid="0e875e0c" officeooo:paragraph-rsid="0e875e0c"/>
    </style:style>
    <style:style style:name="P19" style:family="paragraph" style:parent-style-name="Text_20_body">
      <style:text-properties officeooo:rsid="0e8927c6" officeooo:paragraph-rsid="0e89adc0"/>
    </style:style>
    <style:style style:name="P20" style:family="paragraph" style:parent-style-name="Text_20_body">
      <style:text-properties officeooo:paragraph-rsid="0e9e4ae9"/>
    </style:style>
    <style:style style:name="P21" style:family="paragraph" style:parent-style-name="Text_20_body">
      <style:text-properties officeooo:paragraph-rsid="0e8f2754"/>
    </style:style>
    <style:style style:name="P22" style:family="paragraph" style:parent-style-name="Subtitle_20__28_user_29_">
      <style:text-properties officeooo:paragraph-rsid="0e8f2754"/>
    </style:style>
    <style:style style:name="P23" style:family="paragraph" style:parent-style-name="Title_20__28_user_29_">
      <style:text-properties officeooo:paragraph-rsid="0e8f2754"/>
    </style:style>
    <style:style style:name="P24" style:family="paragraph" style:parent-style-name="Text_20_body">
      <style:text-properties officeooo:paragraph-rsid="0e945a7c"/>
    </style:style>
    <style:style style:name="P25" style:family="paragraph" style:parent-style-name="Text_20_body">
      <style:text-properties officeooo:rsid="0e945a7c" officeooo:paragraph-rsid="0e945a7c"/>
    </style:style>
    <style:style style:name="P26" style:family="paragraph" style:parent-style-name="Text_20_body">
      <style:text-properties officeooo:rsid="0e945a7c" officeooo:paragraph-rsid="0e9f7d95"/>
    </style:style>
    <style:style style:name="P27" style:family="paragraph" style:parent-style-name="Text_20_body">
      <style:text-properties officeooo:paragraph-rsid="0e9559a3"/>
    </style:style>
    <style:style style:name="P28" style:family="paragraph" style:parent-style-name="Text_20_body">
      <style:text-properties officeooo:rsid="0e96c78b" officeooo:paragraph-rsid="0e96c78b"/>
    </style:style>
    <style:style style:name="P29" style:family="paragraph" style:parent-style-name="Text_20_body">
      <style:text-properties officeooo:paragraph-rsid="0e9cf38d"/>
    </style:style>
    <style:style style:name="P30" style:family="paragraph" style:parent-style-name="Text_20_body">
      <style:text-properties officeooo:rsid="0e9f7d95" officeooo:paragraph-rsid="0e9f7d95"/>
    </style:style>
    <style:style style:name="P31" style:family="paragraph" style:parent-style-name="Text_20_body">
      <style:text-properties officeooo:rsid="0ea29dbb" officeooo:paragraph-rsid="0ea29dbb"/>
    </style:style>
    <style:style style:name="P32" style:family="paragraph" style:parent-style-name="Text_20_body">
      <style:text-properties officeooo:rsid="0ea29dbb" officeooo:paragraph-rsid="0f7c28a8"/>
    </style:style>
    <style:style style:name="P33" style:family="paragraph" style:parent-style-name="Text_20_body">
      <style:text-properties officeooo:rsid="0ea4c637" officeooo:paragraph-rsid="0ea4c637"/>
    </style:style>
    <style:style style:name="P34" style:family="paragraph" style:parent-style-name="Text_20_body">
      <style:text-properties officeooo:paragraph-rsid="0ea66716"/>
    </style:style>
    <style:style style:name="P35" style:family="paragraph" style:parent-style-name="Text_20_body">
      <style:text-properties officeooo:paragraph-rsid="0ea85d1f"/>
    </style:style>
    <style:style style:name="P36" style:family="paragraph" style:parent-style-name="Text_20_body">
      <style:text-properties officeooo:paragraph-rsid="0eaaa143"/>
    </style:style>
    <style:style style:name="P37" style:family="paragraph" style:parent-style-name="Text_20_body">
      <style:text-properties officeooo:rsid="0eaaa143" officeooo:paragraph-rsid="0eaaa143"/>
    </style:style>
    <style:style style:name="P38" style:family="paragraph" style:parent-style-name="Text_20_body">
      <style:text-properties officeooo:rsid="0eab4faf" officeooo:paragraph-rsid="0eab4faf"/>
    </style:style>
    <style:style style:name="P39" style:family="paragraph" style:parent-style-name="Text_20_body">
      <style:text-properties officeooo:rsid="0eab4faf" officeooo:paragraph-rsid="0ec1cd18"/>
    </style:style>
    <style:style style:name="P40" style:family="paragraph" style:parent-style-name="Text_20_body">
      <style:text-properties officeooo:paragraph-rsid="0eab4faf"/>
    </style:style>
    <style:style style:name="P41" style:family="paragraph" style:parent-style-name="Text_20_body">
      <style:text-properties officeooo:paragraph-rsid="0eafad2d"/>
    </style:style>
    <style:style style:name="P42" style:family="paragraph" style:parent-style-name="Text_20_body">
      <style:text-properties officeooo:rsid="0eafad2d" officeooo:paragraph-rsid="0eafad2d"/>
    </style:style>
    <style:style style:name="P43" style:family="paragraph" style:parent-style-name="Text_20_body">
      <style:text-properties style:font-name="PT Astra Serif2" fo:font-size="12pt" officeooo:rsid="0eaaa143" officeooo:paragraph-rsid="0eaaa143" style:font-size-asian="12pt" style:font-size-complex="12pt"/>
    </style:style>
    <style:style style:name="P44" style:family="paragraph" style:parent-style-name="Text_20_body">
      <style:text-properties style:font-name="PT Astra Serif2" fo:font-size="12pt" officeooo:rsid="0eb9ca69" officeooo:paragraph-rsid="0eb9ca69" style:font-size-asian="12pt" style:font-size-complex="12pt"/>
    </style:style>
    <style:style style:name="P45" style:family="paragraph" style:parent-style-name="Text_20_body">
      <style:text-properties style:font-name="PT Astra Serif2" fo:font-size="12pt" officeooo:rsid="0edd8a79" officeooo:paragraph-rsid="0edd8a79" style:font-size-asian="12pt" style:font-size-complex="12pt"/>
    </style:style>
    <style:style style:name="P46" style:family="paragraph" style:parent-style-name="Text_20_body">
      <style:text-properties style:font-name="PT Astra Serif2" fo:font-size="12pt" officeooo:rsid="0eaa9b83" officeooo:paragraph-rsid="0f313168" style:font-size-asian="12pt" style:font-size-complex="12pt"/>
    </style:style>
    <style:style style:name="P47" style:family="paragraph" style:parent-style-name="Text_20_body">
      <style:text-properties officeooo:paragraph-rsid="0eb313b0"/>
    </style:style>
    <style:style style:name="P48" style:family="paragraph" style:parent-style-name="Text_20_body">
      <style:text-properties officeooo:rsid="0eb54c7a" officeooo:paragraph-rsid="0eb54c7a"/>
    </style:style>
    <style:style style:name="P49" style:family="paragraph" style:parent-style-name="Text_20_body">
      <style:text-properties officeooo:rsid="0eb54c7a" officeooo:paragraph-rsid="0eba9d6f"/>
    </style:style>
    <style:style style:name="P50" style:family="paragraph" style:parent-style-name="Text_20_body">
      <style:text-properties officeooo:rsid="0eb55c0c" officeooo:paragraph-rsid="0eb55c0c"/>
    </style:style>
    <style:style style:name="P51" style:family="paragraph" style:parent-style-name="Text_20_body">
      <style:text-properties officeooo:rsid="0eb55c0c" officeooo:paragraph-rsid="0eb6bc90"/>
    </style:style>
    <style:style style:name="P52" style:family="paragraph" style:parent-style-name="Text_20_body">
      <style:text-properties officeooo:rsid="0eb55c0c" officeooo:paragraph-rsid="0eba9d6f"/>
    </style:style>
    <style:style style:name="P53" style:family="paragraph" style:parent-style-name="Text_20_body">
      <style:text-properties officeooo:rsid="0eb6bc90" officeooo:paragraph-rsid="0eb6bc90"/>
    </style:style>
    <style:style style:name="P54" style:family="paragraph" style:parent-style-name="Text_20_body">
      <style:text-properties officeooo:rsid="0eb872ae" officeooo:paragraph-rsid="0eb872ae"/>
    </style:style>
    <style:style style:name="P55" style:family="paragraph" style:parent-style-name="Text_20_body">
      <style:text-properties officeooo:rsid="0ebcd24c" officeooo:paragraph-rsid="0ebcd24c"/>
    </style:style>
    <style:style style:name="P56" style:family="paragraph" style:parent-style-name="Text_20_body">
      <style:text-properties officeooo:paragraph-rsid="0ebcd24c"/>
    </style:style>
    <style:style style:name="P57" style:family="paragraph" style:parent-style-name="Text_20_body">
      <style:text-properties officeooo:rsid="0ebcd97d" officeooo:paragraph-rsid="0ebcd97d"/>
    </style:style>
    <style:style style:name="P58" style:family="paragraph" style:parent-style-name="Text_20_body">
      <style:text-properties officeooo:rsid="0ebe6d7e" officeooo:paragraph-rsid="0ebe6d7e"/>
    </style:style>
    <style:style style:name="P59" style:family="paragraph" style:parent-style-name="Text_20_body">
      <style:text-properties officeooo:paragraph-rsid="0ebe6d7e"/>
    </style:style>
    <style:style style:name="P60" style:family="paragraph" style:parent-style-name="Text_20_body">
      <style:text-properties officeooo:rsid="0ec038cc" officeooo:paragraph-rsid="0ec038cc"/>
    </style:style>
    <style:style style:name="P61" style:family="paragraph" style:parent-style-name="Text_20_body">
      <style:text-properties officeooo:rsid="0ec2d45b" officeooo:paragraph-rsid="0ec5d6b2"/>
    </style:style>
    <style:style style:name="P62" style:family="paragraph" style:parent-style-name="Text_20_body">
      <style:text-properties officeooo:rsid="0ec5d6b2" officeooo:paragraph-rsid="0ec5d6b2"/>
    </style:style>
    <style:style style:name="P63" style:family="paragraph" style:parent-style-name="Text_20_body">
      <style:text-properties officeooo:paragraph-rsid="0ec419dd"/>
    </style:style>
    <style:style style:name="P64" style:family="paragraph" style:parent-style-name="Text_20_body">
      <style:text-properties officeooo:paragraph-rsid="0ec5d6b2"/>
    </style:style>
    <style:style style:name="P65" style:family="paragraph" style:parent-style-name="Text_20_body">
      <style:text-properties officeooo:rsid="0ec6ea19" officeooo:paragraph-rsid="0ec6ea19"/>
    </style:style>
    <style:style style:name="P66" style:family="paragraph" style:parent-style-name="Text_20_body">
      <style:text-properties officeooo:rsid="0ec6ea19" officeooo:paragraph-rsid="0ecbf8f0"/>
    </style:style>
    <style:style style:name="P67" style:family="paragraph" style:parent-style-name="Text_20_body">
      <style:text-properties officeooo:rsid="0ecbf8f0" officeooo:paragraph-rsid="0ecbf8f0"/>
    </style:style>
    <style:style style:name="P68" style:family="paragraph" style:parent-style-name="Text_20_body">
      <style:text-properties officeooo:rsid="0ecbf8f0" officeooo:paragraph-rsid="0ecf77af"/>
    </style:style>
    <style:style style:name="P69" style:family="paragraph" style:parent-style-name="Text_20_body">
      <style:text-properties officeooo:rsid="0ecf77af" officeooo:paragraph-rsid="0ecf77af"/>
    </style:style>
    <style:style style:name="P70" style:family="paragraph" style:parent-style-name="Программный_20_код_20_в_20_рамке">
      <style:text-properties officeooo:rsid="0ecf77af" officeooo:paragraph-rsid="0ecf77af"/>
    </style:style>
    <style:style style:name="P71" style:family="paragraph" style:parent-style-name="Text_20_body">
      <style:text-properties officeooo:rsid="0ecf77af" officeooo:paragraph-rsid="0ed1bf8a"/>
    </style:style>
    <style:style style:name="P72" style:family="paragraph" style:parent-style-name="Text_20_body">
      <style:text-properties officeooo:paragraph-rsid="0ecf77af"/>
    </style:style>
    <style:style style:name="P73" style:family="paragraph" style:parent-style-name="Text_20_body">
      <style:text-properties officeooo:rsid="0ed26ed0" officeooo:paragraph-rsid="0ed26ed0"/>
    </style:style>
    <style:style style:name="P74" style:family="paragraph" style:parent-style-name="Программный_20_код_20_в_20_рамке">
      <style:text-properties officeooo:rsid="0ed26ed0" officeooo:paragraph-rsid="0ed26ed0"/>
    </style:style>
    <style:style style:name="P75" style:family="paragraph" style:parent-style-name="Text_20_body">
      <style:text-properties officeooo:rsid="0ed3c149" officeooo:paragraph-rsid="0ed3c149"/>
    </style:style>
    <style:style style:name="P76" style:family="paragraph" style:parent-style-name="Text_20_body">
      <style:text-properties officeooo:rsid="0ed48f82" officeooo:paragraph-rsid="0ed48f82"/>
    </style:style>
    <style:style style:name="P77" style:family="paragraph" style:parent-style-name="Text_20_body">
      <style:text-properties officeooo:paragraph-rsid="0ed7e76f"/>
    </style:style>
    <style:style style:name="P78" style:family="paragraph" style:parent-style-name="Text_20_body">
      <style:text-properties officeooo:rsid="0ed93888" officeooo:paragraph-rsid="0ed93888"/>
    </style:style>
    <style:style style:name="P79" style:family="paragraph" style:parent-style-name="Text_20_body">
      <style:text-properties officeooo:paragraph-rsid="0ed9d5bb"/>
    </style:style>
    <style:style style:name="P80" style:family="paragraph" style:parent-style-name="Text_20_body">
      <style:text-properties officeooo:paragraph-rsid="0ee08a17"/>
    </style:style>
    <style:style style:name="P81" style:family="paragraph" style:parent-style-name="Text_20_body">
      <style:text-properties officeooo:paragraph-rsid="0ed48f82"/>
    </style:style>
    <style:style style:name="P82" style:family="paragraph" style:parent-style-name="Text_20_body">
      <style:text-properties officeooo:paragraph-rsid="0ee48ec5"/>
    </style:style>
    <style:style style:name="P83" style:family="paragraph" style:parent-style-name="Text_20_body">
      <style:text-properties officeooo:rsid="0ed9d5bb" officeooo:paragraph-rsid="0ed9d5bb"/>
    </style:style>
    <style:style style:name="P84" style:family="paragraph" style:parent-style-name="Программный_20_код_20_в_20_рамке">
      <style:text-properties officeooo:rsid="0ed9d5bb" officeooo:paragraph-rsid="0eec63b9"/>
    </style:style>
    <style:style style:name="P85" style:family="paragraph" style:parent-style-name="Text_20_body">
      <style:text-properties officeooo:paragraph-rsid="0eec63b9"/>
    </style:style>
    <style:style style:name="P86" style:family="paragraph" style:parent-style-name="Программный_20_код_20_в_20_рамке">
      <style:text-properties officeooo:paragraph-rsid="0eec63b9"/>
    </style:style>
    <style:style style:name="P87" style:family="paragraph" style:parent-style-name="Text_20_body">
      <style:text-properties officeooo:rsid="0ef29bed" officeooo:paragraph-rsid="0ef29bed"/>
    </style:style>
    <style:style style:name="P88" style:family="paragraph" style:parent-style-name="Text_20_body">
      <style:text-properties officeooo:rsid="0ef32d4d" officeooo:paragraph-rsid="0ef32d4d"/>
    </style:style>
    <style:style style:name="P89" style:family="paragraph" style:parent-style-name="Text_20_body">
      <style:text-properties officeooo:paragraph-rsid="0ef728fa"/>
    </style:style>
    <style:style style:name="P90" style:family="paragraph" style:parent-style-name="Text_20_body">
      <style:text-properties officeooo:paragraph-rsid="0f13b906"/>
    </style:style>
    <style:style style:name="P91" style:family="paragraph" style:parent-style-name="Text_20_body">
      <style:text-properties officeooo:rsid="0ef728fa" officeooo:paragraph-rsid="0ef728fa"/>
    </style:style>
    <style:style style:name="P92" style:family="paragraph" style:parent-style-name="Text_20_body">
      <style:text-properties officeooo:rsid="0ed7e76f" officeooo:paragraph-rsid="0ed7e76f"/>
    </style:style>
    <style:style style:name="P93" style:family="paragraph" style:parent-style-name="Заголовок_20_1_20_NN">
      <style:text-properties officeooo:rsid="0ed7e76f" officeooo:paragraph-rsid="0ed7e76f"/>
    </style:style>
    <style:style style:name="P94" style:family="paragraph" style:parent-style-name="Text_20_body">
      <style:text-properties officeooo:paragraph-rsid="0f1afe0a"/>
    </style:style>
    <style:style style:name="P95" style:family="paragraph" style:parent-style-name="Заголовок_20_1_20_NN">
      <style:paragraph-properties fo:break-before="page"/>
      <style:text-properties officeooo:paragraph-rsid="0f1afe0a"/>
    </style:style>
    <style:style style:name="P96" style:family="paragraph" style:parent-style-name="Text_20_body">
      <style:text-properties officeooo:paragraph-rsid="0f1c9b50"/>
    </style:style>
    <style:style style:name="P97" style:family="paragraph" style:parent-style-name="Заголовок_20_1_20_NN">
      <style:paragraph-properties fo:break-before="page"/>
      <style:text-properties officeooo:paragraph-rsid="0f1c9b50"/>
    </style:style>
    <style:style style:name="P98" style:family="paragraph" style:parent-style-name="Text_20_body">
      <style:text-properties officeooo:rsid="0f1d7c5a" officeooo:paragraph-rsid="0f1d7c5a"/>
    </style:style>
    <style:style style:name="P99" style:family="paragraph" style:parent-style-name="Text_20_body">
      <style:text-properties officeooo:paragraph-rsid="0f1d7c5a"/>
    </style:style>
    <style:style style:name="P100" style:family="paragraph" style:parent-style-name="Text_20_body">
      <style:text-properties officeooo:rsid="0f22702f" officeooo:paragraph-rsid="0f22702f"/>
    </style:style>
    <style:style style:name="P101" style:family="paragraph" style:parent-style-name="Text_20_body">
      <style:text-properties officeooo:rsid="0f2303e2" officeooo:paragraph-rsid="0f2303e2"/>
    </style:style>
    <style:style style:name="P102" style:family="paragraph" style:parent-style-name="Text_20_body">
      <style:text-properties officeooo:rsid="0f23d301" officeooo:paragraph-rsid="0f23d301"/>
    </style:style>
    <style:style style:name="P103" style:family="paragraph" style:parent-style-name="Text_20_body">
      <style:text-properties officeooo:rsid="0f23d301" officeooo:paragraph-rsid="0f24641d"/>
    </style:style>
    <style:style style:name="P104" style:family="paragraph" style:parent-style-name="Text_20_body">
      <style:text-properties officeooo:rsid="0f24641d" officeooo:paragraph-rsid="0f24641d"/>
    </style:style>
    <style:style style:name="P105" style:family="paragraph" style:parent-style-name="Text_20_body">
      <style:text-properties officeooo:rsid="0f24641d" officeooo:paragraph-rsid="0f8b7098"/>
    </style:style>
    <style:style style:name="P106" style:family="paragraph" style:parent-style-name="Text_20_body">
      <style:text-properties officeooo:rsid="0f2ad01f" officeooo:paragraph-rsid="0f2ad01f"/>
    </style:style>
    <style:style style:name="P107" style:family="paragraph" style:parent-style-name="Text_20_body">
      <style:text-properties officeooo:rsid="0ee947f5" officeooo:paragraph-rsid="0ee947f5"/>
    </style:style>
    <style:style style:name="P108" style:family="paragraph" style:parent-style-name="Text_20_body">
      <style:text-properties officeooo:paragraph-rsid="0f2c3f11"/>
    </style:style>
    <style:style style:name="P109" style:family="paragraph" style:parent-style-name="Text_20_body">
      <style:text-properties officeooo:paragraph-rsid="0f2db4e2"/>
    </style:style>
    <style:style style:name="P110" style:family="paragraph" style:parent-style-name="Text_20_body">
      <style:text-properties officeooo:rsid="0f2db4e2" officeooo:paragraph-rsid="0f2db4e2"/>
    </style:style>
    <style:style style:name="P111" style:family="paragraph" style:parent-style-name="Text_20_body">
      <style:text-properties officeooo:paragraph-rsid="0f396b96"/>
    </style:style>
    <style:style style:name="P112" style:family="paragraph" style:parent-style-name="Text_20_body">
      <style:text-properties officeooo:paragraph-rsid="0f3aecf7"/>
    </style:style>
    <style:style style:name="P113" style:family="paragraph" style:parent-style-name="Text_20_body">
      <style:text-properties officeooo:paragraph-rsid="0f3e86ca"/>
    </style:style>
    <style:style style:name="P114" style:family="paragraph" style:parent-style-name="Text_20_body">
      <style:text-properties officeooo:paragraph-rsid="0f421582"/>
    </style:style>
    <style:style style:name="P115" style:family="paragraph" style:parent-style-name="Text_20_body">
      <style:text-properties officeooo:rsid="0f3b76a0" officeooo:paragraph-rsid="0f2ad01f"/>
    </style:style>
    <style:style style:name="P116" style:family="paragraph" style:parent-style-name="Text_20_body">
      <style:paragraph-properties fo:margin-left="0cm" fo:margin-right="0cm" fo:text-indent="0cm" style:auto-text-indent="false"/>
      <style:text-properties officeooo:rsid="0f3b76a0" officeooo:paragraph-rsid="0f3b76a0"/>
    </style:style>
    <style:style style:name="P117" style:family="paragraph" style:parent-style-name="Программный_20_код_20_в_20_рамке">
      <style:text-properties officeooo:paragraph-rsid="0ed93888"/>
    </style:style>
    <style:style style:name="P118" style:family="paragraph" style:parent-style-name="Программный_20_код_20_в_20_рамке">
      <style:text-properties officeooo:paragraph-rsid="0f0aa864"/>
    </style:style>
    <style:style style:name="P119" style:family="paragraph" style:parent-style-name="Программный_20_код_20_в_20_рамке">
      <style:text-properties style:font-name="Fira Code" fo:font-size="10pt" fo:letter-spacing="-0.014cm" fo:language="zxx" fo:country="none" fo:font-weight="normal" officeooo:rsid="0f07ce32" officeooo:paragraph-rsid="0f07ce32" style:font-size-asian="11pt" style:font-weight-asian="normal" style:font-size-complex="11pt" style:font-weight-complex="normal"/>
    </style:style>
    <style:style style:name="P120" style:family="paragraph" style:parent-style-name="Программный_20_код_20_в_20_рамке">
      <style:text-properties fo:letter-spacing="normal"/>
    </style:style>
    <style:style style:name="P121" style:family="paragraph" style:parent-style-name="Программный_20_код_20_в_20_рамке">
      <style:text-properties fo:letter-spacing="normal" fo:language="zxx" fo:country="none"/>
    </style:style>
    <style:style style:name="P122" style:family="paragraph" style:parent-style-name="Программный_20_код_20_в_20_рамке">
      <style:text-properties officeooo:paragraph-rsid="0f313168"/>
    </style:style>
    <style:style style:name="P123" style:family="paragraph" style:parent-style-name="Параграф">
      <style:text-properties officeooo:paragraph-rsid="0f313168"/>
    </style:style>
    <style:style style:name="P124" style:family="paragraph" style:parent-style-name="Параграф">
      <style:text-properties officeooo:paragraph-rsid="0e9345a1"/>
    </style:style>
    <style:style style:name="P125" style:family="paragraph" style:parent-style-name="Параграф">
      <style:text-properties officeooo:paragraph-rsid="0e973345"/>
    </style:style>
    <style:style style:name="P126" style:family="paragraph" style:parent-style-name="Параграф">
      <style:text-properties officeooo:paragraph-rsid="0e98b164"/>
    </style:style>
    <style:style style:name="P12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  <style:text-properties officeooo:paragraph-rsid="0eaaa143"/>
    </style:style>
    <style:style style:name="P128" style:family="paragraph" style:parent-style-name="Заголовок_20_1_20_NN">
      <style:paragraph-properties fo:break-before="page"/>
    </style:style>
    <style:style style:name="P129" style:family="paragraph" style:parent-style-name="Заголовок_20_1_20_NN">
      <style:paragraph-properties fo:break-before="page"/>
      <style:text-properties officeooo:paragraph-rsid="0f1cf0cb"/>
    </style:style>
    <style:style style:name="P130" style:family="paragraph" style:parent-style-name="Footnote">
      <style:text-properties style:font-name="Hack" fo:font-size="8pt" officeooo:rsid="0ed9374f" officeooo:paragraph-rsid="0ed9374f" style:font-size-asian="8pt" style:font-size-complex="8pt"/>
    </style:style>
    <style:style style:name="P131" style:family="paragraph" style:parent-style-name="Программный_20_код">
      <style:text-properties fo:language="zxx" fo:country="none"/>
    </style:style>
    <style:style style:name="P132" style:family="paragraph" style:parent-style-name="Программный_20_код">
      <style:text-properties officeooo:paragraph-rsid="0f363c44"/>
    </style:style>
    <style:style style:name="P133" style:family="paragraph" style:parent-style-name="Text_20_body">
      <style:text-properties officeooo:paragraph-rsid="0f020bf6"/>
    </style:style>
    <style:style style:name="P134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35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36" style:family="paragraph" style:parent-style-name="Footnote">
      <style:text-properties officeooo:rsid="0f7e1f4a" officeooo:paragraph-rsid="0f7e1f4a"/>
    </style:style>
    <style:style style:name="P137" style:family="paragraph" style:parent-style-name="Footnote">
      <style:text-properties officeooo:rsid="0f8370d4" officeooo:paragraph-rsid="0f8370d4"/>
    </style:style>
    <style:style style:name="P138" style:family="paragraph" style:parent-style-name="Footnote">
      <style:text-properties officeooo:rsid="0f899acb" officeooo:paragraph-rsid="0f899acb"/>
    </style:style>
    <style:style style:name="P139" style:family="paragraph" style:parent-style-name="Text_20_body">
      <style:text-properties officeooo:paragraph-rsid="0f7e1f4a"/>
    </style:style>
    <style:style style:name="P140" style:family="paragraph" style:parent-style-name="Text_20_body">
      <style:text-properties officeooo:rsid="0f15899b" officeooo:paragraph-rsid="0f7e1f4a"/>
    </style:style>
    <style:style style:name="P141" style:family="paragraph" style:parent-style-name="Text_20_body">
      <style:text-properties officeooo:paragraph-rsid="0f7fb7fe"/>
    </style:style>
    <style:style style:name="P142" style:family="paragraph" style:parent-style-name="Text_20_body">
      <style:text-properties officeooo:paragraph-rsid="0f86da48"/>
    </style:style>
    <style:style style:name="P143" style:family="paragraph" style:parent-style-name="Text_20_body">
      <style:text-properties officeooo:rsid="0f1974ab" officeooo:paragraph-rsid="0f1974ab"/>
    </style:style>
    <style:style style:name="P144" style:family="paragraph" style:parent-style-name="Text_20_body">
      <style:text-properties officeooo:paragraph-rsid="0f881581"/>
    </style:style>
    <style:style style:name="P145" style:family="paragraph" style:parent-style-name="Text_20_body">
      <style:text-properties officeooo:paragraph-rsid="0f8b6c4b"/>
    </style:style>
    <style:style style:name="P146" style:family="paragraph" style:parent-style-name="Text_20_body">
      <style:text-properties officeooo:rsid="0f8c914e" officeooo:paragraph-rsid="0f8c914e"/>
    </style:style>
    <style:style style:name="P147" style:family="paragraph" style:parent-style-name="Text_20_body">
      <style:text-properties officeooo:rsid="0f8fdee1" officeooo:paragraph-rsid="0f8fdee1"/>
    </style:style>
    <style:style style:name="P148" style:family="paragraph" style:parent-style-name="Text_20_body">
      <style:text-properties officeooo:paragraph-rsid="0f27d483"/>
    </style:style>
    <style:style style:name="P149" style:family="paragraph" style:parent-style-name="Text_20_body">
      <style:text-properties officeooo:rsid="0f91dc07" officeooo:paragraph-rsid="0f91dc07"/>
    </style:style>
    <style:style style:name="P150" style:family="paragraph" style:parent-style-name="Title_20__28_user_29_" style:master-page-name="First_20_Page">
      <style:paragraph-properties style:page-number="auto"/>
      <style:text-properties officeooo:rsid="0032a968" officeooo:paragraph-rsid="0404663e"/>
    </style:style>
    <style:style style:name="P151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52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53" style:family="paragraph" style:parent-style-name="Heading_20_1">
      <style:paragraph-properties fo:break-before="page"/>
      <style:text-properties officeooo:rsid="0049c6ea" officeooo:paragraph-rsid="0e7c5f0b"/>
    </style:style>
    <style:style style:name="P154" style:family="paragraph" style:parent-style-name="Heading_20_2">
      <style:text-properties officeooo:paragraph-rsid="0e9e4ae9"/>
    </style:style>
    <style:style style:name="P155" style:family="paragraph" style:parent-style-name="Heading_20_2">
      <style:paragraph-properties fo:break-before="page"/>
      <style:text-properties officeooo:paragraph-rsid="0e7c5f0b"/>
    </style:style>
    <style:style style:name="P156" style:family="paragraph" style:parent-style-name="Heading_20_2">
      <style:paragraph-properties fo:break-before="page"/>
      <style:text-properties officeooo:paragraph-rsid="0e9d5c7c"/>
    </style:style>
    <style:style style:name="P157" style:family="paragraph" style:parent-style-name="Heading_20_2">
      <style:paragraph-properties fo:break-before="page"/>
      <style:text-properties officeooo:paragraph-rsid="0e809ae0"/>
    </style:style>
    <style:style style:name="P158" style:family="paragraph" style:parent-style-name="Heading_20_2">
      <style:paragraph-properties fo:break-before="page"/>
    </style:style>
    <style:style style:name="P159" style:family="paragraph" style:parent-style-name="Heading_20_2">
      <style:text-properties officeooo:rsid="0ea29dbb" officeooo:paragraph-rsid="0f95f3f8"/>
    </style:style>
    <style:style style:name="P160" style:family="paragraph" style:parent-style-name="Text_20_body" style:master-page-name="Портрет">
      <style:paragraph-properties style:page-number="auto"/>
      <style:text-properties officeooo:rsid="0032a968" officeooo:paragraph-rsid="00c3c881"/>
    </style:style>
    <style:style style:name="P161" style:family="paragraph" style:parent-style-name="Text_20_body">
      <style:text-properties officeooo:rsid="0f7e1f4a" officeooo:paragraph-rsid="0f7e1f4a"/>
    </style:style>
    <style:style style:name="P162" style:family="paragraph" style:parent-style-name="Text_20_body">
      <style:text-properties style:font-name="PT Astra Serif2" fo:font-size="12pt" officeooo:rsid="0f07545d" officeooo:paragraph-rsid="0f1911e0" style:font-size-asian="12pt" style:font-size-complex="12pt"/>
    </style:style>
    <style:style style:name="P163" style:family="paragraph" style:parent-style-name="Text_20_body">
      <style:text-properties style:font-name="PT Astra Serif2" fo:font-size="12pt" officeooo:rsid="0edd8a79" officeooo:paragraph-rsid="0f881581" style:font-size-asian="12pt" style:font-size-complex="12pt"/>
    </style:style>
    <style:style style:name="P164" style:family="paragraph" style:parent-style-name="Text_20_body">
      <style:text-properties officeooo:rsid="0f8b7098" officeooo:paragraph-rsid="0f8b7098"/>
    </style:style>
    <style:style style:name="P165" style:family="paragraph" style:parent-style-name="Text_20_body">
      <style:text-properties officeooo:rsid="0ec5d6b2" officeooo:paragraph-rsid="0ec5d6b2"/>
    </style:style>
    <style:style style:name="P166" style:family="paragraph" style:parent-style-name="Text_20_body">
      <style:text-properties officeooo:rsid="0eaf4a60" officeooo:paragraph-rsid="0f95f3f8"/>
    </style:style>
    <style:style style:name="P167" style:family="paragraph" style:parent-style-name="Text_20_body">
      <style:text-properties officeooo:paragraph-rsid="0f95f3f8"/>
    </style:style>
    <style:style style:name="P168" style:family="paragraph" style:parent-style-name="Text_20_body">
      <style:text-properties officeooo:rsid="0ecf77af" officeooo:paragraph-rsid="0ed26ed0"/>
    </style:style>
    <style:style style:name="P169" style:family="paragraph" style:parent-style-name="Text_20_body">
      <style:text-properties officeooo:rsid="0eb31d83" officeooo:paragraph-rsid="0f96b7f3"/>
    </style:style>
    <style:style style:name="P170" style:family="paragraph" style:parent-style-name="Text_20_body">
      <style:text-properties officeooo:paragraph-rsid="0ed3c149"/>
    </style:style>
    <style:style style:name="P171" style:family="paragraph" style:parent-style-name="Программный_20_код_20_в_20_рамке">
      <style:text-properties officeooo:rsid="0eb31d83" officeooo:paragraph-rsid="0f96b7f3"/>
    </style:style>
    <style:style style:name="P172" style:family="paragraph" style:parent-style-name="Программный_20_код_20_в_20_рамке">
      <style:text-properties officeooo:paragraph-rsid="0f96b7f3"/>
    </style:style>
    <style:style style:name="T1" style:family="text">
      <style:text-properties officeooo:rsid="0f8fdee1"/>
    </style:style>
    <style:style style:name="T2" style:family="text">
      <style:text-properties officeooo:rsid="0032a968"/>
    </style:style>
    <style:style style:name="T3" style:family="text">
      <style:text-properties officeooo:rsid="0049c6ea"/>
    </style:style>
    <style:style style:name="T4" style:family="text">
      <style:text-properties officeooo:rsid="0044af86"/>
    </style:style>
    <style:style style:name="T5" style:family="text">
      <style:text-properties officeooo:rsid="004810c9"/>
    </style:style>
    <style:style style:name="T6" style:family="text">
      <style:text-properties officeooo:rsid="0046f9c9"/>
    </style:style>
    <style:style style:name="T7" style:family="text">
      <style:text-properties officeooo:rsid="004df855"/>
    </style:style>
    <style:style style:name="T8" style:family="text">
      <style:text-properties officeooo:rsid="004e205a"/>
    </style:style>
    <style:style style:name="T9" style:family="text">
      <style:text-properties officeooo:rsid="0e809ae0"/>
    </style:style>
    <style:style style:name="T10" style:family="text">
      <style:text-properties style:font-name="PT Sans2" fo:font-size="18pt" officeooo:rsid="0ec5a410" style:font-size-asian="12pt" style:font-size-complex="12pt"/>
    </style:style>
    <style:style style:name="T11" style:family="text">
      <style:text-properties style:font-name="PT Sans2" fo:font-size="18pt" officeooo:rsid="0e815ed3" style:font-size-asian="12pt" style:font-size-complex="12pt"/>
    </style:style>
    <style:style style:name="T12" style:family="text">
      <style:text-properties officeooo:rsid="0ec5a410" style:font-size-asian="12pt" style:font-size-complex="12pt"/>
    </style:style>
    <style:style style:name="T13" style:family="text">
      <style:text-properties officeooo:rsid="0ea85d1f" style:font-size-asian="12pt" style:font-size-complex="12pt"/>
    </style:style>
    <style:style style:name="T14" style:family="text">
      <style:text-properties officeooo:rsid="0eaaa143" style:font-size-asian="12pt" style:font-size-complex="12pt"/>
    </style:style>
    <style:style style:name="T15" style:family="text">
      <style:text-properties officeooo:rsid="0eafad2d" style:font-size-asian="12pt" style:font-size-complex="12pt"/>
    </style:style>
    <style:style style:name="T16" style:family="text">
      <style:text-properties officeooo:rsid="0ef6a8a0" style:font-size-asian="12pt" style:font-size-complex="12pt"/>
    </style:style>
    <style:style style:name="T17" style:family="text">
      <style:text-properties officeooo:rsid="0ef728fa" style:font-size-asian="12pt" style:font-size-complex="12pt"/>
    </style:style>
    <style:style style:name="T18" style:family="text">
      <style:text-properties officeooo:rsid="0f07545d" style:font-size-asian="12pt" style:font-size-complex="12pt"/>
    </style:style>
    <style:style style:name="T19" style:family="text">
      <style:text-properties officeooo:rsid="0efb1f87" style:font-size-asian="12pt" style:font-size-complex="12pt"/>
    </style:style>
    <style:style style:name="T20" style:family="text">
      <style:text-properties officeooo:rsid="0e875e0c"/>
    </style:style>
    <style:style style:name="T21" style:family="text">
      <style:text-properties officeooo:rsid="0e8927c6"/>
    </style:style>
    <style:style style:name="T22" style:family="text">
      <style:text-properties officeooo:rsid="0e89adc0"/>
    </style:style>
    <style:style style:name="T23" style:family="text">
      <style:text-properties fo:language="zxx" fo:country="none"/>
    </style:style>
    <style:style style:name="T24" style:family="text">
      <style:text-properties fo:language="zxx" fo:country="none" officeooo:rsid="0e8d0674"/>
    </style:style>
    <style:style style:name="T25" style:family="text">
      <style:text-properties officeooo:rsid="0e8d0674"/>
    </style:style>
    <style:style style:name="T26" style:family="text">
      <style:text-properties officeooo:rsid="0e8f2754"/>
    </style:style>
    <style:style style:name="T27" style:family="text">
      <style:text-properties officeooo:rsid="0e923bef"/>
    </style:style>
    <style:style style:name="T28" style:family="text">
      <style:text-properties officeooo:rsid="0e9345a1"/>
    </style:style>
    <style:style style:name="T29" style:family="text">
      <style:text-properties officeooo:rsid="0e9559a3"/>
    </style:style>
    <style:style style:name="T30" style:family="text">
      <style:text-properties officeooo:rsid="0e96c78b"/>
    </style:style>
    <style:style style:name="T31" style:family="text">
      <style:text-properties officeooo:rsid="0e973345"/>
    </style:style>
    <style:style style:name="T32" style:family="text">
      <style:text-properties officeooo:rsid="0e98b164"/>
    </style:style>
    <style:style style:name="T33" style:family="text">
      <style:text-properties officeooo:rsid="0e9cf38d"/>
    </style:style>
    <style:style style:name="T34" style:family="text">
      <style:text-properties officeooo:rsid="0e9f7d95"/>
    </style:style>
    <style:style style:name="T35" style:family="text">
      <style:text-properties officeooo:rsid="0ea16cc5"/>
    </style:style>
    <style:style style:name="T36" style:family="text">
      <style:text-properties officeooo:rsid="0ea175de"/>
    </style:style>
    <style:style style:name="T37" style:family="text">
      <style:text-properties officeooo:rsid="0ea4263e"/>
    </style:style>
    <style:style style:name="T38" style:family="text">
      <style:text-properties officeooo:rsid="0ea66716"/>
    </style:style>
    <style:style style:name="T39" style:family="text">
      <style:text-properties officeooo:rsid="0ea85d1f"/>
    </style:style>
    <style:style style:name="T40" style:family="text">
      <style:text-properties style:font-name="PT Astra Serif2" fo:font-size="12pt" style:font-size-asian="12pt" style:font-size-complex="12pt"/>
    </style:style>
    <style:style style:name="T41" style:family="text">
      <style:text-properties style:font-name="PT Astra Serif2" fo:font-size="12pt" officeooo:rsid="0ea85d1f" style:font-size-asian="12pt" style:font-size-complex="12pt"/>
    </style:style>
    <style:style style:name="T42" style:family="text">
      <style:text-properties style:font-name="PT Astra Serif2" fo:font-size="12pt" officeooo:rsid="0eaaa143" style:font-size-asian="12pt" style:font-size-complex="12pt"/>
    </style:style>
    <style:style style:name="T43" style:family="text">
      <style:text-properties style:font-name="PT Astra Serif2" fo:font-size="12pt" officeooo:rsid="0eafad2d" style:font-size-asian="12pt" style:font-size-complex="12pt"/>
    </style:style>
    <style:style style:name="T44" style:family="text">
      <style:text-properties style:font-name="PT Astra Serif2" fo:font-size="12pt" officeooo:rsid="0eb18ae3" style:font-size-asian="12pt" style:font-size-complex="12pt"/>
    </style:style>
    <style:style style:name="T45" style:family="text">
      <style:text-properties style:font-name="PT Astra Serif2" fo:font-size="12pt" officeooo:rsid="0ec2d45b" style:font-size-asian="12pt" style:font-size-complex="12pt"/>
    </style:style>
    <style:style style:name="T46" style:family="text">
      <style:text-properties style:font-name="PT Astra Serif2" fo:font-size="12pt" officeooo:rsid="0edb8b0e" style:font-size-asian="12pt" style:font-size-complex="12pt"/>
    </style:style>
    <style:style style:name="T47" style:family="text">
      <style:text-properties style:font-name="PT Astra Serif2" fo:font-size="12pt" officeooo:rsid="0edd8a79" style:font-size-asian="12pt" style:font-size-complex="12pt"/>
    </style:style>
    <style:style style:name="T48" style:family="text">
      <style:text-properties style:font-name="PT Astra Serif2" fo:font-size="12pt" officeooo:rsid="0edf54e9" style:font-size-asian="12pt" style:font-size-complex="12pt"/>
    </style:style>
    <style:style style:name="T49" style:family="text">
      <style:text-properties style:font-name="PT Astra Serif2" fo:font-size="12pt" officeooo:rsid="0ee01247" style:font-size-asian="12pt" style:font-size-complex="12pt"/>
    </style:style>
    <style:style style:name="T50" style:family="text">
      <style:text-properties style:font-name="PT Astra Serif2" fo:font-size="12pt" officeooo:rsid="0ee08a17" style:font-size-asian="12pt" style:font-size-complex="12pt"/>
    </style:style>
    <style:style style:name="T51" style:family="text">
      <style:text-properties style:font-name="PT Astra Serif2" fo:font-size="12pt" officeooo:rsid="0ee2c02d" style:font-size-asian="12pt" style:font-size-complex="12pt"/>
    </style:style>
    <style:style style:name="T52" style:family="text">
      <style:text-properties style:font-name="PT Astra Serif2" fo:font-size="12pt" officeooo:rsid="0ee48ec5" style:font-size-asian="12pt" style:font-size-complex="12pt"/>
    </style:style>
    <style:style style:name="T53" style:family="text">
      <style:text-properties style:font-name="PT Astra Serif2" fo:font-size="12pt" officeooo:rsid="0ee7593f" style:font-size-asian="12pt" style:font-size-complex="12pt"/>
    </style:style>
    <style:style style:name="T54" style:family="text">
      <style:text-properties style:font-name="PT Astra Serif2" fo:font-size="12pt" officeooo:rsid="0ee9b05b" style:font-size-asian="12pt" style:font-size-complex="12pt"/>
    </style:style>
    <style:style style:name="T55" style:family="text">
      <style:text-properties style:font-name="PT Astra Serif2" fo:font-size="12pt" officeooo:rsid="0eeab242" style:font-size-asian="12pt" style:font-size-complex="12pt"/>
    </style:style>
    <style:style style:name="T56" style:family="text">
      <style:text-properties style:font-name="PT Astra Serif2" fo:font-size="12pt" officeooo:rsid="0ef29bed" style:font-size-asian="12pt" style:font-size-complex="12pt"/>
    </style:style>
    <style:style style:name="T57" style:family="text">
      <style:text-properties style:font-name="PT Astra Serif2" fo:font-size="12pt" officeooo:rsid="0ef32d4d" style:font-size-asian="12pt" style:font-size-complex="12pt"/>
    </style:style>
    <style:style style:name="T58" style:family="text">
      <style:text-properties style:font-name="PT Astra Serif2" fo:font-size="12pt" officeooo:rsid="0ef6a8a0" style:font-size-asian="12pt" style:font-size-complex="12pt"/>
    </style:style>
    <style:style style:name="T59" style:family="text">
      <style:text-properties style:font-name="PT Astra Serif2" fo:font-size="12pt" officeooo:rsid="0ef728fa" style:font-size-asian="12pt" style:font-size-complex="12pt"/>
    </style:style>
    <style:style style:name="T60" style:family="text">
      <style:text-properties style:font-name="PT Astra Serif2" fo:font-size="12pt" officeooo:rsid="0efb1f87" style:font-size-asian="12pt" style:font-size-complex="12pt"/>
    </style:style>
    <style:style style:name="T61" style:family="text">
      <style:text-properties style:font-name="PT Astra Serif2" fo:font-size="12pt" officeooo:rsid="0efe985f" style:font-size-asian="12pt" style:font-size-complex="12pt"/>
    </style:style>
    <style:style style:name="T62" style:family="text">
      <style:text-properties style:font-name="PT Astra Serif2" fo:font-size="12pt" officeooo:rsid="0f020fc1" style:font-size-asian="12pt" style:font-size-complex="12pt"/>
    </style:style>
    <style:style style:name="T63" style:family="text">
      <style:text-properties style:font-name="PT Astra Serif2" fo:font-size="12pt" officeooo:rsid="0f0394a2" style:font-size-asian="12pt" style:font-size-complex="12pt"/>
    </style:style>
    <style:style style:name="T64" style:family="text">
      <style:text-properties style:font-name="PT Astra Serif2" fo:font-size="12pt" officeooo:rsid="0f04a63f" style:font-size-asian="12pt" style:font-size-complex="12pt"/>
    </style:style>
    <style:style style:name="T65" style:family="text">
      <style:text-properties style:font-name="PT Astra Serif2" fo:font-size="12pt" officeooo:rsid="0f07545d" style:font-size-asian="12pt" style:font-size-complex="12pt"/>
    </style:style>
    <style:style style:name="T66" style:family="text">
      <style:text-properties style:font-name="PT Astra Serif2" fo:font-size="12pt" officeooo:rsid="0f0aa864" style:font-size-asian="12pt" style:font-size-complex="12pt"/>
    </style:style>
    <style:style style:name="T67" style:family="text">
      <style:text-properties style:font-name="PT Astra Serif2" fo:font-size="12pt" officeooo:rsid="0f0aca3a" style:font-size-asian="12pt" style:font-size-complex="12pt"/>
    </style:style>
    <style:style style:name="T68" style:family="text">
      <style:text-properties style:font-name="PT Astra Serif2" fo:font-size="12pt" officeooo:rsid="0f12e926" style:font-size-asian="12pt" style:font-size-complex="12pt"/>
    </style:style>
    <style:style style:name="T69" style:family="text">
      <style:text-properties style:font-name="PT Astra Serif2" fo:font-size="12pt" officeooo:rsid="0f13b906" style:font-size-asian="12pt" style:font-size-complex="12pt"/>
    </style:style>
    <style:style style:name="T70" style:family="text">
      <style:text-properties style:font-name="PT Astra Serif2" fo:font-size="12pt" officeooo:rsid="0f1911e0" style:font-size-asian="12pt" style:font-size-complex="12pt"/>
    </style:style>
    <style:style style:name="T71" style:family="text">
      <style:text-properties style:font-name="PT Astra Serif2" fo:font-size="12pt" officeooo:rsid="0f2c11a5" style:font-size-asian="12pt" style:font-size-complex="12pt"/>
    </style:style>
    <style:style style:name="T72" style:family="text">
      <style:text-properties style:font-name="PT Astra Serif2" fo:font-size="12pt" officeooo:rsid="0ea96aba" style:font-size-asian="12pt" style:font-size-complex="12pt"/>
    </style:style>
    <style:style style:name="T73" style:family="text">
      <style:text-properties style:font-name="PT Astra Serif2" fo:font-size="12pt" officeooo:rsid="0f7ce2ef" style:font-size-asian="12pt" style:font-size-complex="12pt"/>
    </style:style>
    <style:style style:name="T74" style:family="text">
      <style:text-properties style:font-name="PT Astra Serif2" fo:font-size="12pt" officeooo:rsid="0f7fb7fe" style:font-size-asian="12pt" style:font-size-complex="12pt"/>
    </style:style>
    <style:style style:name="T75" style:family="text">
      <style:text-properties style:font-name="PT Astra Serif2" fo:font-size="12pt" officeooo:rsid="0f881581" style:font-size-asian="12pt" style:font-size-complex="12pt"/>
    </style:style>
    <style:style style:name="T76" style:family="text">
      <style:text-properties style:font-name="PT Astra Serif2" fo:font-size="12pt" fo:font-weight="bold" officeooo:rsid="0eaaa143" style:font-size-asian="12pt" style:font-weight-asian="bold" style:font-size-complex="12pt" style:font-weight-complex="bold"/>
    </style:style>
    <style:style style:name="T77" style:family="text">
      <style:text-properties officeooo:rsid="0eaaa143"/>
    </style:style>
    <style:style style:name="T78" style:family="text">
      <style:text-properties officeooo:rsid="0e86b123"/>
    </style:style>
    <style:style style:name="T79" style:family="text">
      <style:text-properties style:font-name="Hack1" fo:font-size="10pt" fo:letter-spacing="-0.014cm" fo:language="zxx" fo:country="none" fo:font-weight="normal" officeooo:rsid="0ea96aba" style:font-size-asian="11pt" style:font-weight-asian="normal" style:font-size-complex="11pt" style:font-weight-complex="normal"/>
    </style:style>
    <style:style style:name="T80" style:family="text">
      <style:text-properties style:font-name="PT Sans Narrow1" fo:font-size="10pt" fo:font-weight="normal" officeooo:rsid="0eaaa143" style:font-size-asian="10pt" style:font-size-complex="10pt"/>
    </style:style>
    <style:style style:name="T81" style:family="text">
      <style:text-properties officeooo:rsid="0eab4faf"/>
    </style:style>
    <style:style style:name="T82" style:family="text">
      <style:text-properties officeooo:rsid="0ead9d33"/>
    </style:style>
    <style:style style:name="T83" style:family="text">
      <style:text-properties officeooo:rsid="0eb18ae3"/>
    </style:style>
    <style:style style:name="T84" style:family="text">
      <style:text-properties officeooo:rsid="0eb21b55"/>
    </style:style>
    <style:style style:name="T85" style:family="text">
      <style:text-properties officeooo:rsid="0eb27626"/>
    </style:style>
    <style:style style:name="T86" style:family="text">
      <style:text-properties officeooo:rsid="0eb313b0"/>
    </style:style>
    <style:style style:name="T87" style:family="text">
      <style:text-properties officeooo:rsid="0eb40bc7"/>
    </style:style>
    <style:style style:name="T88" style:family="text">
      <style:text-properties officeooo:rsid="0eb54c7a"/>
    </style:style>
    <style:style style:name="T89" style:family="text">
      <style:text-properties officeooo:rsid="0eb55c0c"/>
    </style:style>
    <style:style style:name="T90" style:family="text">
      <style:text-properties officeooo:rsid="0eb6bc90"/>
    </style:style>
    <style:style style:name="T91" style:family="text">
      <style:text-properties officeooo:rsid="0eb872ae"/>
    </style:style>
    <style:style style:name="T92" style:family="text">
      <style:text-properties officeooo:rsid="0eb9ca69"/>
    </style:style>
    <style:style style:name="T93" style:family="text">
      <style:text-properties officeooo:rsid="0eba9d6f"/>
    </style:style>
    <style:style style:name="T94" style:family="text">
      <style:text-properties officeooo:rsid="0ebc8de1"/>
    </style:style>
    <style:style style:name="T95" style:family="text">
      <style:text-properties officeooo:rsid="0ebcd24c"/>
    </style:style>
    <style:style style:name="T96" style:family="text">
      <style:text-properties officeooo:rsid="0ebcd97d"/>
    </style:style>
    <style:style style:name="T97" style:family="text">
      <style:text-properties officeooo:rsid="0ebe6d7e"/>
    </style:style>
    <style:style style:name="T98" style:family="text">
      <style:text-properties officeooo:rsid="0ec1cd18"/>
    </style:style>
    <style:style style:name="T99" style:family="text">
      <style:text-properties officeooo:rsid="0ec2d45b"/>
    </style:style>
    <style:style style:name="T100" style:family="text">
      <style:text-properties officeooo:rsid="0ec419dd"/>
    </style:style>
    <style:style style:name="T101" style:family="text">
      <style:text-properties officeooo:rsid="0ec5d6b2"/>
    </style:style>
    <style:style style:name="T102" style:family="text">
      <style:text-properties officeooo:rsid="0ecbf8f0"/>
    </style:style>
    <style:style style:name="T103" style:family="text">
      <style:text-properties officeooo:rsid="0ecf77af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officeooo:rsid="0ed1bf8a"/>
    </style:style>
    <style:style style:name="T106" style:family="text">
      <style:text-properties officeooo:rsid="0ed26ed0"/>
    </style:style>
    <style:style style:name="T107" style:family="text">
      <style:text-properties officeooo:rsid="0ed3c149"/>
    </style:style>
    <style:style style:name="T108" style:family="text">
      <style:text-properties officeooo:rsid="0ed48f82"/>
    </style:style>
    <style:style style:name="T109" style:family="text">
      <style:text-properties fo:font-size="12pt" fo:font-weight="bold" style:font-size-asian="12pt" style:font-weight-asian="bold" style:font-size-complex="12pt" style:font-weight-complex="bold"/>
    </style:style>
    <style:style style:name="T110" style:family="text">
      <style:text-properties officeooo:rsid="0ed5f58c"/>
    </style:style>
    <style:style style:name="T111" style:family="text">
      <style:text-properties officeooo:rsid="0ed7e76f"/>
    </style:style>
    <style:style style:name="T112" style:family="text">
      <style:text-properties officeooo:rsid="0ed93888"/>
    </style:style>
    <style:style style:name="T113" style:family="text">
      <style:text-properties officeooo:rsid="0ed9d5bb"/>
    </style:style>
    <style:style style:name="T114" style:family="text">
      <style:text-properties officeooo:rsid="0edd8a79"/>
    </style:style>
    <style:style style:name="T115" style:family="text">
      <style:text-properties officeooo:rsid="0ee08a17"/>
    </style:style>
    <style:style style:name="T116" style:family="text">
      <style:text-properties officeooo:rsid="0ee2c02d"/>
    </style:style>
    <style:style style:name="T117" style:family="text">
      <style:text-properties officeooo:rsid="0ee9b05b"/>
    </style:style>
    <style:style style:name="T118" style:family="text">
      <style:text-properties officeooo:rsid="0ef29bed"/>
    </style:style>
    <style:style style:name="T119" style:family="text">
      <style:text-properties officeooo:rsid="0ef32d4d"/>
    </style:style>
    <style:style style:name="T120" style:family="text">
      <style:text-properties officeooo:rsid="0ef46773"/>
    </style:style>
    <style:style style:name="T121" style:family="text">
      <style:text-properties officeooo:rsid="0ef56658"/>
    </style:style>
    <style:style style:name="T122" style:family="text">
      <style:text-properties officeooo:rsid="0ef6a8a0"/>
    </style:style>
    <style:style style:name="T123" style:family="text">
      <style:text-properties officeooo:rsid="0ef6b0ff"/>
    </style:style>
    <style:style style:name="T124" style:family="text">
      <style:text-properties officeooo:rsid="0ef728fa"/>
    </style:style>
    <style:style style:name="T125" style:family="text">
      <style:text-properties style:font-name="Fira Code" fo:font-size="10pt" fo:letter-spacing="-0.014cm" fo:language="zxx" fo:country="none" fo:font-weight="normal" officeooo:rsid="0f07ce32" style:font-size-asian="11pt" style:font-weight-asian="normal" style:font-size-complex="11pt" style:font-weight-complex="normal"/>
    </style:style>
    <style:style style:name="T126" style:family="text">
      <style:text-properties style:font-name="Fira Code" fo:font-size="10pt" fo:letter-spacing="-0.014cm" fo:language="zxx" fo:country="none" fo:font-weight="normal" officeooo:rsid="0f098374" style:font-size-asian="11pt" style:font-weight-asian="normal" style:font-size-complex="11pt" style:font-weight-complex="normal"/>
    </style:style>
    <style:style style:name="T127" style:family="text">
      <style:text-properties style:font-name="Fira Code" fo:font-size="10pt" fo:letter-spacing="-0.014cm" fo:language="zxx" fo:country="none" fo:font-weight="normal" officeooo:rsid="0f0aa864" style:font-size-asian="11pt" style:font-weight-asian="normal" style:font-size-complex="11pt" style:font-weight-complex="normal"/>
    </style:style>
    <style:style style:name="T128" style:family="text">
      <style:text-properties officeooo:rsid="0efcb06e"/>
    </style:style>
    <style:style style:name="T129" style:family="text">
      <style:text-properties officeooo:rsid="0f020fc1"/>
    </style:style>
    <style:style style:name="T130" style:family="text">
      <style:text-properties officeooo:rsid="0f04a63f"/>
    </style:style>
    <style:style style:name="T131" style:family="text">
      <style:text-properties officeooo:rsid="0f07ce32"/>
    </style:style>
    <style:style style:name="T132" style:family="text">
      <style:text-properties officeooo:rsid="0f0c790b"/>
    </style:style>
    <style:style style:name="T133" style:family="text">
      <style:text-properties officeooo:rsid="0f0fe4b1"/>
    </style:style>
    <style:style style:name="T134" style:family="text">
      <style:text-properties officeooo:rsid="0f12e926"/>
    </style:style>
    <style:style style:name="T135" style:family="text">
      <style:text-properties officeooo:rsid="0f13b906"/>
    </style:style>
    <style:style style:name="T136" style:family="text">
      <style:text-properties officeooo:rsid="0f141250"/>
    </style:style>
    <style:style style:name="T137" style:family="text">
      <style:text-properties officeooo:rsid="0f15899b"/>
    </style:style>
    <style:style style:name="T138" style:family="text">
      <style:text-properties officeooo:rsid="0f1974ab"/>
    </style:style>
    <style:style style:name="T139" style:family="text">
      <style:text-properties officeooo:rsid="0f1afe0a"/>
    </style:style>
    <style:style style:name="T140" style:family="text">
      <style:text-properties officeooo:rsid="0f1c9b50"/>
    </style:style>
    <style:style style:name="T141" style:family="text">
      <style:text-properties officeooo:rsid="0f1cf0cb"/>
    </style:style>
    <style:style style:name="T142" style:family="text">
      <style:text-properties officeooo:rsid="0f1d66bc"/>
    </style:style>
    <style:style style:name="T143" style:family="text">
      <style:text-properties officeooo:rsid="0f1d7c5a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officeooo:rsid="0f305780" style:font-style-asian="italic" style:font-style-complex="italic"/>
    </style:style>
    <style:style style:name="T146" style:family="text">
      <style:text-properties fo:font-style="normal" style:font-style-asian="normal" style:font-style-complex="normal"/>
    </style:style>
    <style:style style:name="T147" style:family="text">
      <style:text-properties fo:font-style="normal" officeooo:rsid="0f305780" style:font-style-asian="normal" style:font-style-complex="normal"/>
    </style:style>
    <style:style style:name="T148" style:family="text">
      <style:text-properties officeooo:rsid="0f1f0eca"/>
    </style:style>
    <style:style style:name="T149" style:family="text">
      <style:text-properties officeooo:rsid="0f208c96"/>
    </style:style>
    <style:style style:name="T150" style:family="text">
      <style:text-properties officeooo:rsid="0f22702f"/>
    </style:style>
    <style:style style:name="T151" style:family="text">
      <style:text-properties officeooo:rsid="0f2303e2"/>
    </style:style>
    <style:style style:name="T152" style:family="text">
      <style:text-properties officeooo:rsid="0f23d301"/>
    </style:style>
    <style:style style:name="T153" style:family="text">
      <style:text-properties officeooo:rsid="0f24641d"/>
    </style:style>
    <style:style style:name="T154" style:family="text">
      <style:text-properties officeooo:rsid="0f261123"/>
    </style:style>
    <style:style style:name="T155" style:family="text">
      <style:text-properties officeooo:rsid="0f2ad01f"/>
    </style:style>
    <style:style style:name="T156" style:family="text">
      <style:text-properties officeooo:rsid="0f2c3f11"/>
    </style:style>
    <style:style style:name="T157" style:family="text">
      <style:text-properties officeooo:rsid="0f2c5c51"/>
    </style:style>
    <style:style style:name="T158" style:family="text">
      <style:text-properties officeooo:rsid="0f2db4e2"/>
    </style:style>
    <style:style style:name="T159" style:family="text">
      <style:text-properties officeooo:rsid="0f2f0762"/>
    </style:style>
    <style:style style:name="T160" style:family="text">
      <style:text-properties officeooo:rsid="0eaa9b83"/>
    </style:style>
    <style:style style:name="T161" style:family="text">
      <style:text-properties officeooo:rsid="0ea96aba"/>
    </style:style>
    <style:style style:name="T162" style:family="text">
      <style:text-properties officeooo:rsid="0f313168"/>
    </style:style>
    <style:style style:name="T163" style:family="text">
      <style:text-properties officeooo:rsid="0f327c69"/>
    </style:style>
    <style:style style:name="T164" style:family="text">
      <style:text-properties officeooo:rsid="0f38978b"/>
    </style:style>
    <style:style style:name="T165" style:family="text">
      <style:text-properties officeooo:rsid="0f396b96"/>
    </style:style>
    <style:style style:name="T166" style:family="text">
      <style:text-properties officeooo:rsid="0f3aecf7"/>
    </style:style>
    <style:style style:name="T167" style:family="text">
      <style:text-properties officeooo:rsid="0f3b76a0"/>
    </style:style>
    <style:style style:name="T168" style:family="text">
      <style:text-properties officeooo:rsid="0f3f320d"/>
    </style:style>
    <style:style style:name="T169" style:family="text">
      <style:text-properties officeooo:rsid="0f421582"/>
    </style:style>
    <style:style style:name="T170" style:family="text">
      <style:text-properties officeooo:rsid="0f7c28a8"/>
    </style:style>
    <style:style style:name="T171" style:family="text">
      <style:text-properties officeooo:rsid="0f7ce2ef"/>
    </style:style>
    <style:style style:name="T172" style:family="text">
      <style:text-properties officeooo:rsid="0ee5db2c"/>
    </style:style>
    <style:style style:name="T173" style:family="text">
      <style:text-properties officeooo:rsid="0f7e1f4a"/>
    </style:style>
    <style:style style:name="T174" style:family="text">
      <style:text-properties officeooo:rsid="0f7fb7fe"/>
    </style:style>
    <style:style style:name="T175" style:family="text">
      <style:text-properties officeooo:rsid="0f82bf79"/>
    </style:style>
    <style:style style:name="T176" style:family="text">
      <style:text-properties officeooo:rsid="0f8370d4"/>
    </style:style>
    <style:style style:name="T177" style:family="text">
      <style:text-properties officeooo:rsid="0f899acb"/>
    </style:style>
    <style:style style:name="T178" style:family="text">
      <style:text-properties officeooo:rsid="0f8b096f"/>
    </style:style>
    <style:style style:name="T179" style:family="text">
      <style:text-properties officeooo:rsid="0f8b6c4b"/>
    </style:style>
    <style:style style:name="T180" style:family="text">
      <style:text-properties officeooo:rsid="0f8b7098"/>
    </style:style>
    <style:style style:name="T181" style:family="text">
      <style:text-properties officeooo:rsid="0f8d6558"/>
    </style:style>
    <style:style style:name="T182" style:family="text">
      <style:text-properties officeooo:rsid="0f8efd9f"/>
    </style:style>
    <style:style style:name="T183" style:family="text">
      <style:text-properties officeooo:rsid="0f27d483"/>
    </style:style>
    <style:style style:name="T184" style:family="text">
      <style:text-properties officeooo:rsid="0f91dc07"/>
    </style:style>
    <style:style style:name="T185" style:family="text">
      <style:text-properties officeooo:rsid="0f93bc8a"/>
    </style:style>
    <style:style style:name="T186" style:family="text">
      <style:text-properties officeooo:rsid="0f94fe3a"/>
    </style:style>
    <style:style style:name="T187" style:family="text">
      <style:text-properties officeooo:rsid="0eaf4a60"/>
    </style:style>
    <style:style style:name="T188" style:family="text">
      <style:text-properties officeooo:rsid="0eae6b1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0"/>
      <text:p text:style-name="P23"><text:span text:style-name="T26">Операционные с</text:span><text:span text:style-name="T2">истем</text:span><text:span text:style-name="T26">ы и системное программирование</text:span></text:p>
      <text:p text:style-name="P22"/>
      <text:p text:style-name="Subtitle_20__28_user_29_">Лабораторные работы</text:p>
      <text:p text:style-name="P22">Преподаватель: Поденок Леонид Петрович</text:p>
      <text:p text:style-name="P22"><text:span text:style-name="T26">к. </text:span>505a-5</text:p>
      <text:p text:style-name="P22">+375 17 293 8039 (505a-5)</text:p>
      <text:p text:style-name="P22">+375 17 320 7402 (ОИПИ НАНБ)</text:p>
      <text:p text:style-name="P21"/>
      <text:p text:style-name="P22"><text:span text:style-name="Verb">prep@lsi.bas-net.by</text:span></text:p>
      <text:p text:style-name="Subtitle_20__28_user_29_"><text:span text:style-name="Verb">ftp://student:2ok*uK2@Rwox@lsi.bas-net.by</text:span></text:p>
      <text:p text:style-name="P160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34"><text:a xlink:type="simple" xlink:href="#__RefHeading___Toc5911_817249471" text:style-name="Index_20_Link" text:visited-style-name="Index_20_Link">Общие замечания<text:tab/>3</text:a></text:p>
          <text:p text:style-name="P134"><text:a xlink:type="simple" xlink:href="#__RefHeading___Toc5913_817249471" text:style-name="Index_20_Link" text:visited-style-name="Index_20_Link">Лабораторные<text:tab/>7</text:a></text:p>
          <text:p text:style-name="P135"><text:a xlink:type="simple" xlink:href="#__RefHeading___Toc6240_958493931" text:style-name="Index_20_Link" text:visited-style-name="Index_20_Link">Лабораторная работа No 1. Знакомство с Linux/Unix и средой программирования. POSIX-совместимая файловая система.<text:tab/>7</text:a></text:p>
          <text:p text:style-name="P135"><text:a xlink:type="simple" xlink:href="#__RefHeading___Toc5923_817249471" text:style-name="Index_20_Link" text:visited-style-name="Index_20_Link">Лабораторная работа No 2. Понятие процессов.<text:tab/>8</text:a></text:p>
          <text:p text:style-name="P135"><text:a xlink:type="simple" xlink:href="#__RefHeading___Toc5925_817249471" text:style-name="Index_20_Link" text:visited-style-name="Index_20_Link">Лабораторная работа No 3. Взаимодействие и синхронизация процессов<text:tab/>9</text:a></text:p>
          <text:p text:style-name="P135"><text:a xlink:type="simple" xlink:href="#__RefHeading___Toc5931_817249471" text:style-name="Index_20_Link" text:visited-style-name="Index_20_Link">Лабораторная работа No 4. Задача производители-потребители для процессов<text:tab/>10</text:a></text:p>
          <text:p text:style-name="P135"><text:a xlink:type="simple" xlink:href="#__RefHeading___Toc2888_4279185731" text:style-name="Index_20_Link" text:visited-style-name="Index_20_Link">Лабораторная работа No 5. Потоки исполнения, взаимодействие и синхронизация<text:tab/>11</text:a></text:p>
          <text:p text:style-name="P135"><text:a xlink:type="simple" xlink:href="#__RefHeading___Toc5935_817249471" text:style-name="Index_20_Link" text:visited-style-name="Index_20_Link">Лабораторная работа No 6. Работа с файлами, отображенными в память<text:tab/>12</text:a></text:p>
          <text:p text:style-name="P135"><text:a xlink:type="simple" xlink:href="#__RefHeading___Toc5937_817249471" text:style-name="Index_20_Link" text:visited-style-name="Index_20_Link">Лабораторная работа No 7. Блокировки чтения/записи<text:tab/>14</text:a></text:p>
          <text:p text:style-name="P135"><text:a xlink:type="simple" xlink:href="#__RefHeading___Toc5937_8172494711" text:style-name="Index_20_Link" text:visited-style-name="Index_20_Link">Лабораторная работа No 8. Сокеты. Взаимодействие процессов.<text:tab/>15</text:a></text:p>
          <text:p text:style-name="P134"><text:a xlink:type="simple" xlink:href="#__RefHeading___Toc7422_3640981049" text:style-name="Index_20_Link" text:visited-style-name="Index_20_Link">Приложение А. Структура проекта и примеры makefile<text:tab/>17</text:a></text:p>
          <text:p text:style-name="P135"><text:a xlink:type="simple" xlink:href="#__RefHeading___Toc26570_1956240972" text:style-name="Index_20_Link" text:visited-style-name="Index_20_Link">Один исходный файл на C<text:tab/>17</text:a></text:p>
          <text:p text:style-name="P135"><text:a xlink:type="simple" xlink:href="#__RefHeading___Toc26572_1956240972" text:style-name="Index_20_Link" text:visited-style-name="Index_20_Link">Библиотека и программа, ее использующая<text:tab/>17</text:a></text:p>
          <text:p text:style-name="P135"><text:a xlink:type="simple" xlink:href="#__RefHeading___Toc26590_1956240972" text:style-name="Index_20_Link" text:visited-style-name="Index_20_Link">Один исходный файл на ассемблере<text:tab/>19</text:a></text:p>
          <text:p text:style-name="P134"><text:a xlink:type="simple" xlink:href="#__RefHeading___Toc7422_3640981049%20%D0%9A%D0%BE%D0%BF%D0%B8%D1%8F%201" text:style-name="Index_20_Link" text:visited-style-name="Index_20_Link">Приложение Б. Требования к оформлению исходных файлов<text:tab/>20</text:a></text:p>
          <text:p text:style-name="P134"><text:a xlink:type="simple" xlink:href="#__RefHeading___Toc7422_3640981049%20%D0%9A%D0%BE%D0%BF%D0%B8%D1%8F%201%20%D0%9A%D0%BE%D0%BF%D0%B8%D1%8F%201" text:style-name="Index_20_Link" text:visited-style-name="Index_20_Link">Приложение В. Требования к оформлению лабораторной работы<text:tab/>22</text:a></text:p>
          <text:p text:style-name="P134"><text:a xlink:type="simple" xlink:href="#__RefHeading___Toc7422_3640981049%20%D0%9A%D0%BE%D0%BF%D0%B8%D1%8F%201%20%D0%9A%D0%BE%D0%BF%D0%B8%D1%8F%201%20%D0%9A%D0%BE%D0%BF%D0%B8%D1%8F%201" text:style-name="Index_20_Link" text:visited-style-name="Index_20_Link">Приложение Г. Требования к почтовому сообщению<text:tab/>23</text:a></text:p>
        </text:index-body>
      </text:table-of-content>
      <text:p text:style-name="Text_20_body"/>
      <text:p text:style-name="Text_20_body"/>
      <text:p text:style-name="P127"/>
      <text:h text:style-name="P153" text:outline-level="1"><text:bookmark-start text:name="__RefHeading___Toc5911_817249471"/>Общие замечания<text:bookmark-end text:name="__RefHeading___Toc5911_817249471"/></text:h>
      <text:p text:style-name="P8"><text:span text:style-name="T118">В разделе представлены о</text:span><text:span text:style-name="T115">бщие т</text:span>ребования к лабораторн<text:span text:style-name="T122">ым</text:span> работ<text:span text:style-name="T122">ам</text:span>, <text:span text:style-name="T115">курсовому проекту </text:span><text:span text:style-name="T173">(далее работа)</text:span><text:span text:style-name="T115">, к </text:span><text:span text:style-name="T118">организации структуры каталогов </text:span><text:span text:style-name="T173">с файлами работы </text:span><text:span text:style-name="T115">и </text:span><text:span text:style-name="T118">их </text:span><text:span text:style-name="T115">оформлению для </text:span><text:span text:style-name="T173">предоставления</text:span><text:span text:style-name="T115"> преподавателю на проверку </text:span><text:span text:style-name="T173">или защиту</text:span><text:span text:style-name="T115">. </text:span><text:span text:style-name="T173">Предоставление работы </text:span><text:span text:style-name="T115">может осуществляться как посредством оправки почтового сообщения, </text:span><text:span text:style-name="T173">содержащего </text:span><text:span text:style-name="T115">архив каталога с работой, </text:span><text:span text:style-name="T173">либо </text:span><text:span text:style-name="T115">посредством </text:span><text:span text:style-name="T173">передачи </text:span><text:span text:style-name="T115">материалов работы любым другим способом </text:span><text:span text:style-name="T173">по выбору преподавателя. В любом случае состав и формат передаваемого материала одинаков и описан ниже. Требования к передаче работы преподавателю посредством <text:s/></text:span><text:span text:style-name="T115">почтового сообщения </text:span><text:span text:style-name="T173">описаны в </text:span><text:span text:style-name="T175">Приложении Г</text:span><text:span text:style-name="T173">.</text:span></text:p>
      <text:p text:style-name="P161">1) Файловая система ОС, в среде которой ведется разработка, должна поддерживать жесткие и символические ссылки, не иметь ограничений на алфавит имен файлов, поддерживать три даты и быть полностью совместимой с POSIX. </text:p>
      <text:p text:style-name="P139"><text:span text:style-name="T173">2</text:span><text:span text:style-name="T134">) </text:span><text:span text:style-name="T129">Разработка, </text:span><text:span text:style-name="T115">компиляци</text:span><text:span text:style-name="T129">я и</text:span><text:span text:style-name="T115"> сборк</text:span><text:span text:style-name="T129">а</text:span><text:span text:style-name="T115"> проекта </text:span><text:span text:style-name="T173">работы</text:span><text:span text:style-name="T115">, </text:span><text:span text:style-name="T129">а также оформление отчета и записки</text:span><text:span text:style-name="T115"> </text:span><text:span text:style-name="T129">ведется в </text:span><text:span text:style-name="T62">POSIX</text:span><text:span text:style-name="T129">-совместимой ОС с </text:span><text:span text:style-name="T115">использ</text:span><text:span text:style-name="T129">ованием</text:span><text:span text:style-name="T115"> компилятор</text:span><text:span text:style-name="T129">а</text:span><text:span text:style-name="T115"> </text:span><text:span text:style-name="Verb"><text:span text:style-name="T115">gcc</text:span></text:span><text:span text:style-name="T129">. </text:span></text:p>
      <text:p text:style-name="P139"><text:span text:style-name="T173">3</text:span><text:span text:style-name="T134">) </text:span><text:span text:style-name="T119">Сборка проекта должна выполняться с помощью утилиты </text:span><text:span text:style-name="Verb"><text:span text:style-name="T119">make</text:span></text:span><text:span text:style-name="T119">. </text:span><text:span text:style-name="T129">Д</text:span><text:span text:style-name="T119">опускается использовать на стадии разработки </text:span><text:span text:style-name="T129">и отладки с</text:span><text:span text:style-name="T57">истемы сборки, пр</text:span><text:span text:style-name="T62">едоставляемые </text:span><text:span text:style-name="T119">IDE, однако все следы их работы перед </text:span><text:span text:style-name="T62">финальной сборкой </text:span><text:span text:style-name="T119">должны быть удалены. Это касается </text:span><text:span text:style-name="T57">временных и «служебных» файлов</text:span><text:span text:style-name="T119">, помеща</text:span><text:span text:style-name="T129">емых </text:span><text:span text:style-name="T119">в <text:s/>каталоги </text:span><text:span text:style-name="T129">некоторыми ОС</text:span><text:span text:style-name="T119"> (MacOS) и программ</text:span><text:span text:style-name="T129">ами</text:span><text:span text:style-name="T119"> индекс</text:span><text:span text:style-name="T129">ирования</text:span><text:span text:style-name="T119">.</text:span></text:p>
      <text:p text:style-name="P87"><text:span text:style-name="T174">4</text:span><text:span text:style-name="T134">) </text:span>Язык программирования <text:span text:style-name="T173">для выполнения </text:span>лабораторных работ ‒ С в версии 2011 года (ISO/IEC 9899-2011).</text:p>
      <text:p text:style-name="P80"><text:span text:style-name="T174">5</text:span><text:span text:style-name="T134">) </text:span><text:span text:style-name="T3">Проект должен компилироваться и собираться </text:span><text:span text:style-name="T50">компилятором</text:span><text:span text:style-name="T3"> </text:span><text:span text:style-name="Verb"><text:span text:style-name="T3">gcc</text:span></text:span><text:span text:style-name="T3"> без </text:span><text:span text:style-name="T56">каких либо </text:span><text:span text:style-name="T3">предупреждений. </text:span><text:span text:style-name="T118">Допускается подавление незначимых предупреждений, типа неиспользуемых </text:span><text:span text:style-name="T173">нестатических </text:span><text:span text:style-name="T118">переменных и параметров </text:span><text:span text:style-name="T173">функций</text:span><text:span text:style-name="T118">, </text:span><text:span text:style-name="T120">не влияющих на работу программы</text:span><text:span text:style-name="T118">. </text:span></text:p>
      <text:p text:style-name="P88"><text:span text:style-name="T174">6</text:span><text:span text:style-name="T134">) </text:span>Все программы, разрабатываемые в рамках курса должны подлежать надлежащей отладке и тестированию, прежде чем они будут <text:span text:style-name="T171">представлены</text:span> преподавателю на проверку <text:span text:style-name="T171">и защиту</text:span>. </text:p>
      <text:p text:style-name="P81"><text:span text:style-name="T174">7</text:span><text:span text:style-name="T134">) </text:span><text:span text:style-name="T3">О</text:span><text:span text:style-name="T26">бязательные о</text:span><text:span text:style-name="T3">пции </text:span><text:span text:style-name="Verb"><text:span text:style-name="T3">gcc</text:span></text:span><text:span text:style-name="T3">:</text:span></text:p>
      <text:p text:style-name="P81">в режиме отладки (debug)</text:p>
      <text:p text:style-name="Программный_20_код_20_в_20_рамке">-<text:span text:style-name="T108">g -ggdb </text:span>-std=c11 -pedantic -W -Wall -Wextra</text:p>
      <text:p text:style-name="P7"><text:span text:style-name="T134">в </text:span><text:span text:style-name="T108">режиме выпуска </text:span><text:span text:style-name="T115">(release)</text:span></text:p>
      <text:p text:style-name="Программный_20_код_20_в_20_рамке">-std=c11 -pedantic -W -Wall -Wextra -<text:span text:style-name="T108">Werror</text:span></text:p>
      <text:p text:style-name="P82"><text:span text:style-name="T174">8</text:span><text:span text:style-name="T134">) </text:span><text:span text:style-name="T3">Проект</text:span><text:span text:style-name="T108">ы</text:span><text:span text:style-name="T3"> лабораторн</text:span><text:span text:style-name="T108">ых</text:span><text:span text:style-name="T3"> работ </text:span><text:span text:style-name="T51">и курсов</text:span><text:span text:style-name="T52">ой</text:span><text:span text:style-name="T51"> </text:span><text:span text:style-name="T49">по ОСиСП </text:span><text:span text:style-name="T3">должн</text:span><text:span text:style-name="T108">ы</text:span><text:span text:style-name="T3"> располагаться в отдельн</text:span><text:span text:style-name="T108">ых</text:span><text:span text:style-name="T3"> каталог</text:span><text:span text:style-name="T108">ах</text:span><text:span text:style-name="T3"> </text:span><text:span text:style-name="T116">следующей структуры:</text:span></text:p>
      <text:p text:style-name="Программный_20_код_20_в_20_рамке">$ tree -L 2</text:p>
      <text:p text:style-name="Программный_20_код_20_в_20_рамке"><text:span text:style-name="T23">tar_working_dir</text:span> <text:s text:c="5"/>-- каталог для архивирования лабораторных и курсовой</text:p>
      <text:p text:style-name="Программный_20_код_20_в_20_рамке">└── <text:span text:style-name="T23">Иванов</text:span> И.О.</text:p>
      <text:p text:style-name="Программный_20_код_20_в_20_рамке"><text:s text:c="4"/>├── course-work</text:p>
      <text:p text:style-name="Программный_20_код_20_в_20_рамке"><text:s text:c="4"/>├── lab01</text:p>
      <text:p text:style-name="Программный_20_код_20_в_20_рамке"><text:s text:c="4"/>├── lab02</text:p>
      <text:p text:style-name="Программный_20_код_20_в_20_рамке"><text:s text:c="4"/>├── lab03</text:p>
      <text:p text:style-name="Программный_20_код_20_в_20_рамке"><text:s text:c="4"/>├── lab04</text:p>
      <text:p text:style-name="Программный_20_код_20_в_20_рамке"><text:s text:c="4"/>├── lab05</text:p>
      <text:p text:style-name="Программный_20_код_20_в_20_рамке"><text:s text:c="4"/>├── lab06</text:p>
      <text:p text:style-name="Программный_20_код_20_в_20_рамке"><text:s text:c="4"/>├── lab07</text:p>
      <text:p text:style-name="Программный_20_код_20_в_20_рамке"><text:s text:c="4"/>└── lab08</text:p>
      <text:p text:style-name="P133"><text:soft-page-break/><text:span text:style-name="T172">Здесь </text:span><text:span text:style-name="T49">«</text:span><text:span text:style-name="Verb">Иванов И.О.</text:span><text:span text:style-name="T49">» ‒ фамилия и инициалы студента. Внутри </text:span><text:span text:style-name="T53">каталога с именем студента </text:span><text:span text:style-name="T49">располагаются подкаталоги с лабор</text:span><text:span text:style-name="T53">а</text:span><text:span text:style-name="T49">торными и курсовым проектом. </text:span></text:p>
      <text:p text:style-name="P108"><text:span text:style-name="T74">9</text:span><text:span text:style-name="T68">) </text:span><text:span text:style-name="T49">Файлы в составе проекта должны контролироваться git</text:span><text:span text:style-name="T49"><text:note text:id="ftn1" text:note-class="footnote"><text:note-citation>1</text:note-citation><text:note-body><text:p text:style-name="P136">Читаем книгу Чакона и Страуба «Про Гит» (лежит на ftp://lsi.bas-net.by)</text:p></text:note-body></text:note></text:span><text:span text:style-name="T49"> ‒ каждая лабораторная </text:span><text:span text:style-name="T54">и курсовой проект </text:span><text:span text:style-name="T49">должн</text:span><text:span text:style-name="T54">ы</text:span><text:span text:style-name="T49"> иметь </text:span><text:span text:style-name="T54">свой </text:span><text:span text:style-name="T49">локальный git-репозиторий. </text:span></text:p>
      <text:p text:style-name="P108"><text:span text:style-name="T58">К</text:span><text:span text:style-name="T71">оммиты в репозитории должны, как минимум, чисто собираться. </text:span><text:span text:style-name="T73">Предоставляемая </text:span><text:span text:style-name="T71">на проверку/</text:span><text:span text:style-name="T73">защиту </text:span><text:span text:style-name="T71">версия должна иметь отдельный тег. </text:span></text:p>
      <text:p text:style-name="P108"><text:span text:style-name="T55">Перед подготовкой проекта к проверк</text:span><text:span text:style-name="T73">е/защите</text:span><text:span text:style-name="T55"> </text:span><text:span text:style-name="T73">студенту </text:span><text:span text:style-name="T55">следует убедиться, что все изменения зарегистрированы в репозитории, а все промежуточные файлы и результаты сборки отсутствуют. </text:span><text:span text:style-name="T58">Файлы, которые возникают в процессе сборки или запуска программы, не должны контролироваться git ‒ они указываются в файле </text:span><text:span text:style-name="Verb"><text:span text:style-name="T16">.gitignore</text:span></text:span><text:span text:style-name="T58">.</text:span></text:p>
      <text:p text:style-name="Программный_20_код_20_в_20_рамке">$ cd lab06</text:p>
      <text:p text:style-name="Программный_20_код_20_в_20_рамке">$ make clean</text:p>
      <text:p text:style-name="Программный_20_код_20_в_20_рамке">$ git status</text:p>
      <text:p text:style-name="Программный_20_код_20_в_20_рамке">On branch master</text:p>
      <text:p text:style-name="Программный_20_код_20_в_20_рамке">Your branch is up to date with 'origin/master'.</text:p>
      <text:p text:style-name="Программный_20_код_20_в_20_рамке">nothing to commit, working tree clean</text:p>
      <text:p text:style-name="P107"><text:span text:style-name="T174">10</text:span><text:span text:style-name="T134">) </text:span>Каталог с лабораторной работой должен содержать<text:span text:style-name="T3">:</text:span></text:p>
      <text:p text:style-name="P5">- исходные файлы на языке C с комментариями на русском языке<text:note text:id="ftn2" text:note-class="footnote"><text:note-citation>2</text:note-citation><text:note-body><text:p text:style-name="P136">Допускается комментировать код на чистом и грамотном английском языке. </text:p></text:note-body></text:note> <text:span text:style-name="T26">в кодировке </text:span>utf8 <text:span text:style-name="T121">(требования к оформлению приведены в Приложении Б)</text:span>;</text:p>
      <text:p text:style-name="P6">- <text:span text:style-name="Verb">makefile</text:span> <text:span text:style-name="T135">(</text:span><text:span text:style-name="Verb"><text:span text:style-name="T135">Makefile</text:span></text:span><text:span text:style-name="T135">) </text:span>‒ файл управления сборкой проекта<text:note text:id="ftn3" text:note-class="footnote"><text:note-citation>3</text:note-citation><text:note-body><text:p text:style-name="P136">Читаем для начала соответсвующую статью на opennet.ru</text:p></text:note-body></text:note>;</text:p>
      <text:p text:style-name="P6">- краткое описание проекта, <text:span text:style-name="T108">его сборки, запуска</text:span> <text:span text:style-name="T118">и тестирования </text:span>в текстовом формате на русском языке <text:span text:style-name="T26">в кодировке </text:span>utf8;</text:p>
      <text:p text:style-name="P9"><text:span text:style-name="T3">- скрипты, входные или иные данные, </text:span><text:span text:style-name="T56">если они </text:span><text:span text:style-name="T3">необходимы для </text:span><text:span text:style-name="T118">демонстрации и тестирования </text:span><text:span text:style-name="T3">программ проекта;</text:span></text:p>
      <text:p text:style-name="P5">- отчет о лабораторной работе <text:span text:style-name="T113">в формате </text:span><text:span text:style-name="Verb">.pdf</text:span> <text:span text:style-name="T123">(Требования к оформлению приведены в Приложении В)</text:span>.</text:p>
      <text:p text:style-name="P85"><text:span text:style-name="T113">Ниже представлен </text:span><text:span text:style-name="T118">пример </text:span><text:span text:style-name="T56">содержимого </text:span><text:span text:style-name="T113">каталога с проектом лабораторной работы №6</text:span></text:p>
      <text:p text:style-name="P86">$ tree -a lab06 </text:p>
      <text:p text:style-name="P86">lab06</text:p>
      <text:p text:style-name="P86">├── .git</text:p>
      <text:p text:style-name="P84">:</text:p>
      <text:p text:style-name="P86">├── .gitignore</text:p>
      <text:p text:style-name="P86">├── Makefile <text:s text:c="10"/>-- <text:span text:style-name="T113">файл, управляющий сборкой</text:span></text:p>
      <text:p text:style-name="P86">├── build <text:s text:c="13"/>-- <text:span text:style-name="T113">каталог с результатами сборки</text:span></text:p>
      <text:p text:style-name="P86">│ <text:s text:c="2"/>├── debug <text:s text:c="9"/>-- <text:span text:style-name="T113">каталог с результатами отладочной сборки</text:span></text:p>
      <text:p text:style-name="P86">│ <text:s text:c="2"/>│ <text:s text:c="2"/>├── .gitignore -- <text:span text:style-name="T113">присутствует чтобы git отслеживал пустой каталог</text:span></text:p>
      <text:p text:style-name="P86">│ <text:s text:c="2"/>│ <text:s text:c="2"/>├── generator <text:s/>-- <text:span text:style-name="T113">программа генерации индекса</text:span></text:p>
      <text:p text:style-name="P86">│ <text:s text:c="2"/>│ <text:s text:c="2"/>├── sort_index -- <text:span text:style-name="T113">программа сортировки индекса</text:span></text:p>
      <text:p text:style-name="P86">│ <text:s text:c="2"/>│ <text:s text:c="2"/>└── viewer <text:s text:c="4"/>-- <text:span text:style-name="T113">программа просмотра индекса</text:span></text:p>
      <text:p text:style-name="P86">│ <text:s text:c="2"/>└── release <text:s text:c="7"/>-- <text:span text:style-name="T113">каталог с результатами выпускной сборки</text:span></text:p>
      <text:p text:style-name="P86">│ <text:s text:c="6"/>└── .gitignore -- <text:span text:style-name="T113">присутствует чтобы git отслеживал пустой каталог</text:span></text:p>
      <text:p text:style-name="P86">├── <text:span text:style-name="T113">lab06.pdf <text:s text:c="9"/>-- отчет о лабораторной работе</text:span></text:p>
      <text:p text:style-name="P86">├── readme.txt <text:s text:c="8"/>-- <text:span text:style-name="T113">краткое описание процесса сборки и тестирования <text:s/></text:span></text:p>
      <text:p text:style-name="P86">├── src <text:s text:c="15"/>-- <text:span text:style-name="T113">каталог с исходными файлами и заголовками проекта</text:span></text:p>
      <text:p text:style-name="P86">│ <text:s text:c="2"/>├── generator.c</text:p>
      <text:p text:style-name="P86">│ <text:s text:c="2"/>├── sort_index.c</text:p>
      <text:p text:style-name="P86">│ <text:s text:c="2"/>├── utility.h</text:p>
      <text:p text:style-name="P86">│ <text:s text:c="2"/>└── viewer.c</text:p>
      <text:p text:style-name="P86">└── test -- <text:span text:style-name="T113">каталог для тестирования содержит с</text:span><text:span text:style-name="T133">им</text:span><text:span text:style-name="T113">линки на собранные прогр.</text:span></text:p>
      <text:p text:style-name="P86"><text:soft-page-break/><text:s text:c="4"/>├── generator -&gt; ../build/debug/generator</text:p>
      <text:p text:style-name="P86"><text:s text:c="4"/>├── index_db</text:p>
      <text:p text:style-name="P86"><text:s text:c="4"/>├── index_db.sorted</text:p>
      <text:p text:style-name="P86"><text:s text:c="4"/>├── sort_index -&gt; ../build/debug/sort_index</text:p>
      <text:p text:style-name="P86"><text:s text:c="4"/>└── viewer -&gt; ../build/debug/viewer</text:p>
      <text:p text:style-name="P89"><text:span text:style-name="T59">Вышеприведенная структура каталогов </text:span><text:span text:style-name="T63">для других лабораторных </text:span><text:span text:style-name="T124">не является обязательной ‒ допускается все вышеуказанные файлы держать в одном каталоге, что, </text:span><text:span text:style-name="T135">с одной</text:span><text:span text:style-name="T124"> </text:span><text:span text:style-name="T135">стороны, </text:span><text:span text:style-name="T59">упрощает написание </text:span><text:span text:style-name="Verb"><text:span text:style-name="T17">Makefile</text:span></text:span><text:span text:style-name="T59">, </text:span><text:span text:style-name="T69">но, с другой, превращает каталог с проектом в свалку.</text:span></text:p>
      <text:p text:style-name="P141"><text:span text:style-name="T135">1</text:span><text:span text:style-name="T174">1</text:span><text:span text:style-name="T135">) </text:span><text:span text:style-name="T117">Файлы в каталог</text:span><text:span text:style-name="T124">ах</text:span><text:span text:style-name="T117"> должны иметь правильный атрибут исполняемости. </text:span><text:span text:style-name="T54">Все т</text:span><text:span text:style-name="T117">екстовые файлы должны иметь концы строк </text:span><text:span text:style-name="T124">UNIX (</text:span><text:span text:style-name="Verb"><text:span text:style-name="T124">\n =&gt; LF</text:span></text:span><text:span text:style-name="T124">)</text:span><text:span text:style-name="T117">. </text:span></text:p>
      <text:p text:style-name="P90"><text:span text:style-name="T135">1</text:span><text:span text:style-name="T174">2</text:span><text:span text:style-name="T135">) </text:span><text:span text:style-name="T30">Ф</text:span><text:span text:style-name="T3">айл управления сборкой проекта </text:span><text:span text:style-name="T30">должен содержать следующие цели:</text:span></text:p>
      <text:p text:style-name="P28"><text:span text:style-name="Verb">clean</text:span> – очистка каталога с проектом от результатов сборки <text:span text:style-name="T117">и временных файлов, создаваемых IDE и програмами индексации</text:span>;</text:p>
      <text:p text:style-name="P28"><text:span text:style-name="Verb">all</text:span> – сборка проекта целиком <text:span text:style-name="T108">(пересборка)</text:span>.</text:p>
      <text:p text:style-name="P7"><text:span text:style-name="T136">13) </text:span><text:span text:style-name="T30">Ф</text:span>айл управления сборкой проекта <text:span text:style-name="T30">должен </text:span><text:span text:style-name="T108">выполнять сборку в режиме отладки и режиме выпуска</text:span><text:span text:style-name="T30">:</text:span></text:p>
      <text:p text:style-name="Программный_20_код_20_в_20_рамке">$ make MODE=debug</text:p>
      <text:p text:style-name="Программный_20_код_20_в_20_рамке">$ make MODE=release</text:p>
      <text:p text:style-name="P76">Пример такого <text:span text:style-name="Verb">makefile</text:span> приведен в приложении <text:span text:style-name="T113">А</text:span>. </text:p>
      <text:p text:style-name="P140">14) С целью предварительной проверки лабораторной перед ее защитой студент <text:span text:style-name="T171">предоставляет </text:span>архивированный каталог с проектом преподавателю. <text:span text:style-name="T173">Преподаватель или студент в присутствии преподавателя разархивирует каталог с проектом работы, выполняет сборку, запуск и демонстрацию в строгом соответствии с файлом, содержащим краткое описание проекта, порядок сборки, запуска и демонстрации/тестирования (см. п. </text:span><text:span text:style-name="T174">10</text:span><text:span text:style-name="T173">). Все операции выполняются из оболочки. </text:span><text:span text:style-name="T177">Настоятельно рекомендуется установить и изучить файловый менеджер </text:span><text:span text:style-name="Verb"><text:span text:style-name="T177">mc</text:span></text:span><text:span text:style-name="T177"><text:note text:id="ftn4" text:note-class="footnote"><text:note-citation>4</text:note-citation><text:note-body><text:p text:style-name="P138">Midnight Commander</text:p></text:note-body></text:note></text:span><text:span text:style-name="T177">, который существенно облегчает навигацию по файловой системе и операции с файлами, не ограничивая возможности работать прямо в оболочке.</text:span></text:p>
      <text:p text:style-name="P91"><text:span text:style-name="T40">Для отправки на проверку к</text:span><text:span text:style-name="T3">аталог проекта архивируется снаружи </text:span><text:span text:style-name="T137">структуры каталогов лабораторных работ </text:span><text:span text:style-name="T27">архиватором </text:span><text:span text:style-name="Verb"><text:span text:style-name="T27">tar</text:span></text:span><text:span text:style-name="T27"> </text:span><text:span text:style-name="T137">(см. п.</text:span><text:span text:style-name="T174">8</text:span><text:span text:style-name="T137">).</text:span><text:span text:style-name="T27"> Допускается использовать сжатие в форматы, которые поддерживаются архиватором, например </text:span><text:span text:style-name="Verb"><text:span text:style-name="T27">gzip</text:span></text:span><text:span text:style-name="T27">. </text:span><text:span text:style-name="T176">Архивация и сжатие выполняется из оболочки. Использование оконных приложений для этих целей не допускается</text:span><text:span text:style-name="T176"><text:note text:id="ftn5" text:note-class="footnote"><text:note-citation>5</text:note-citation><text:note-body><text:p text:style-name="P137">Поскольку такими «архиваторами» некорректно обрабатываются текущий каталог и даты, в результате чего при разархивировании каталоги могут оказаться моложе самого архива.</text:p></text:note-body></text:note></text:span><text:span text:style-name="T176">.</text:span></text:p>
      <text:p text:style-name="P142"><text:span text:style-name="T128">Каждая лабораторная и/</text:span><text:span text:style-name="T130">или</text:span><text:span text:style-name="T128"> курсовой проект должны </text:span><text:span text:style-name="T130">быть </text:span><text:span text:style-name="T128">архивироваться в отдельный файл. </text:span><text:span text:style-name="T130">Создание архивов, содержащих несколько </text:span><text:span text:style-name="T64">лабораторных</text:span><text:span text:style-name="T130">, не допускается.</text:span><text:span text:style-name="T61"> </text:span></text:p>
      <text:p text:style-name="P142"><text:span text:style-name="T60">С</text:span><text:span text:style-name="T65">оздание архива </text:span><text:span text:style-name="T70">с проектом </text:span><text:span text:style-name="T65">и вообще всю работу с </text:span><text:span text:style-name="Verb"><text:span text:style-name="T18">tar</text:span></text:span><text:span text:style-name="T65"> следует выполнять из оболочки, поскольку оконные обертки вместо </text:span><text:span text:style-name="T66">явного </text:span><text:span text:style-name="T65">перехода в каталог </text:span><text:span text:style-name="T66">«</text:span><text:span text:style-name="T127">tar_</text:span><text:span text:style-name="T126">work</text:span><text:span text:style-name="T127">ing_</text:span><text:span text:style-name="T126">dir</text:span><text:span text:style-name="T66">»</text:span><text:span text:style-name="T65">, </text:span><text:span text:style-name="T66">из которого должен </text:span><text:span text:style-name="T65">запускат</text:span><text:span text:style-name="T66">ь</text:span><text:span text:style-name="T65">ся </text:span><text:span text:style-name="Verb"><text:span text:style-name="T18">tar</text:span></text:span><text:span text:style-name="T65">, </text:span><text:span text:style-name="T70">могут работать из другого и </text:span><text:span text:style-name="T65">использ</text:span><text:span text:style-name="T70">овать </text:span><text:span text:style-name="T65">возможность установки корневого каталога архив</text:span><text:span text:style-name="T66">а в значение «</text:span><text:span text:style-name="T127">tar_</text:span><text:span text:style-name="T126">work</text:span><text:span text:style-name="T127">ing_</text:span><text:span text:style-name="T126">dir</text:span><text:span text:style-name="T66">»</text:span><text:span text:style-name="T65">. Это приводит к тому, что дата каталога </text:span><text:span text:style-name="T66">«</text:span><text:span text:style-name="T127">tar_</text:span><text:span text:style-name="T126">work</text:span><text:span text:style-name="T127">ing_</text:span><text:span text:style-name="T126">dir</text:span><text:span text:style-name="T66">»</text:span><text:span text:style-name="T65">, а в ряде случаев и его подкаталогов, при разворачивании устанавливается в текущую. Некоторые реализации </text:span><text:span text:style-name="Verb"><text:span text:style-name="T18">tar</text:span></text:span><text:span text:style-name="T65"> в таком случае могут отказаться разворачивать архив, поскольку </text:span><text:span text:style-name="T70">содержимое архива </text:span><text:span text:style-name="T65">не может быть </text:span><text:span text:style-name="T70">моложе</text:span><text:span text:style-name="T65"> </text:span><text:span text:style-name="T70">самого архива</text:span><text:span text:style-name="T65">. </text:span></text:p>
      <text:p text:style-name="P162">Команда для сборки архива на примере лабораторной № 6 </text:p>
      <text:p text:style-name="P118">$ cd <text:span text:style-name="T127">tar_</text:span><text:span text:style-name="T126">work</text:span><text:span text:style-name="T127">ing_</text:span><text:span text:style-name="T126">dir</text:span> <text:s text:c="3"/>-- <text:s/>переходим в <text:span text:style-name="T131">рабочий </text:span>каталог</text:p>
      <text:p text:style-name="Программный_20_код_20_в_20_рамке">$ <text:span text:style-name="T125">ls -1</text:span></text:p>
      <text:p text:style-name="P119">Иванов И.О.</text:p>
      <text:p text:style-name="P119">$ tar zcf Иванов_И.О.lab06.tar.gz <text:s/>"Иванов И.О./lab06"</text:p>
      <text:p text:style-name="P119"><text:soft-page-break/>$ ls -1</text:p>
      <text:p text:style-name="P119">Иванов И.О.</text:p>
      <text:p text:style-name="P119">Иванов И.О.lab06.tar.gz -- этот файл имеет правильную структуру каталогов</text:p>
      <text:p text:style-name="P143"><text:span text:style-name="T40">1</text:span><text:span text:style-name="T75">5</text:span><text:span text:style-name="T40">) В</text:span><text:span text:style-name="T60">се архивы одной и той же лабораторной или курсового проекта должны иметь одно и тоже имя в течение всего курса. </text:span><text:span text:style-name="T40">Имя архива должно начинаться с фамилии и инициалов студента и содержать после нее номер лабораторной. Формат имени архива должен оставаться постоянным в течение всего курса, т.е в имени архива может изменяться только номер лабораторной. </text:span><text:span text:style-name="T60">Например, архив с лабораторной № </text:span><text:span text:style-name="T40">2</text:span><text:span text:style-name="T60"> </text:span><text:span text:style-name="T40">будет</text:span><text:span text:style-name="T60"> иметь имя «</text:span><text:span text:style-name="Verb"><text:span text:style-name="T19">Иванов_И.О.lab02.tar.gz</text:span></text:span><text:span text:style-name="T60">». </text:span><text:span text:style-name="T75">Имя архива не должно иметь пробелов. </text:span></text:p>
      <text:p text:style-name="P144"><text:span text:style-name="T138">22) </text:span><text:span text:style-name="T3">Наличие </text:span><text:span text:style-name="T132">в архиве </text:span><text:span text:style-name="T3">иных файлов, в том числе размещаемых операционной системой </text:span><text:span text:style-name="T114">или IDE </text:span><text:span text:style-name="T3">для целей индексации и прочих, не допускается. </text:span><text:span text:style-name="T47">Если такие файлы вдруг попали в архив, они</text:span><text:span text:style-name="T46"> должны быть удалены из архива, прежде чем будут отправлены на проверку. </text:span><text:span text:style-name="T47">Это достигается архивированием каталога с проектом без сжатия, после чего </text:span><text:span text:style-name="T67">ненужные </text:span><text:span text:style-name="T47">файлы удаляются.</text:span></text:p>
      <text:p text:style-name="P144"><text:span text:style-name="T47">Обычно </text:span><text:span text:style-name="T75">имена </text:span><text:span text:style-name="T47">таки</text:span><text:span text:style-name="T75">х</text:span><text:span text:style-name="T47"> файл</text:span><text:span text:style-name="T75">ов</text:span><text:span text:style-name="T47"> начинаются с точки и в используемых по умолчанию режимах отображения в файловых менеджерах не появляются в выдаче. Следует включить режим отображения всех файлов в каталогах </text:span><text:span text:style-name="T48">и не отключать его никогда</text:span><text:span text:style-name="T47">. </text:span></text:p>
      <text:p text:style-name="P163">После очистки архива от мусора его можно сжать и отправить. Для справки, команды архивации, очистки и сжатия:</text:p>
      <text:p text:style-name="P120">$ tar -cf Иванов_<text:span text:style-name="T23">И.О.lab06.tar</text:span>" "<text:span text:style-name="T23">Иванов И.О./lab06</text:span>" <text:s text:c="8"/># <text:span text:style-name="T23">архивирование</text:span></text:p>
      <text:p text:style-name="P121">$ tar --delete -f Иванов_И.О.lab06.tar "Иванов И.О./.мусор." # удаление $ gzip "Иванов_И.О.lab06.tar" <text:s text:c="33"/># сжатие</text:p>
      <text:p text:style-name="P45"/>
      <text:p text:style-name="P83"/>
      <text:p text:style-name="P79"/>
      <text:h text:style-name="P153" text:outline-level="1"><text:bookmark-start text:name="__RefHeading___Toc5913_817249471"/>Лабораторные<text:bookmark-end text:name="__RefHeading___Toc5913_817249471"/></text:h>
      <text:h text:style-name="P154" text:outline-level="2"><text:bookmark-start text:name="__RefHeading___Toc6240_958493931"/>Лабораторная работа No 1. Знакомство с Linux/<text:span text:style-name="T28">U</text:span>nix и средой программирования. POSIX-совместимая файловая система.<text:bookmark-end text:name="__RefHeading___Toc6240_958493931"/></text:h>
      <text:p text:style-name="P10">Оболочка <text:span text:style-name="Verb">bash</text:span>, файловый менеджер <text:span text:style-name="Verb">mc</text:span>, <text:span text:style-name="T5">стандартное </text:span>информационное обеспечение (<text:span text:style-name="Verb">info</text:span>, <text:span text:style-name="Verb">man</text:span>).</text:p>
      <text:p text:style-name="P9"><text:span text:style-name="T6">Внешнее з</text:span>накомство с <text:span text:style-name="T4">POSIX-совместимой файловой системой ‒ структура каталогов, жесткие и символические ссылки, права доступа, монтирование файловых систем, монтирование каталогов (</text:span><text:span text:style-name="Verb"><text:span text:style-name="T4">mount</text:span></text:span><text:span text:style-name="T4">, </text:span><text:span text:style-name="Verb"><text:span text:style-name="T4">mount --bind</text:span></text:span><text:span text:style-name="T4">).</text:span></text:p>
      <text:p text:style-name="P11"><text:span text:style-name="T6">Команды и у</text:span>тилиты <text:span text:style-name="T6">оболочки </text:span><text:span text:style-name="Verb"><text:span text:style-name="T6">man</text:span></text:span><text:span text:style-name="T6">, </text:span><text:span text:style-name="Verb"><text:span text:style-name="T6">info</text:span></text:span><text:span text:style-name="T6">, </text:span><text:span text:style-name="Verb"><text:span text:style-name="T6">mkdir</text:span></text:span><text:span text:style-name="T6">, </text:span><text:span text:style-name="Verb"><text:span text:style-name="T6">touch</text:span></text:span><text:span text:style-name="T6">, </text:span><text:span text:style-name="Verb"><text:span text:style-name="T6">rm</text:span></text:span><text:span text:style-name="T6">, </text:span><text:span text:style-name="Verb"><text:span text:style-name="T6">rmdir</text:span></text:span><text:span text:style-name="T6">, </text:span><text:span text:style-name="Verb"><text:span text:style-name="T6">cd</text:span></text:span><text:span text:style-name="T6">, </text:span><text:span text:style-name="Verb"><text:span text:style-name="T6">cat</text:span></text:span><text:span text:style-name="T6">, </text:span><text:span text:style-name="Verb"><text:span text:style-name="T6">sort</text:span></text:span><text:span text:style-name="T6">, </text:span><text:span text:style-name="Verb"><text:span text:style-name="T6">head</text:span></text:span><text:span text:style-name="T6">, </text:span><text:span text:style-name="Verb"><text:span text:style-name="T6">tail</text:span></text:span><text:span text:style-name="T6">, </text:span><text:span text:style-name="Verb"><text:span text:style-name="T6">tee</text:span></text:span><text:span text:style-name="T6">, </text:span><text:span text:style-name="Verb"><text:span text:style-name="T6">wc</text:span></text:span><text:span text:style-name="T6">, </text:span><text:span text:style-name="Verb"><text:span text:style-name="T6">chmod</text:span></text:span><text:span text:style-name="T6">, </text:span><text:span text:style-name="Verb">ls</text:span>, <text:span text:style-name="Verb"><text:span text:style-name="T5">lsof</text:span></text:span><text:span text:style-name="T5">, </text:span><text:span text:style-name="Verb"><text:span text:style-name="T5">lsblk</text:span></text:span><text:span text:style-name="T5">, </text:span><text:span text:style-name="Verb"><text:span text:style-name="T5">lsusb</text:span></text:span><text:span text:style-name="T5">, </text:span><text:span text:style-name="Verb"><text:span text:style-name="T5">lscpu</text:span></text:span><text:span text:style-name="T5">, </text:span><text:span text:style-name="Verb">ln</text:span>, <text:span text:style-name="Verb"><text:span text:style-name="T5">link</text:span></text:span><text:span text:style-name="T5">, </text:span><text:span text:style-name="Verb"><text:span text:style-name="T5">unlink</text:span></text:span><text:span text:style-name="T5">, </text:span><text:span text:style-name="Verb"><text:span text:style-name="T5">locale</text:span></text:span><text:span text:style-name="T5">, </text:span><text:span text:style-name="Verb"><text:span text:style-name="T5">iconv</text:span></text:span><text:span text:style-name="T5">, </text:span><text:span text:style-name="Verb"><text:span text:style-name="T5">kill</text:span></text:span><text:span text:style-name="T5">, </text:span><text:span text:style-name="Verb"><text:span text:style-name="T5">top</text:span></text:span><text:span text:style-name="T5">, </text:span><text:span text:style-name="Verb"><text:span text:style-name="T5">htop</text:span></text:span><text:span text:style-name="T5">, </text:span><text:span text:style-name="Verb"><text:span text:style-name="T5">ps</text:span></text:span><text:span text:style-name="T5">, </text:span><text:span text:style-name="Verb">grep</text:span>, <text:span text:style-name="Verb"><text:span text:style-name="T5">diff</text:span></text:span><text:span text:style-name="T5">, </text:span><text:span text:style-name="Verb"><text:span text:style-name="T5">env</text:span></text:span><text:span text:style-name="T5">, </text:span><text:span text:style-name="Verb"><text:span text:style-name="T5">file</text:span></text:span><text:span text:style-name="T5">, </text:span><text:span text:style-name="Verb"><text:span text:style-name="T5">stat</text:span></text:span><text:span text:style-name="T5">, </text:span><text:span text:style-name="Verb"><text:span text:style-name="T5">find</text:span></text:span><text:span text:style-name="T5">, </text:span><text:span text:style-name="Verb">tar</text:span>, <text:span text:style-name="Verb">gzip</text:span>, <text:span text:style-name="Verb"><text:span text:style-name="T5">more</text:span></text:span><text:span text:style-name="T5">, </text:span><text:span text:style-name="Verb"><text:span text:style-name="T5">less</text:span></text:span><text:span text:style-name="T5">, </text:span><text:span text:style-name="Verb"><text:span text:style-name="T5">printf</text:span></text:span><text:span text:style-name="T5">, </text:span><text:span text:style-name="Verb"><text:span text:style-name="T5">time</text:span></text:span><text:span text:style-name="T5">, </text:span><text:span text:style-name="Verb">...</text:span></text:p>
      <text:p text:style-name="P12">Сцепление программ и соединение выходных и входных стандартных потоков.</text:p>
      <text:p text:style-name="P10"><text:span text:style-name="T6">Перенаправление вывода</text:span> <text:span text:style-name="Verb"><text:span text:style-name="T6">stdout</text:span></text:span><text:span text:style-name="T6"> и </text:span><text:span text:style-name="Verb"><text:span text:style-name="T6">stderr</text:span></text:span><text:span text:style-name="T6"> в файлы</text:span></text:p>
      <text:p text:style-name="P10"><text:span text:style-name="T6">Экосистема курса</text:span> ‒ <text:span text:style-name="Verb"><text:span text:style-name="T158">bash, </text:span></text:span><text:span text:style-name="Verb">gcc</text:span>, <text:span text:style-name="Verb">make</text:span>, <text:span text:style-name="Verb"><text:span text:style-name="T6">gdb</text:span></text:span> </text:p>
      <text:p text:style-name="P9"><text:span text:style-name="T6">Структура ФС, содержимое </text:span><text:span text:style-name="Verb"><text:span text:style-name="T6">inode</text:span></text:span><text:span text:style-name="T6">, команды оболочки </text:span></text:p>
      <text:p text:style-name="P109">Знакомство с <text:span text:style-name="T4">POSIX-совместимой файловой системой ‒ </text:span><text:span text:style-name="Verb"><text:span text:style-name="T4">opendir(3)</text:span></text:span><text:span text:style-name="T4">, </text:span><text:span text:style-name="Verb"><text:span text:style-name="T4">readdir(3)</text:span></text:span><text:span text:style-name="T4">, </text:span><text:span text:style-name="Verb"><text:span text:style-name="T4">closedir(3)</text:span></text:span><text:span text:style-name="T4">, </text:span><text:span text:style-name="Verb"><text:span text:style-name="T4">stat(2)</text:span></text:span><text:span text:style-name="T4">, </text:span><text:span text:style-name="Verb"><text:span text:style-name="T158">l</text:span></text:span><text:span text:style-name="Verb"><text:span text:style-name="T4">stat(2)</text:span></text:span><text:span text:style-name="T4">, </text:span><text:span text:style-name="Verb"><text:span text:style-name="T4">readlink(2)</text:span></text:span><text:span text:style-name="T4">, </text:span><text:span text:style-name="Verb"><text:span text:style-name="T28">realpath(1)</text:span></text:span><text:span text:style-name="T4">, <text:s/></text:span><text:span text:style-name="Verb"><text:span text:style-name="T4">symlink(2)</text:span></text:span><text:span text:style-name="T4">, </text:span><text:span text:style-name="Verb"><text:span text:style-name="T4">link(2)</text:span></text:span><text:span text:style-name="T4">, </text:span><text:span text:style-name="Verb"><text:span text:style-name="T4">unlink(2)</text:span></text:span><text:span text:style-name="T4">, </text:span><text:span text:style-name="Verb"><text:span text:style-name="T4">...</text:span></text:span><text:span text:style-name="T4"> </text:span></text:p>
      <text:p text:style-name="P124">Задание</text:p>
      <text:p text:style-name="P20"><text:span text:style-name="T6">Освоить </text:span><text:span text:style-name="T5">эффективную </text:span><text:span text:style-name="T6">работу с файлами в оболочке и </text:span><text:span text:style-name="Verb"><text:span text:style-name="T6">mc</text:span></text:span><text:span text:style-name="T6">. </text:span></text:p>
      <text:p text:style-name="P24"><text:span text:style-name="T6">Разработать программу </text:span><text:span text:style-name="Verb"><text:span text:style-name="T6">dirwalk</text:span></text:span><text:span text:style-name="T6">, сканирующую файловую систему и выводящую </text:span><text:span text:style-name="T3">в </text:span><text:span text:style-name="Verb"><text:span text:style-name="T3">stdout</text:span></text:span><text:span text:style-name="T3"> </text:span><text:span text:style-name="T6">информацию в соответствии с </text:span><text:span text:style-name="T3">опциями программы. </text:span></text:p>
      <text:p text:style-name="P24"><text:span text:style-name="T3">Формат вывода аналогичен формату вывода утилиты </text:span><text:span text:style-name="Verb"><text:span text:style-name="T3">find</text:span></text:span><text:span text:style-name="T3">. </text:span></text:p>
      <text:p text:style-name="Программный_20_код">dirwalk [dir] [options]</text:p>
      <text:p text:style-name="Text_20_body"><text:span text:style-name="Verb">dir</text:span> ‒ начальный каталог. Если опущен, текущий (<text:span text:style-name="Verb">./</text:span>).</text:p>
      <text:p text:style-name="Text_20_body"><text:span text:style-name="Verb">options</text:span> ‒ опции. </text:p>
      <text:p text:style-name="Text_20_body"><text:span text:style-name="Verb">-l</text:span> <text:span text:style-name="T3">– </text:span>только символические ссылки (<text:span text:style-name="Verb">-type l</text:span>)</text:p>
      <text:p text:style-name="Text_20_body"><text:span text:style-name="Verb">-d</text:span> <text:span text:style-name="T3">– </text:span>только каталоги (<text:span text:style-name="Verb">-type d</text:span>)</text:p>
      <text:p text:style-name="Text_20_body"><text:span text:style-name="Verb">-f</text:span> <text:span text:style-name="T3">--</text:span> только файлы (<text:span text:style-name="Verb">-type f</text:span>)</text:p>
      <text:p text:style-name="Text_20_body"><text:span text:style-name="Verb">-</text:span><text:span text:style-name="Verb"><text:span text:style-name="T3">s</text:span></text:span><text:span text:style-name="T3"> — сортировать выход в соответствии с </text:span><text:span text:style-name="Verb"><text:span text:style-name="T3">LC_COLLATE</text:span></text:span></text:p>
      <text:p text:style-name="P26"><text:span text:style-name="T34">Опции </text:span>могут <text:span text:style-name="T34">быть указаны </text:span>как перед <text:span text:style-name="T34">каталогом</text:span>, так и после. </text:p>
      <text:p text:style-name="P30">Опции могут быть указаны как раздельно, так и вместе (<text:span text:style-name="Verb">-l -d</text:span>, <text:span text:style-name="Verb">-ld</text:span> ).</text:p>
      <text:p text:style-name="Text_20_body">Если <text:span text:style-name="T3">опции </text:span><text:span text:style-name="Verb"><text:span text:style-name="T3">ldf</text:span></text:span><text:span text:style-name="T3"> </text:span>опущен<text:span text:style-name="T3">ы</text:span>, выводятся каталоги, файлы <text:span text:style-name="T34">и</text:span> ссылки.</text:p>
      <text:p text:style-name="Text_20_body"/>
      <text:p text:style-name="P30">Для обработки опций рекомендуется использовать <text:span text:style-name="Verb">getopt(3)</text:span> или <text:span text:style-name="Verb">gengetopt(1)</text:span>.</text:p>
      <text:p text:style-name="P25"/>
      <text:p text:style-name="P5"/>
      <text:p text:style-name="P110"/>
      <text:h text:style-name="P155" text:outline-level="2"><text:bookmark-start text:name="__RefHeading___Toc5923_817249471"/>Лабораторная работа No <text:span text:style-name="T35">2</text:span>. Понятие процессов.<text:bookmark-end text:name="__RefHeading___Toc5923_817249471"/></text:h>
      <text:p text:style-name="P14">Изучение системных вызовов<text:span text:style-name="T11"> </text:span><text:span text:style-name="Verb"><text:span text:style-name="T12">fork(), execve(), getpid(), getppid(), getenv()</text:span></text:span><text:span text:style-name="T10">.</text:span></text:p>
      <text:p text:style-name="P125">Задание</text:p>
      <text:p text:style-name="Text_20_body"><text:span text:style-name="T31">Разработать </text:span>две программы ‒ <text:span text:style-name="Verb">parent</text:span> и <text:span text:style-name="Verb">child</text:span>.</text:p>
      <text:p text:style-name="Text_20_body">Перед запуском программы <text:span text:style-name="Verb">parent</text:span> в окружении создается переменная среды <text:span text:style-name="Verb">CHILD_PATH</text:span> с именем каталога, где находится программа <text:span text:style-name="Verb">child</text:span>. </text:p>
      <text:p text:style-name="Text_20_body">Родительский процесс (программа <text:span text:style-name="Verb">parent</text:span>) после запуска получает переменные среды, сортирует их в <text:span text:style-name="Verb">LC_COLLATE=C</text:span> и выводит в <text:span text:style-name="Verb">stdout</text:span>. После этого входит в цикл обработки нажатий клавиатуры.</text:p>
      <text:p text:style-name="P27">Символ «<text:span text:style-name="Verb">+</text:span>», <text:span text:style-name="T29">используя </text:span><text:span text:style-name="Verb"><text:span text:style-name="T29">fork(2)</text:span></text:span> <text:span text:style-name="T29">и </text:span><text:span text:style-name="Verb"><text:span text:style-name="T29">execve(2) </text:span></text:span>порождает дочерний процесс <text:span text:style-name="T29">и</text:span> запускает <text:span text:style-name="T29">в нем</text:span> очередной экземпляр программы <text:span text:style-name="Verb">child</text:span>. <text:span text:style-name="T29">И</text:span>нформацию о каталоге, <text:span text:style-name="T29">где размещается </text:span><text:span text:style-name="Verb"><text:span text:style-name="T29">child</text:span></text:span><text:span text:style-name="T29">,</text:span> получает<text:span text:style-name="T29"> </text:span>из окружения, используя функцию <text:span text:style-name="Verb">getenv()</text:span>. Имя программы (<text:span text:style-name="Verb">argv[0]</text:span>) устанавливается как <text:span text:style-name="Verb">child_X</text:span><text:span text:style-name="Verb"><text:span text:style-name="T23">X</text:span></text:span>, где XX ‒ порядковый номер от 00 до 99. Номер инкрементируется родителем.</text:p>
      <text:p text:style-name="P27">Символ «<text:span text:style-name="Verb">*</text:span>» порождает дочерний процесс аналогично предыдущему случаю, однако информацию о расположении программы <text:span text:style-name="Verb">child </text:span>получает, сканируя массив параметров среды, переданный в третьем параметре функции <text:span text:style-name="Verb">main()</text:span>.</text:p>
      <text:p text:style-name="P27">Символ «<text:span text:style-name="Verb">&amp;</text:span>» порождает дочерний процесс аналогично предыдущему случаю, однако информацию о расположении программы <text:span text:style-name="Verb">child </text:span>получает, сканируя массив параметров среды, указанный во внешней переменной <text:span text:style-name="Verb">extern char **environ</text:span>, установленной хост-средой при запуске (см. IEEE Std 1003.1-2017).</text:p>
      <text:p text:style-name="Text_20_body">При запуске дочернего процесса ему передается сокращенное окружение, включающее набор переменных, указанных в файле, который передается родительскому процессу как параметр командной строки. Минимальный набор переменных должен включать <text:span text:style-name="Verb">SHELL</text:span>, <text:span text:style-name="Verb">HOME</text:span>, <text:span text:style-name="Verb">HOSTNAME</text:span>, <text:span text:style-name="Verb">LOGNAME</text:span>, <text:span text:style-name="Verb">LANG</text:span>, <text:span text:style-name="Verb">TERM</text:span>, <text:span text:style-name="Verb">USER</text:span>, <text:span text:style-name="Verb">LC_COLLATE</text:span>, <text:span text:style-name="Verb">PATH</text:span>. Дочерний процесс открывает этот файл, считывает имена переменных, получает из окружения их значение и выводит в <text:span text:style-name="Verb">stdout</text:span>.</text:p>
      <text:p text:style-name="Text_20_body">Дочерний процесс (программа <text:span text:style-name="Verb">child</text:span>) выводит свое имя, <text:span text:style-name="Verb">pid</text:span>, <text:span text:style-name="Verb">ppid</text:span>, открывает файл с набором переменных, считывает их имена, получает из окружения, переданного ему при запуске, их значение способом, указанным при обработке нажатий, выводит в <text:span text:style-name="Verb">stdout</text:span> и завершается.</text:p>
      <text:p text:style-name="Text_20_body">Символ «<text:span text:style-name="Verb"><text:span text:style-name="T32">q</text:span></text:span>» завершает выполнение родительского процесса.</text:p>
      <text:p text:style-name="Text_20_body"/>
      <text:p text:style-name="Text_20_body">Программы компилируются с ключами</text:p>
      <text:p text:style-name="Standard"><text:span text:style-name="Verb">-W -Wall -Wno-unused-parameter -Wno-unused-variable -std=c11 -pedantic</text:span></text:p>
      <text:p text:style-name="Text_20_body">Для компиляции, сборки и очистки используется <text:span text:style-name="Verb">make</text:span>.</text:p>
      <text:p text:style-name="Text_20_body"/>
      <text:p text:style-name="P13"/>
      <text:p text:style-name="P9"/>
      <text:h text:style-name="P155" text:outline-level="2"><text:bookmark-start text:name="__RefHeading___Toc5925_817249471"/>Лабораторная работа No <text:span text:style-name="T35">3</text:span>. Взаимодействие <text:span text:style-name="T7">и с</text:span>инхронизация процессов<text:bookmark-end text:name="__RefHeading___Toc5925_817249471"/></text:h>
      <text:p text:style-name="P15">Синхронизация процессов с помощью сигналов и обработка сигналов <text:span text:style-name="T21">таймера</text:span>.</text:p>
      <text:p text:style-name="P126">Задание</text:p>
      <text:p text:style-name="P15"><text:span text:style-name="T32">У</text:span>правление дочерними процессами и упорядочение вывода в <text:span text:style-name="Verb">stdout</text:span> от них, используя сигналы <text:span text:style-name="Verb">SIGUSR1</text:span> и <text:span text:style-name="Verb">SIGUSR2</text:span>.</text:p>
      <text:p text:style-name="P15"/>
      <text:p text:style-name="P4">Действия родительского процесса</text:p>
      <text:p text:style-name="P15">По нажатию клавиши «<text:span text:style-name="Verb">+</text:span>» pодительский процесс (P) порождает дочерний процесс (C_k) и сообщает об этом. </text:p>
      <text:p text:style-name="P15">По нажатию клавиши «<text:span text:style-name="Verb">-</text:span>» P удаляет последний порожденный C_k, сообщает об этом <text:span text:style-name="T21">и о количестве оставшихся</text:span>.</text:p>
      <text:p text:style-name="P17"><text:span text:style-name="T21">При вводе символа </text:span>«<text:span text:style-name="Verb"><text:span text:style-name="T32">l</text:span></text:span>» <text:s/><text:span text:style-name="T32">выводится перечень родительских и дочерних процессов</text:span>.</text:p>
      <text:p text:style-name="P17"><text:span text:style-name="T21">При вводе символа </text:span>«<text:span text:style-name="Verb"><text:span text:style-name="T21">k</text:span></text:span>» <text:s/>P удаляет все C_k и сообщает об этом.</text:p>
      <text:p text:style-name="P17"><text:span text:style-name="T21">При вводе символа </text:span>«<text:span text:style-name="Verb"><text:span text:style-name="T21">s</text:span></text:span>» P <text:span text:style-name="T21">запрещает всем C_k </text:span>выв<text:span text:style-name="T21">одить </text:span>статистику<text:span text:style-name="T21"> </text:span>(см. ниже).</text:p>
      <text:p text:style-name="P16"><text:span text:style-name="T21">При вводе символа </text:span>«<text:span text:style-name="Verb"><text:span text:style-name="T21">g</text:span></text:span>» P <text:span text:style-name="T21">разрешает всем C_k </text:span>выв<text:span text:style-name="T21">одить </text:span>статистику.</text:p>
      <text:p text:style-name="P16"><text:span text:style-name="T21">При вводе символов </text:span>«<text:span text:style-name="Verb"><text:span text:style-name="T21">s&lt;num&gt;</text:span></text:span>» P <text:span text:style-name="T21">запрещает C_&lt;num&gt; </text:span>выв<text:span text:style-name="T21">одить </text:span>статистику.</text:p>
      <text:p text:style-name="P16"><text:span text:style-name="T21">При вводе символов </text:span>«<text:span text:style-name="Verb"><text:span text:style-name="T21">g&lt;num&gt;</text:span></text:span>» P <text:span text:style-name="T21">разрешает C_&lt;num&gt; </text:span>выв<text:span text:style-name="T21">одить </text:span>статистику.</text:p>
      <text:p text:style-name="P16"><text:span text:style-name="T21">При вводе символов </text:span>«<text:span text:style-name="Verb"><text:span text:style-name="T21">p&lt;num&gt;</text:span></text:span>» P <text:span text:style-name="T21">запрещает всем </text:span><text:span text:style-name="Verb"><text:span text:style-name="T21">C_k</text:span></text:span><text:span text:style-name="T21"> </text:span>выв<text:span text:style-name="T21">од и запрашивает </text:span><text:span text:style-name="Verb"><text:span text:style-name="T21">C_&lt;num&gt;</text:span></text:span><text:span text:style-name="T21"> </text:span>выв<text:span text:style-name="T21">ести свою </text:span>статистику. <text:span text:style-name="T21">По истечению заданного времени (5 с, например), если не введен символ «</text:span><text:span text:style-name="Verb"><text:span text:style-name="T21">g</text:span></text:span><text:span text:style-name="T21">», разрешает всем </text:span><text:span text:style-name="Verb"><text:span text:style-name="T21">C_k</text:span></text:span><text:span text:style-name="T21"> снова </text:span>выв<text:span text:style-name="T21">одить </text:span>статистику.</text:p>
      <text:p text:style-name="P16">По нажатию клавиши «<text:span text:style-name="Verb">q</text:span>» P удаляет все <text:span text:style-name="Verb">C_k</text:span>, сообщает об этом и завершается.</text:p>
      <text:p text:style-name="P16"/>
      <text:p text:style-name="P4">Действия дочернего процесса</text:p>
      <text:p text:style-name="P17">Дочерний процесс во внешнем цикле заводит будильник (<text:span text:style-name="Verb"><text:span text:style-name="T20">nanosleep</text:span></text:span><text:span text:style-name="Verb">(2)</text:span>) и входит в вечный цикл, в котором заполняет структуру, содержащую пару переменных типа <text:span text:style-name="Verb">int</text:span>, значениями {0, 0} и {1, 1} в режиме чередования. <text:s/><text:span text:style-name="T178">Поскольку заполнение не атомарно, в момент срабатывания будильника в структуре может оказаться любая возможная комбинация из 0 и 1.</text:span></text:p>
      <text:p text:style-name="P15">При получении сигнала от будильника проверяет содержимое структуры, собирает статистику и повторяет тело внешнего цикла.</text:p>
      <text:p text:style-name="P19">Через заданное количество повторений внешнего цикла (например, через 101) <text:span text:style-name="T20">дочерний процесс, </text:span>если ему разрешено, <text:span text:style-name="T20">выводит </text:span>свои PPID, PID и <text:span text:style-name="T20">4 числа — количество разных пар, зарегистрированных в момент получения сигнала от будильника. </text:span></text:p>
      <text:p text:style-name="P19">Вывод осуществляется <text:span text:style-name="T178">в одну строку</text:span>.</text:p>
      <text:p text:style-name="P18">Следует подобрать интервал времени ожидания <text:span text:style-name="T22">и количество повторений внешнего цикла</text:span>, чтобы статистика была значимой. </text:p>
      <text:p text:style-name="P33">Сообщения выводятся в <text:span text:style-name="Verb">stdout</text:span>. </text:p>
      <text:p text:style-name="P33">Сообщения процессов должны содержать идентифицирующие их данные, чтобы можно было фильтровать вывод утилитой <text:span text:style-name="Verb">grep</text:span>. </text:p>
      <text:h text:style-name="P155" text:outline-level="2"><text:bookmark-start text:name="__RefHeading___Toc5931_817249471"/>Лабораторная работа No <text:span text:style-name="T36">4</text:span>. <text:span text:style-name="T7">Задача производители-потребители для процессов</text:span><text:bookmark-end text:name="__RefHeading___Toc5931_817249471"/></text:h>
      <text:p text:style-name="Text_20_body">Основной процесс создает очередь сообщений, после чего ожидает и обрабатывает нажатия клавиш, порождая и завершая процессы двух типов —производители и потребители. </text:p>
      <text:p text:style-name="Text_20_body">Очередь сообщений представляет собой классическую структуру — кольцевой буфер, содержащий указатели на сообщения, и пара указателей на голову и хвост. Помимо этого очередь содержит счетчик добавленных сообщений и счетчик извлеченных.</text:p>
      <text:p text:style-name="P29">Производители формируют сообщения и, если в очереди есть место, перемещают <text:s/>их туда. </text:p>
      <text:p text:style-name="P29"><text:span text:style-name="T33">П</text:span>отребители, если в очереди есть сообщения, извлекают их оттуда, обрабатывают и освобождают память с ними связанную. </text:p>
      <text:p text:style-name="Text_20_body">Для работы используются два семафора для заполнения и извлечения, а также мьютекс или одноместный семафор для монопольного доступа к очереди.</text:p>
      <text:p text:style-name="Text_20_body">Сообщения имеют следующий формат (размер и смещение в байтах)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3">Имя</text:p>
          </table:table-cell>
          <table:table-cell table:style-name="Таблица1.A1" office:value-type="string">
            <text:p text:style-name="P3">Размер</text:p>
          </table:table-cell>
          <table:table-cell table:style-name="Таблица1.A1" office:value-type="string">
            <text:p text:style-name="P3">Смещение</text:p>
          </table:table-cell>
          <table:table-cell table:style-name="Таблица1.D1" office:value-type="string">
            <text:p text:style-name="P3">Описание</text:p>
          </table:table-cell>
        </table:table-row>
        <table:table-row>
          <table:table-cell table:style-name="Таблица1.A2" office:value-type="string">
            <text:p text:style-name="Содержимое_20_таблицы_20_2"><text:span text:style-name="Verb">type</text:span> </text:p>
          </table:table-cell>
          <table:table-cell table:style-name="Таблица1.A2" office:value-type="string">
            <text:p text:style-name="P2">1</text:p>
          </table:table-cell>
          <table:table-cell table:style-name="Таблица1.A2" office:value-type="string">
            <text:p text:style-name="P2">0</text:p>
          </table:table-cell>
          <table:table-cell table:style-name="Таблица1.D2" office:value-type="string">
            <text:p text:style-name="Содержимое_20_таблицы_20_2">тип сообщения</text:p>
          </table:table-cell>
        </table:table-row>
        <table:table-row>
          <table:table-cell table:style-name="Таблица1.A2" office:value-type="string">
            <text:p text:style-name="Содержимое_20_таблицы_20_2"><text:span text:style-name="Verb">hash</text:span> </text:p>
          </table:table-cell>
          <table:table-cell table:style-name="Таблица1.A2" office:value-type="string">
            <text:p text:style-name="P2">2</text:p>
          </table:table-cell>
          <table:table-cell table:style-name="Таблица1.A2" office:value-type="string">
            <text:p text:style-name="P2">1</text:p>
          </table:table-cell>
          <table:table-cell table:style-name="Таблица1.D2" office:value-type="string">
            <text:p text:style-name="Содержимое_20_таблицы_20_2">контрольные данные</text:p>
          </table:table-cell>
        </table:table-row>
        <table:table-row>
          <table:table-cell table:style-name="Таблица1.A2" office:value-type="string">
            <text:p text:style-name="Содержимое_20_таблицы_20_2"><text:span text:style-name="Verb">size</text:span> </text:p>
          </table:table-cell>
          <table:table-cell table:style-name="Таблица1.A2" office:value-type="string">
            <text:p text:style-name="P2">1</text:p>
          </table:table-cell>
          <table:table-cell table:style-name="Таблица1.A2" office:value-type="string">
            <text:p text:style-name="P2">3</text:p>
          </table:table-cell>
          <table:table-cell table:style-name="Таблица1.D2" office:value-type="string">
            <text:p text:style-name="Содержимое_20_таблицы_20_2">длина данных в байтах (от 0 до <text:span text:style-name="Verb">256)</text:span></text:p>
          </table:table-cell>
        </table:table-row>
        <table:table-row>
          <table:table-cell table:style-name="Таблица1.A2" office:value-type="string">
            <text:p text:style-name="Содержимое_20_таблицы_20_2"><text:span text:style-name="Verb">data</text:span> </text:p>
          </table:table-cell>
          <table:table-cell table:style-name="Таблица1.A2" office:value-type="string">
            <text:p text:style-name="P2"><text:span text:style-name="Verb">((size + 3)/4)*4</text:span> </text:p>
          </table:table-cell>
          <table:table-cell table:style-name="Таблица1.A2" office:value-type="string">
            <text:p text:style-name="P2">4</text:p>
          </table:table-cell>
          <table:table-cell table:style-name="Таблица1.D2" office:value-type="string">
            <text:p text:style-name="Содержимое_20_таблицы_20_2"><text:span text:style-name="T23">данные</text:span> сообщения</text:p>
          </table:table-cell>
        </table:table-row>
      </table:table>
      <text:p text:style-name="Text_20_body">Производители генерируют сообщения, используя системный генератор <text:span text:style-name="Verb">rand(3)</text:span><text:span text:style-name="T23"> </text:span><text:span text:style-name="T24">для </text:span><text:span text:style-name="Verb"><text:span text:style-name="T25">size</text:span></text:span><text:span text:style-name="T24"> и </text:span><text:span text:style-name="Verb">data</text:span>. <text:span text:style-name="T25">В качестве результата для </text:span><text:span text:style-name="Verb"><text:span text:style-name="T25">size</text:span></text:span><text:span text:style-name="T25"> используется остаток от деления на 257.</text:span></text:p>
      <text:p text:style-name="P34"><text:span text:style-name="T38">Если остаток от деления равен нулю, </text:span><text:span text:style-name="Verb"><text:span text:style-name="T38">rand(3)</text:span></text:span><text:span text:style-name="T41"> вызывается повторно. Если остаток от деления равен 256, значение </text:span><text:span text:style-name="Verb"><text:span text:style-name="T13">size</text:span></text:span><text:span text:style-name="T41"> устанавливается равным 0, реальная длина сообщения при этом составляет 256 байт.</text:span></text:p>
      <text:p text:style-name="Text_20_body">При формировании сообщения контрольные данные формируются из всех <text:span text:style-name="T41">байт сообщения</text:span>. Значение поля <text:span text:style-name="Verb">hash</text:span> при вычислении контрольных данных принимается равным нулю. Для расчета контрольных данных можно использовать любой подходящий алгоритм <text:span text:style-name="T33">на выбор студента</text:span>. </text:p>
      <text:p text:style-name="Text_20_body">После помещения значения в очередь перед освобождением мьютекса очереди производитель инкрементирует счетчик добавленных сообщений. Затем после освобождения мьютекса выводит строку на <text:span text:style-name="Verb">stdout</text:span>, содержащую помимо всего новое значение этого счетчика.</text:p>
      <text:p text:style-name="Text_20_body">Потребитель, получив доступ к очереди, извлекает сообщение и удаляет его из очереди. Перед освобождением мьютекса очереди инкрементирует счетчик извлеченных сообщений. Затем после <text:span text:style-name="T170">освобождения мьютекса </text:span>проверяет контрольные данные и выводит строку на <text:span text:style-name="Verb">stdout</text:span>, содержащую помимо всего новое значение счетчика извлеченных сообщений.</text:p>
      <text:p text:style-name="Text_20_body">При получении сигнала о завершении процесс должен завершить свой цикл и только после этого завершиться, не входя в новый. <text:s/></text:p>
      <text:p text:style-name="Text_20_body">Следует предусмотреть задержки, чтобы вывод можно было успеть прочитать в процессе работы программы. </text:p>
      <text:p text:style-name="P31">Следует предусмотреть <text:span text:style-name="T39">защиту от </text:span>тупиков<text:span text:style-name="T39">ых ситуаций</text:span> из-за отсутствия производителей или потребителей.</text:p>
      <text:p text:style-name="P32">Следует предусмотреть <text:span text:style-name="T170">нажатие клавиши для просмотра состояния (размер очереди, сколько занято и сколько свободно, столько производителей и сколько потребителей).</text:span></text:p>
      <text:p text:style-name="P31"/>
      <text:h text:style-name="P156" text:outline-level="2"><text:bookmark-start text:name="__RefHeading___Toc2888_4279185731"/>Лабораторная работа No <text:span text:style-name="T36">5</text:span>. <text:span text:style-name="T7">Потоки исполнени</text:span><text:span text:style-name="T36">я, в</text:span>заимодействие <text:span text:style-name="T7">и с</text:span>инхронизация <text:bookmark-end text:name="__RefHeading___Toc2888_4279185731"/></text:h>
      <text:p text:style-name="P166">Здесь две задачи. Обе <text:span text:style-name="T7">«производители-потребители» для потоков.</text:span></text:p>
      <text:p text:style-name="P167"><text:span text:style-name="T187">5.1) </text:span><text:span text:style-name="T37">А</text:span>налогична лабораторной No 4, но только с потоками, <text:span text:style-name="T188">семафорами и мьютексом </text:span>в рамках одного процесса. </text:p>
      <text:p text:style-name="P167"><text:span text:style-name="T39">Дополнительно </text:span><text:span text:style-name="T37">обрабатывается еще две клавиши – увеличение и уменьшение размера очереди. </text:span></text:p>
      <text:p text:style-name="P167"/>
      <text:p text:style-name="P167"><text:span text:style-name="T187">5.2 </text:span>Аналогична лабораторной № <text:span text:style-name="T187">5.1</text:span>, но с использованием условных переменных (см. лекции СПОВМ/ОСиСП). </text:p>
      <text:p text:style-name="P167">Изучаемые системные вызовы (префикс <text:span text:style-name="Verb">pthread_</text:span> опущен): <text:span text:style-name="Verb">cond_init()</text:span>, <text:span text:style-name="Verb">cond_destroy()</text:span>, <text:span text:style-name="Verb">cond_*wait(), cond_signal()</text:span>.</text:p>
      <text:h text:style-name="P159" text:outline-level="2"/>
      <text:h text:style-name="P155" text:outline-level="2"><text:bookmark-start text:name="__RefHeading___Toc5935_817249471"/>Лабораторная работа No <text:span text:style-name="T37">6</text:span>. <text:span text:style-name="T7">Работа с файлами, отображенными в память</text:span><text:bookmark-end text:name="__RefHeading___Toc5935_817249471"/></text:h>
      <text:p text:style-name="P36"><text:span text:style-name="T42">Кооперация</text:span><text:span text:style-name="T78"> </text:span><text:span text:style-name="T42">потоков для высокопроизводительной обработки больших файлов</text:span><text:span text:style-name="T78">. </text:span><text:span text:style-name="T88">И</text:span><text:span text:style-name="T99">зучаемые </text:span><text:span text:style-name="T88">системные вызовы: </text:span><text:span text:style-name="Verb"><text:span text:style-name="T88">pthread_create()</text:span></text:span><text:span text:style-name="T88">, </text:span><text:span text:style-name="Verb">pthread_exit()</text:span>, <text:span text:style-name="Verb">pthread_join()</text:span>, <text:span text:style-name="Verb">pthread_yield()</text:span>, <text:span text:style-name="Verb">pthread_cancel()</text:span>, <text:s/><text:span text:style-name="Verb">pthread_barrier_init</text:span><text:span text:style-name="Verb"><text:span text:style-name="T88">()</text:span></text:span><text:span text:style-name="T88">, </text:span><text:span text:style-name="Verb"><text:span text:style-name="T88">pthread_barrier_destroy()</text:span></text:span><text:span text:style-name="T88">, </text:span><text:span text:style-name="Verb"><text:span text:style-name="T88">pthread_barrier_wait()</text:span></text:span><text:span text:style-name="T88">, </text:span><text:span text:style-name="Verb"><text:span text:style-name="T97">mmap()</text:span></text:span><text:span text:style-name="T97">, </text:span><text:span text:style-name="Verb"><text:span text:style-name="T97">munmap()</text:span></text:span><text:span text:style-name="T97">.</text:span></text:p>
      <text:p text:style-name="Параграф">Задание</text:p>
      <text:p text:style-name="P41"><text:span text:style-name="T42">Написать многопоточную программу </text:span><text:span text:style-name="Verb"><text:span text:style-name="T14">sort_index</text:span></text:span><text:span text:style-name="T14"> </text:span><text:span text:style-name="T15">для </text:span><text:span text:style-name="T42">сортировки вторичного индексного файла </text:span><text:span text:style-name="T43">таблицы базы данных</text:span><text:span text:style-name="T42">, работающую с файлом в двух режимах: </text:span><text:span text:style-name="Verb"><text:span text:style-name="T14">read()</text:span></text:span><text:span text:style-name="T42">/</text:span><text:span text:style-name="Verb"><text:span text:style-name="T14">write()</text:span></text:span><text:span text:style-name="T42"> и </text:span><text:span text:style-name="T43">с </text:span><text:span text:style-name="T42">использ</text:span><text:span text:style-name="T43">ованием </text:span><text:span text:style-name="T42">отображение файлов в адресное пространство процесса. <text:s/>Программа должна запускаться следующим образом:</text:span></text:p>
      <text:p text:style-name="Программный_20_код">sort_index <text:span text:style-name="T77">memsize </text:span><text:span text:style-name="T88">granul </text:span>threads filenаme</text:p>
      <text:p text:style-name="P42">Параметры ком<text:span text:style-name="T85">андной </text:span>строки:</text:p>
      <text:p text:style-name="Программный_20_код">memsize <text:s/>:= <text:span text:style-name="T23">размер рабочего буфера, кратный размеру страницы (getpagesize())</text:span></text:p>
      <text:p text:style-name="P131">blocks <text:s text:c="2"/>:= порядок разбиения буфера</text:p>
      <text:p text:style-name="Программный_20_код">threads <text:s/>:= количество потоков (от k до N)</text:p>
      <text:p text:style-name="P132">k <text:span text:style-name="T23"><text:s text:c="7"/></text:span>:= <text:span text:style-name="T23">количество ядер</text:span></text:p>
      <text:p text:style-name="P131">N <text:s text:c="7"/>:= максимальное количество потоков (8k??)</text:p>
      <text:p text:style-name="P131">filenаme := имя файла</text:p>
      <text:p text:style-name="P44">Количество блоков должно быть степенью двойки и превышать количество потоков.</text:p>
      <text:p text:style-name="P43">Для целей тестирования написать программу генерации неотсортированного индексного файла.</text:p>
      <text:p text:style-name="Параграф"><text:span text:style-name="T76">Алгоритм</text:span> <text:span text:style-name="T42">программы генерации</text:span></text:p>
      <text:p text:style-name="P36"><text:span text:style-name="T77">Генерируемый файл </text:span><text:span text:style-name="T42">представляет собой вторичный индекс по времени и </text:span><text:span text:style-name="T77">состоит из заголовка и </text:span><text:span text:style-name="T86">индексных </text:span><text:span text:style-name="T77">записей фиксированной длины.</text:span></text:p>
      <text:p text:style-name="P47"><text:span text:style-name="T82">Индексная з</text:span>апис<text:span text:style-name="T77">ь имеет</text:span> следующ<text:span text:style-name="T77">ую</text:span> структур<text:span text:style-name="T77">у</text:span>:</text:p>
      <text:p text:style-name="Программный_20_код">struct index_s {</text:p>
      <text:p text:style-name="Программный_20_код"><text:s text:c="4"/>double <text:s text:c="2"/>time_mark; // временная метка (модифицированная юлианская дата)</text:p>
      <text:p text:style-name="Программный_20_код"><text:s text:c="4"/><text:span text:style-name="T23">uint64_t recno; <text:s text:c="4"/>// первичный индекс в таблице БД</text:span></text:p>
      <text:p text:style-name="Программный_20_код">} index_record;</text:p>
      <text:p text:style-name="P37">Заголовок представляет собой следующую структуру</text:p>
      <text:p text:style-name="Программный_20_код">struct index<text:span text:style-name="T23">_hdr</text:span>_s {</text:p>
      <text:p text:style-name="Программный_20_код"><text:s text:c="4"/><text:span text:style-name="T23">uint64_t <text:s text:c="6"/>recsords; // количество записей</text:span></text:p>
      <text:p text:style-name="P131"><text:s text:c="4"/>struct index_s idx[]; <text:s text:c="3"/>// массив записей в количестве records</text:p>
      <text:p text:style-name="Программный_20_код">}</text:p>
      <text:p text:style-name="P59"><text:span text:style-name="T77">Временная метка определяется в модифицированный юлианских днях. Целая часть лежит в пределах от 15020.0 (1900.01.01-0:0:0.0) до «вчера»</text:span><text:span text:style-name="T77"><text:note text:id="ftn6" text:note-class="footnote"><text:note-citation>6</text:note-citation><text:note-body><text:p text:style-name="Footnote">https://en.wikipedia.org/wiki/Julian_day. <text:span text:style-name="T80">Находим в таблице вариантов «Modified JD» и получаем значение даты на сегодня. вычитаем единицу и целую часть используем как максимальное значение целой части генерируемой даты.</text:span></text:p></text:note-body></text:note></text:span><text:span text:style-name="T77">. Дробная – это часть дня (0.5 – <text:s/>12:0:0.0). Для генерации </text:span><text:span text:style-name="T87">целой и дробной частей </text:span><text:span text:style-name="T42">временной метки </text:span><text:span text:style-name="T77">используется </text:span><text:span text:style-name="T42">системный </text:span><text:span text:style-name="T77">генератор случайных чисел (</text:span><text:span text:style-name="Verb"><text:span text:style-name="T77">random(3)</text:span></text:span><text:span text:style-name="T77">). </text:span></text:p>
      <text:p text:style-name="P40"><text:span text:style-name="T81">Первичный индекс, как вариант, может заполняться последовательно, начиная с 1, </text:span><text:span text:style-name="T83">но может быть случайным целым &gt; 0 (</text:span><text:span text:style-name="T44">в программе сортировки не используется</text:span><text:span text:style-name="T83">)</text:span><text:span text:style-name="T81">. </text:span></text:p>
      <text:p text:style-name="P39"><text:soft-page-break/>Размер индекса в записях <text:span text:style-name="T98">должен быть кратен 256 и </text:span><text:span text:style-name="T89">кратно превышать </text:span><text:span text:style-name="T98">планируемую </text:span><text:span text:style-name="T89">выделенную память для отображения</text:span><text:span text:style-name="T98">. Размер индекса </text:span>и имя <text:span text:style-name="T84">файла </text:span>указывается при запуске программы генерации. </text:p>
      <text:p text:style-name="Параграф">Алгоритм программы сортировки</text:p>
      <text:p text:style-name="P49"><text:span text:style-name="T89">1) </text:span>Основной поток запускает <text:span text:style-name="Verb">threads</text:span> потоков, <text:span text:style-name="T93">сообщая им </text:span><text:span text:style-name="T96">адрес буфера, </text:span><text:span text:style-name="T91">размер блока </text:span><text:span text:style-name="Verb"><text:span text:style-name="T91">memsize/</text:span></text:span><text:span text:style-name="Verb"><text:span text:style-name="T92">blocks</text:span></text:span>, <text:span text:style-name="T93">и </text:span><text:span text:style-name="T96">их </text:span><text:span text:style-name="T93">номер </text:span><text:span text:style-name="T96">от </text:span><text:span text:style-name="T90">1 до </text:span><text:span text:style-name="Verb"><text:span text:style-name="T90">threads - 1</text:span></text:span><text:span text:style-name="T90">, используя возможность передачи аргумента для </text:span><text:span text:style-name="Verb"><text:span text:style-name="T90">start_routine</text:span></text:span><text:span text:style-name="T90">. </text:span><text:span text:style-name="T93">По</text:span><text:span text:style-name="T97">рожденные по</text:span><text:span text:style-name="T93">токи </text:span>останавливаются на барьере, ожидая <text:span text:style-name="T93">прихода </text:span>основного. </text:p>
      <text:p text:style-name="P48"><text:span text:style-name="T89">2) </text:span>Основной поток <text:span text:style-name="T90">c номером 0 </text:span>открывает файл, отображает его часть размером <text:span text:style-name="Verb">memsize</text:span> на память и синхронизируется на барьере. <text:span text:style-name="T93">Барьер «открывается» и все </text:span><text:span text:style-name="Verb"><text:span text:style-name="T93">threads</text:span></text:span><text:span text:style-name="T93"> потоков входят на равных в фазу сортировки.</text:span></text:p>
      <text:p text:style-name="P50">3) Фаза сортировки</text:p>
      <text:p text:style-name="P51">С каждым из блоков связана карта (массив) отсортированных блоков, <text:span text:style-name="T90">в которой изначально блоки <text:s/>с 0 по </text:span><text:span text:style-name="Verb"><text:span text:style-name="T90">threads-1</text:span></text:span> <text:span text:style-name="T90">отмечены, как занятые. </text:span></text:p>
      <text:p text:style-name="P56"><text:span text:style-name="T89">Поток </text:span><text:span text:style-name="Verb"><text:span text:style-name="T90">n</text:span></text:span><text:span text:style-name="T90"> начинает с того, что </text:span><text:span text:style-name="T89">выбирает из массива </text:span><text:span text:style-name="T90">блок со своим номером и его сортирует</text:span><text:span text:style-name="T89">, используя </text:span><text:span text:style-name="Verb"><text:span text:style-name="T89">qsort(3)</text:span></text:span><text:span text:style-name="T89">.</text:span><text:span text:style-name="T90"> После того, как поток отсортировал свой первый блок, он </text:span><text:span text:style-name="T95">на основе конкурентного захвата мьютекса, связанного с картой, </text:span><text:span text:style-name="T90">получает </text:span><text:span text:style-name="T95">к ней </text:span><text:span text:style-name="T90">эксклюзивный доступ, отмечает следующий свободный блок, как занятый, </text:span><text:span text:style-name="T95">освобождает мьютекс </text:span><text:span text:style-name="T90">и </text:span><text:span text:style-name="T93">приступает к </text:span><text:span text:style-name="T90">его сортир</text:span><text:span text:style-name="T93">овке</text:span><text:span text:style-name="T90">. </text:span></text:p>
      <text:p text:style-name="P52"><text:span text:style-name="T90">Если свободных блоков нет, </text:span>синхронизируется на барьере. <text:span text:style-name="T90">После прохождения барьера все блоки будут отсортированы.</text:span></text:p>
      <text:p text:style-name="P53">4) Фаза слияния</text:p>
      <text:p text:style-name="P54">Поскольку блоков <text:span text:style-name="T94">степень двойки, </text:span><text:span text:style-name="T95">слияния производятся парами в цикле. </text:span></text:p>
      <text:p text:style-name="P55">Поток 0 сливает блоки 0 и1, поток 1 ‒ блоки 2 и 3, и так далее. </text:p>
      <text:p text:style-name="P55">Для отметки слитых пар и не слитых используется половина карты. Если для потока нет пары слияния, он синхронизируется на барьере. </text:p>
      <text:p text:style-name="P55">В результате слияния количество блоков, подлежащих слиянию сокращается в два раза, а размер их в два раза увеличивается. </text:p>
      <text:p text:style-name="P55">После очередного прохождения барьера количество блоков, подлежащих слиянию, станет меньше количества потоков. В этом случае распределение блоков между потоками осуществляется на основе конкурентного захвата мьютекса, связанного с картой. <text:span text:style-name="T96">Потоки, котором не досталось блока, синхронизируются на барьере.</text:span></text:p>
      <text:p text:style-name="P57">Когда осталась последняя пара, все потоки с номером не равным нулю <text:s/>синхронизируются на барьере, о поток с номером 0 выполняет слияние последней пары. </text:p>
      <text:p text:style-name="P57">После слияния буфер становится отсортирован и подлежит <text:span text:style-name="T97">сбросу в файл (</text:span><text:span text:style-name="Verb"><text:span text:style-name="T97">munmap()</text:span></text:span><text:span text:style-name="T97">). </text:span></text:p>
      <text:p text:style-name="P58">Если не весь файл обработан, продолжаем с шага 2).</text:p>
      <text:p text:style-name="P58">Если <text:s/>весь файл обработан, основной поток отправляет запрос отмены порожденным потокам, выполняет слияние отсортированных частей файла <text:span text:style-name="T98">и завершается</text:span>.</text:p>
      <text:p text:style-name="P58"/>
      <text:p text:style-name="P60"/>
      <text:p text:style-name="P60"/>
      <text:p text:style-name="P55"/>
      <text:p text:style-name="P53"/>
      <text:p text:style-name="P48"/>
      <text:p text:style-name="P38"/>
      <text:p text:style-name="P38"/>
      <text:p text:style-name="P38"/>
      <text:h text:style-name="P155" text:outline-level="2"><text:bookmark-start text:name="__RefHeading___Toc5937_817249471"/>Лабораторная работа No <text:span text:style-name="T37">7</text:span>. <text:span text:style-name="T8">Блокировки чтения/записи</text:span><text:bookmark-end text:name="__RefHeading___Toc5937_817249471"/></text:h>
      <text:p text:style-name="P61">Конкурентный доступ к совместно используемому файлу, <text:span text:style-name="T101">используя блокировку <text:s/>чтения-записи</text:span>. <text:span text:style-name="T88">И</text:span>зучаемые <text:span text:style-name="T88">системные вызовы: <text:s/></text:span><text:span text:style-name="Verb"><text:span text:style-name="T101">fcntl(F_GETLK, F_SETLK, F_SETLKW, F_UNLK)</text:span></text:span><text:span text:style-name="T101">.</text:span></text:p>
      <text:p text:style-name="P64"/>
      <text:p text:style-name="P62">Программа в режиме конкурентного доступа читает из и пишет в файл, содержащий записи фиксированного формата. Формат записей произвольный. Примерный формат записи:</text:p>
      <text:p text:style-name="Программный_20_код">struct record_s {</text:p>
      <text:p text:style-name="Программный_20_код"><text:s text:c="4"/><text:span text:style-name="T101">char <text:s text:c="4"/>name[80]; <text:s text:c="3"/>// Ф.И.О. студента</text:span></text:p>
      <text:p text:style-name="Программный_20_код"><text:s text:c="4"/><text:span text:style-name="T101">char <text:s text:c="4"/></text:span>address<text:span text:style-name="T101">[80]; // адрес проживания</text:span></text:p>
      <text:p text:style-name="Программный_20_код"><text:s text:c="4"/><text:span text:style-name="T101">uint8_t <text:s/>semester; <text:s text:c="3"/>// семестр</text:span></text:p>
      <text:p text:style-name="Программный_20_код">}</text:p>
      <text:p text:style-name="P62">Файл должен содержать не менее 10 записей. Создается и наполняется с помощью любых средств. <text:s/></text:p>
      <text:p text:style-name="P62">Программа должна выполнять следующие операции:</text:p>
      <text:p text:style-name="P62">1) <text:span text:style-name="Verb">LST</text:span> ‒ Отображение содержимого файла с последовательной нумерацией записей</text:p>
      <text:p text:style-name="P62">2) <text:span text:style-name="Verb">GET Rec_No</text:span> ‒ получение записи с порядковым номером <text:span text:style-name="Verb">Rec_No</text:span>;</text:p>
      <text:p text:style-name="P62">3) Модификацию полей записи</text:p>
      <text:p text:style-name="P62">4) <text:span text:style-name="Verb">PUT</text:span> ‒ сохранение последней прочитанной и модифицированной записи по месту.</text:p>
      <text:p text:style-name="P62">Интерфейс с пользователем на «вкус» студента.</text:p>
      <text:p text:style-name="Параграф">Алгоритм конкурентного доступ к записи</text:p>
      <text:p text:style-name="P62"/>
      <text:p text:style-name="P62"><text:span text:style-name="Verb"><text:s text:c="4"/>REC &lt;-- get(Rec_No) <text:s text:c="10"/>// </text:span><text:span text:style-name="Verb"><text:span text:style-name="T159">читаем запись</text:span></text:span></text:p>
      <text:p text:style-name="P62"><text:span text:style-name="Verb">Again:</text:span></text:p>
      <text:p text:style-name="P62"><text:span text:style-name="Verb"><text:s text:c="4"/>REC_SAV &lt;-- REC <text:s text:c="14"/>// сохраним копию</text:span></text:p>
      <text:p text:style-name="P62"><text:span text:style-name="Verb"/></text:p>
      <text:p text:style-name="P62"><text:span text:style-name="Verb"><text:span text:style-name="T144"><text:s text:c="4"/>... //</text:span></text:span><text:span text:style-name="Verb"><text:span text:style-name="T146"> </text:span></text:span><text:span text:style-name="Verb"><text:span text:style-name="T147">делаем что-нибудь с записью и желаем ее сохранить</text:span></text:span></text:p>
      <text:p text:style-name="P62"><text:span text:style-name="Verb"><text:span text:style-name="T145"/></text:span></text:p>
      <text:p text:style-name="P62"><text:span text:style-name="Verb"><text:s text:c="4"/>if (REC модифицирована) {</text:span></text:p>
      <text:p text:style-name="P62"><text:span text:style-name="Verb"><text:s text:c="8"/>lock(Rec_No) <text:s text:c="13"/>// блокируем запись для модификации в файле</text:span></text:p>
      <text:p text:style-name="P62"><text:span text:style-name="Verb"><text:s text:c="8"/>REC_NEW &lt;-- get(Rec_No) <text:s text:c="2"/>// и перечитываем</text:span></text:p>
      <text:p text:style-name="P62"><text:span text:style-name="Verb"><text:s text:c="8"/>if (REC_NEW != REC_SAV) { // кто-то изменил запись после получения ее нами</text:span></text:p>
      <text:p text:style-name="P62"><text:span text:style-name="Verb"><text:s text:c="12"/>unlock(Rec_No) <text:s text:c="7"/>// освобождаем запись</text:span></text:p>
      <text:p text:style-name="P62"><text:span text:style-name="Verb"><text:s text:c="12"/></text:span><text:span text:style-name="Verb"><text:span text:style-name="T186">message <text:s text:c="14"/>// сообщаем, что запись кто-то изменил</text:span></text:span></text:p>
      <text:p text:style-name="P62"><text:span text:style-name="Verb"><text:s text:c="12"/>REC &lt;-- <text:s/>REC_NEW <text:s text:c="5"/>// повторим все с ее новым содержимым </text:span><text:span text:style-name="Verb"><text:span text:style-name="T186">если нужно</text:span></text:span></text:p>
      <text:p text:style-name="P62"><text:span text:style-name="Verb"><text:s text:c="12"/>goto Again</text:span></text:p>
      <text:p text:style-name="P62"><text:span text:style-name="Verb"><text:s text:c="8"/>}</text:span></text:p>
      <text:p text:style-name="P62"><text:span text:style-name="Verb"><text:s text:c="8"/>put(REC, Rec_No) <text:s text:c="9"/>// сохраняем новое содержимое</text:span></text:p>
      <text:p text:style-name="P62"><text:span text:style-name="Verb"><text:s text:c="8"/>unlock(Rec_No) <text:s text:c="11"/>// освобождаем запись</text:span></text:p>
      <text:p text:style-name="P62"><text:span text:style-name="Verb"><text:s text:c="4"/>}</text:span></text:p>
      <text:p text:style-name="P62"><text:span text:style-name="Verb"/></text:p>
      <text:p text:style-name="P62">Для отладки и тестирования используется не <text:s/>менее двух экземпляров программы. </text:p>
      <text:p text:style-name="P62"/>
      <text:h text:style-name="P157" text:outline-level="2"><text:bookmark-start text:name="__RefHeading___Toc5937_8172494711"/>Лабораторная работа No <text:span text:style-name="T37">8</text:span>. <text:span text:style-name="T9">Сокеты. Взаимодействие процессов.</text:span><text:bookmark-end text:name="__RefHeading___Toc5937_8172494711"/></text:h>
      <text:p text:style-name="P65">Задача ‒ разработка многопоточного сервера и клиента, работа<text:span text:style-name="T102">ю</text:span>щих по простому протоколу.</text:p>
      <text:p text:style-name="P65">Изучаемые системные вызовы: <text:span text:style-name="Verb">socket()</text:span>, <text:span text:style-name="Verb">bind()</text:span>, <text:span text:style-name="Verb">listen()</text:span>, <text:span text:style-name="Verb">conect()</text:span>, <text:span text:style-name="Verb">accept()</text:span> и прочих, связанных с адресацией в домене AF_INET.</text:p>
      <text:p text:style-name="P65"/>
      <text:p text:style-name="P65">Протокол должен содержать <text:span text:style-name="T102">следующие </text:span>запрос<text:span text:style-name="T102">ы</text:span>:</text:p>
      <text:p text:style-name="P65"><text:span text:style-name="Verb">ECHO</text:span> ‒ эхо-запрос, возвращающий <text:span text:style-name="T102">без изменений полученное от клиента;</text:span></text:p>
      <text:p text:style-name="P67"><text:span text:style-name="Verb">QUIT</text:span> ‒ запрос на завершение сеанса;</text:p>
      <text:p text:style-name="P67"><text:span text:style-name="Verb">INFO</text:span> ‒ запрос на получения общей информации о сервере;</text:p>
      <text:p text:style-name="P67"><text:span text:style-name="Verb">CD <text:s/></text:span><text:s/>‒ изменить текущий каталог на сервере;</text:p>
      <text:p text:style-name="P67"><text:span text:style-name="Verb">LIST</text:span> ‒ вернуть список файловых объектов из текущего каталога.</text:p>
      <text:p text:style-name="P71">Протокол может содержать дополнительные запросы по выбору студента, <text:span text:style-name="T105">не выходящие за пределы корневого каталога сервера и не изменяющих файловую систему в его дереве.</text:span></text:p>
      <text:p text:style-name="P67">Запросы клиенту отправляются на <text:span text:style-name="Verb">stdin</text:span>.</text:p>
      <text:p text:style-name="P68">Ответы сервера <text:span text:style-name="T103">и о</text:span>шибки протокола выводятся на <text:span text:style-name="Verb">stdout</text:span>.</text:p>
      <text:p text:style-name="P67">Ошибки системы выводятся на <text:span text:style-name="Verb">stderr</text:span>.</text:p>
      <text:p text:style-name="P168"><text:span text:style-name="T106">П</text:span>одсказка клиента для ввода <text:span text:style-name="T106">запросов </text:span>‒ <text:span text:style-name="T106">с</text:span>имвол <text:span text:style-name="Verb">'&gt;'</text:span>.</text:p>
      <text:p text:style-name="P169">Сервер принимает номер порта, на котором будет слушать и выводит протокол работы в <text:span text:style-name="Verb">stdout</text:span>. </text:p>
      <text:p text:style-name="P172">$ myserver port_no</text:p>
      <text:p text:style-name="P171">Готов.</text:p>
      <text:p text:style-name="P169">Формат протокола произвольный, каждое событие занимает одну строку, первое поле ‒ дата и время в формате YYYY.MM.DD-hh:mm:ss.sss).</text:p>
      <text:p text:style-name="P73">Клиент помимо интерактивных запросов принимает запросы из файла. Файл с запросами указывается с использованием префикса <text:span text:style-name="Verb">'@'</text:span>:</text:p>
      <text:p text:style-name="Программный_20_код_20_в_20_рамке">$ <text:span text:style-name="T106">my</text:span>client server.domen</text:p>
      <text:p text:style-name="Программный_20_код_20_в_20_рамке">Вас приветсвует учебный сервер 'myserver'</text:p>
      <text:p text:style-name="Программный_20_код_20_в_20_рамке">&gt; <text:span text:style-name="T106">@file</text:span></text:p>
      <text:p text:style-name="Программный_20_код_20_в_20_рамке">&gt; <text:span text:style-name="T106">ECHO какой-то_текст</text:span></text:p>
      <text:p text:style-name="P74">какой-то_текст</text:p>
      <text:p text:style-name="P74">&gt; LIST</text:p>
      <text:p text:style-name="P74">dir1</text:p>
      <text:p text:style-name="P74">dir2</text:p>
      <text:p text:style-name="P74">file</text:p>
      <text:p text:style-name="P74">&gt; CD dir1</text:p>
      <text:p text:style-name="P74">dir1&gt; QUIT</text:p>
      <text:p text:style-name="P74">BYE</text:p>
      <text:p text:style-name="P74">$</text:p>
      <text:p text:style-name="P67"/>
      <text:p text:style-name="P66"><text:span text:style-name="T104">ECHO</text:span> ‒ эхо-запрос, возвращающий <text:span text:style-name="T102">без изменений полученное от клиента.</text:span></text:p>
      <text:p text:style-name="Программный_20_код_20_в_20_рамке">&gt; ECHO "произвольный текст" </text:p>
      <text:p text:style-name="Программный_20_код_20_в_20_рамке">произвольный текст</text:p>
      <text:p text:style-name="Программный_20_код_20_в_20_рамке">&gt; </text:p>
      <text:p text:style-name="P68"/>
      <text:p text:style-name="P67"><text:span text:style-name="T104">QUIT</text:span> ‒ запрос на завершение сеанса</text:p>
      <text:p text:style-name="Программный_20_код_20_в_20_рамке"><text:soft-page-break/><text:span text:style-name="Verb">&gt; </text:span><text:span text:style-name="Verb"><text:span text:style-name="T103">QUIT</text:span></text:span></text:p>
      <text:p text:style-name="Программный_20_код_20_в_20_рамке"><text:span text:style-name="Verb">BYE</text:span></text:p>
      <text:p text:style-name="Программный_20_код_20_в_20_рамке"><text:span text:style-name="Verb">$</text:span></text:p>
      <text:p text:style-name="P67"/>
      <text:p text:style-name="P68"><text:span text:style-name="T104">INFO</text:span> ‒ запрос на получения общей информации о сервере.</text:p>
      <text:p text:style-name="P68"><text:span text:style-name="T103">C</text:span>ервер отправ<text:span text:style-name="T103">ляет текстовый </text:span>файл с соответствующей информацией.</text:p>
      <text:p text:style-name="Программный_20_код_20_в_20_рамке"><text:span text:style-name="Verb">&gt; INFO</text:span></text:p>
      <text:p text:style-name="Программный_20_код_20_в_20_рамке"><text:span text:style-name="Verb"><text:span text:style-name="T106">Вас приветсвует </text:span></text:span><text:span text:style-name="Verb">учебный сервер </text:span><text:span text:style-name="Verb"><text:span text:style-name="T103">'myserver'</text:span></text:span></text:p>
      <text:p text:style-name="Программный_20_код_20_в_20_рамке"><text:span text:style-name="Verb">&gt; </text:span></text:p>
      <text:p text:style-name="P69">Этот же файл сервер отправляет клиенту при установлении сеанса.</text:p>
      <text:p text:style-name="P68"/>
      <text:p text:style-name="P67"><text:span text:style-name="T104">LIST</text:span> ‒ вернуть список файловых объектов из текущего каталога.</text:p>
      <text:p text:style-name="P69">Текущий каталог ‒ каталог в дереве каталогов сервера. Корневой каталог сервера устанавливается из командной строки при старте сервера. </text:p>
      <text:p text:style-name="Программный_20_код_20_в_20_рамке">&gt; LIST</text:p>
      <text:p text:style-name="Программный_20_код_20_в_20_рамке">dir1/</text:p>
      <text:p text:style-name="Программный_20_код_20_в_20_рамке">dir2/</text:p>
      <text:p text:style-name="Программный_20_код_20_в_20_рамке">file1</text:p>
      <text:p text:style-name="Программный_20_код_20_в_20_рамке">file2 --&gt; <text:span text:style-name="T103">dir2/file2</text:span></text:p>
      <text:p text:style-name="Программный_20_код_20_в_20_рамке">file3 --&gt;&gt; <text:span text:style-name="T103">dir1/file</text:span></text:p>
      <text:p text:style-name="Программный_20_код_20_в_20_рамке">&gt;</text:p>
      <text:p text:style-name="P69">Каталоги выводятся с суффиксом <text:span text:style-name="Verb">'/'</text:span> поcле имени, файлы ‒ как есть, симлинки на регулярные файлы разрешаются через <text:span text:style-name="Verb">'--&gt;'</text:span>, симлинки на симлинки разрешаются через <text:span text:style-name="Verb">'--&gt;&gt;'</text:span>. Корневой <text:s/>каталог сервера пр выводе указывается префиксом <text:s/><text:span text:style-name="Verb">'/'</text:span> перед именем.</text:p>
      <text:p text:style-name="P72"/>
      <text:p text:style-name="P68"><text:span text:style-name="T104">CD</text:span> ‒ изменить текущий каталог на сервере</text:p>
      <text:p text:style-name="P69">Выход за пределы дерева корневого каталога сервера запрещается, команда безмолвно игнорируется </text:p>
      <text:p text:style-name="Программный_20_код_20_в_20_рамке">&gt; CD <text:span text:style-name="T103">dir2</text:span></text:p>
      <text:p text:style-name="P70">dir2&gt; LIST</text:p>
      <text:p text:style-name="P70">file2</text:p>
      <text:p text:style-name="P70">dir2&gt; CD ../dir1</text:p>
      <text:p text:style-name="P70">dir1&gt; LIST</text:p>
      <text:p text:style-name="P70">file --&gt; /file1</text:p>
      <text:p text:style-name="P70">dir1&gt; CD ..</text:p>
      <text:p text:style-name="P70">&gt; CD ..</text:p>
      <text:p text:style-name="P70">&gt;</text:p>
      <text:p text:style-name="P75">Соединения функционируют независимо, т.е. текущий каталог у каждого соединения свой.</text:p>
      <text:p text:style-name="P75"/>
      <text:p text:style-name="Параграф">Примечани<text:span text:style-name="T107">я</text:span>:</text:p>
      <text:p text:style-name="P75">Раскрашивать вывод не нужно.</text:p>
      <text:p text:style-name="P170"><text:span text:style-name="T107">Для разработки и отладки лабораторной следует использовать редактор или IDE, поддерживающие несколько запущенных экземпляров, каждый со своей конфигурацией, и поддерживающие отладку прямо в окне с кодом, например, slickedit (лучший выбор). </text:span></text:p>
      <text:p text:style-name="P9"/>
      <text:p text:style-name="P9"/>
      <text:h text:style-name="P128" text:outline-level="1"><text:bookmark-start text:name="__RefHeading___Toc7422_3640981049"/>Приложение А. <text:span text:style-name="T110">Структура проекта и п</text:span>ример<text:span text:style-name="T162">ы</text:span> <text:span text:style-name="Verb"><text:span text:style-name="T109">makefile</text:span></text:span> <text:bookmark-end text:name="__RefHeading___Toc7422_3640981049"/></text:h>
      <text:h text:style-name="Heading_20_2" text:outline-level="2"><text:bookmark-start text:name="__RefHeading___Toc26570_1956240972"/>Один исходный файл <text:span text:style-name="T160">на C</text:span><text:bookmark-end text:name="__RefHeading___Toc26570_1956240972"/></text:h>
      <text:p text:style-name="P122"><text:span text:style-name="T161"># </text:span>makefile</text:p>
      <text:p text:style-name="P122">CC = gcc</text:p>
      <text:p text:style-name="P122">CFLAGS = -W -Wall -Wextra -std=c11</text:p>
      <text:p text:style-name="P122">.PHONY: clean</text:p>
      <text:p text:style-name="P122"/>
      <text:p text:style-name="P122">all: <text:span text:style-name="T79">prog</text:span></text:p>
      <text:p text:style-name="P122"><text:span text:style-name="T79">prog</text:span>: <text:span text:style-name="T79">prog</text:span>.c makefile</text:p>
      <text:p text:style-name="P122"><text:s text:c="8"/>$(CC) $(CFLAGS) p<text:span text:style-name="T161">rog</text:span>.c -o <text:span text:style-name="T79">prog</text:span></text:p>
      <text:p text:style-name="P122">clean: </text:p>
      <text:p text:style-name="P122"><text:s text:c="8"/>rm <text:span text:style-name="T79">prog</text:span></text:p>
      <text:p text:style-name="P123">Компиляция и сборка</text:p>
      <text:p text:style-name="P122">$ make</text:p>
      <text:p text:style-name="P122">gcc -W -Wall -Wextra -std=c11 <text:span text:style-name="T72">prog</text:span>.c -o pr<text:span text:style-name="T161">og</text:span></text:p>
      <text:p text:style-name="P122">$</text:p>
      <text:p text:style-name="P123">Запуск</text:p>
      <text:p text:style-name="P122">$ ./p<text:span text:style-name="T161">rog</text:span> </text:p>
      <text:h text:style-name="Heading_20_2" text:outline-level="2"><text:bookmark-start text:name="__RefHeading___Toc26572_1956240972"/>Библиотека и программа, ее использующая<text:bookmark-end text:name="__RefHeading___Toc26572_1956240972"/></text:h>
      <text:p text:style-name="P77">Структура проекта <text:span text:style-name="T111">для сборки библиотеки и программы для ее отладки и тестирования</text:span><text:span text:style-name="T111"><text:note text:id="ftn7" text:note-class="footnote"><text:note-citation>7</text:note-citation><text:note-body><text:p text:style-name="P130">ftp://lsi.bas-net.by/ОсиСП-2023/code/makefile/lib_ex/</text:p></text:note-body></text:note></text:span><text:span text:style-name="T111">:</text:span></text:p>
      <text:p text:style-name="Программный_20_код_20_в_20_рамке">$ tree -a</text:p>
      <text:p text:style-name="Программный_20_код_20_в_20_рамке">.</text:p>
      <text:p text:style-name="P117">├── .git<text:span text:style-name="T111"> <text:s text:c="11"/>-- каталог локального git-репозитория </text:span></text:p>
      <text:p text:style-name="Программный_20_код_20_в_20_рамке">: <text:s text:c="18"/>-- <text:span text:style-name="T112">содержимое репозитория</text:span></text:p>
      <text:p text:style-name="P117">├── Makefile <text:s text:c="7"/>-- <text:span text:style-name="T111">файл, управляющий сборкой</text:span></text:p>
      <text:p text:style-name="P117">├── build <text:s text:c="10"/>-- <text:span text:style-name="T111">каталог сборки </text:span></text:p>
      <text:p text:style-name="P117">│ <text:s text:c="2"/>├── .gitignore <text:s/>-- <text:span text:style-name="T111">файл </text:span><text:span text:style-name="T112">неотслеживания </text:span><text:span text:style-name="T111">git</text:span></text:p>
      <text:p text:style-name="P117">│ <text:s text:c="2"/>├── debug <text:s text:c="6"/>-- <text:span text:style-name="T111">каталог вариант</text:span><text:span text:style-name="T112">а </text:span><text:span text:style-name="T111">отлад</text:span><text:span text:style-name="T112">ки</text:span></text:p>
      <text:p text:style-name="P117">│ <text:s text:c="2"/>│ <text:s text:c="2"/>├── lib.o <text:s text:c="2"/>-- <text:span text:style-name="T111">объектный модуль библиотеки</text:span></text:p>
      <text:p text:style-name="P117">│ <text:s text:c="2"/>│ <text:s text:c="2"/>├── main.o <text:s/>-- <text:span text:style-name="T111">объектный модуль программы</text:span></text:p>
      <text:p text:style-name="P117">│ <text:s text:c="2"/>│ <text:s text:c="2"/>└── test <text:s text:c="3"/>-- <text:span text:style-name="T111">исполняемый модуль программы отладки </text:span><text:span text:style-name="T112">и тестирования</text:span></text:p>
      <text:p text:style-name="P117">│ <text:s text:c="2"/>└── release <text:s text:c="4"/>-- <text:span text:style-name="T111">каталог вариант</text:span><text:span text:style-name="T112">а выпуска</text:span></text:p>
      <text:p text:style-name="P117">│ <text:s text:c="2"/>│ <text:s text:c="2"/>├── lib.o <text:s text:c="2"/>-- <text:span text:style-name="T111">объектный модуль библиотеки</text:span></text:p>
      <text:p text:style-name="P117">│ <text:s text:c="2"/>│ <text:s text:c="2"/>├── main.o <text:s/>-- <text:span text:style-name="T111">объектный модуль программы</text:span></text:p>
      <text:p text:style-name="P117">│ <text:s text:c="2"/>│ <text:s text:c="2"/>└── test <text:s text:c="3"/>-- <text:span text:style-name="T111">исполняемый модуль программы отладки </text:span><text:span text:style-name="T112">и тестирования</text:span></text:p>
      <text:p text:style-name="P117">└── src<text:span text:style-name="T111"> <text:s text:c="12"/>-- каталог с исходными кодами</text:span></text:p>
      <text:p text:style-name="P117"><text:s text:c="4"/>├── lib.c <text:s text:c="6"/>--<text:span text:style-name="T111"> код библиотеки</text:span></text:p>
      <text:p text:style-name="P117"><text:s text:c="4"/>├── lib.h <text:s text:c="6"/>--<text:span text:style-name="T111"> файл заголовка библиотеки </text:span></text:p>
      <text:p text:style-name="P117"><text:s text:c="4"/>└── main.c <text:s text:c="5"/>--<text:span text:style-name="T111"> код тестовой программы</text:span></text:p>
      <text:p text:style-name="P78">Содержимое <text:span text:style-name="Verb">Makefile</text:span></text:p>
      <text:p text:style-name="Программный_20_код_20_в_20_рамке">$ cat Makefile </text:p>
      <text:p text:style-name="Программный_20_код_20_в_20_рамке">#makefile</text:p>
      <text:p text:style-name="Программный_20_код_20_в_20_рамке">CC = gcc</text:p>
      <text:p text:style-name="Программный_20_код_20_в_20_рамке">CFLAGS = -std=c11 -g2 -ggdb -pedantic -W -Wall -Wextra </text:p>
      <text:p text:style-name="Программный_20_код_20_в_20_рамке"/>
      <text:p text:style-name="Программный_20_код_20_в_20_рамке"><text:soft-page-break/>.SUFFIXES: <text:s text:c="2"/></text:p>
      <text:p text:style-name="Программный_20_код_20_в_20_рамке">.SUFFIXES: .c .o</text:p>
      <text:p text:style-name="Программный_20_код_20_в_20_рамке"/>
      <text:p text:style-name="Программный_20_код_20_в_20_рамке">DEBUG <text:s text:c="2"/>= ./build/linux/debug</text:p>
      <text:p text:style-name="Программный_20_код_20_в_20_рамке">RELEASE = ./build/linux/release</text:p>
      <text:p text:style-name="Программный_20_код_20_в_20_рамке">OUT_DIR = $(DEBUG)</text:p>
      <text:p text:style-name="Программный_20_код_20_в_20_рамке">vpath %.c src</text:p>
      <text:p text:style-name="Программный_20_код_20_в_20_рамке">vpath %.h src</text:p>
      <text:p text:style-name="Программный_20_код_20_в_20_рамке">vpath %.o build/linux/debug</text:p>
      <text:p text:style-name="Программный_20_код_20_в_20_рамке"/>
      <text:p text:style-name="Программный_20_код_20_в_20_рамке">ifeq ($(MODE), release)</text:p>
      <text:p text:style-name="Программный_20_код_20_в_20_рамке"><text:s text:c="2"/>CFLAGS = -std=c11 -pedantic -W -Wall -Wextra -Werror</text:p>
      <text:p text:style-name="Программный_20_код_20_в_20_рамке"><text:s text:c="2"/>OUT_DIR = $(RELEASE)</text:p>
      <text:p text:style-name="Программный_20_код_20_в_20_рамке"><text:s text:c="2"/>vpath %.o build/linux/release</text:p>
      <text:p text:style-name="Программный_20_код_20_в_20_рамке">endif</text:p>
      <text:p text:style-name="Программный_20_код_20_в_20_рамке"/>
      <text:p text:style-name="Программный_20_код_20_в_20_рамке">objects = <text:s/>$(OUT_DIR)/main.o $(OUT_DIR)/lib.o </text:p>
      <text:p text:style-name="Программный_20_код_20_в_20_рамке">#objects = <text:s/>main.o lib.o </text:p>
      <text:p text:style-name="Программный_20_код_20_в_20_рамке"/>
      <text:p text:style-name="Программный_20_код_20_в_20_рамке">prog = $(OUT_DIR)/test</text:p>
      <text:p text:style-name="Программный_20_код_20_в_20_рамке"/>
      <text:p text:style-name="Программный_20_код_20_в_20_рамке">all: $(prog) </text:p>
      <text:p text:style-name="Программный_20_код_20_в_20_рамке"/>
      <text:p text:style-name="Программный_20_код_20_в_20_рамке">$(prog) : $(objects) </text:p>
      <text:p text:style-name="Программный_20_код_20_в_20_рамке"><text:tab/>$(CC) $(CFLAGS) $(objects) -o $@</text:p>
      <text:p text:style-name="Программный_20_код_20_в_20_рамке"/>
      <text:p text:style-name="Программный_20_код_20_в_20_рамке">$(OUT_DIR)/%.o : %.c</text:p>
      <text:p text:style-name="Программный_20_код_20_в_20_рамке"><text:tab/>$(CC) -c $(CFLAGS) $^ -o $@</text:p>
      <text:p text:style-name="Программный_20_код_20_в_20_рамке"/>
      <text:p text:style-name="Программный_20_код_20_в_20_рамке">.PHONY: clean </text:p>
      <text:p text:style-name="Программный_20_код_20_в_20_рамке">clean:</text:p>
      <text:p text:style-name="Программный_20_код_20_в_20_рамке"><text:tab/>@rm -rf $(DEBUG)/* $(RELEASE)/* test</text:p>
      <text:p text:style-name="P78"/>
      <text:h text:style-name="P158" text:outline-level="2"><text:bookmark-start text:name="__RefHeading___Toc26590_1956240972"/>Один исходный файл на ассемблере<text:bookmark-end text:name="__RefHeading___Toc26590_1956240972"/></text:h>
      <text:p text:style-name="P122">NAME=hello</text:p>
      <text:p text:style-name="P122">INCLUDES=stud_io.inc</text:p>
      <text:p text:style-name="P122"/>
      <text:p text:style-name="P122">AS=nasm</text:p>
      <text:p text:style-name="P122">CC=gcc</text:p>
      <text:p text:style-name="P122">LD=ld <text:span text:style-name="T163"># или gcc</text:span></text:p>
      <text:p text:style-name="P122"/>
      <text:p text:style-name="P122">LDFLAGS=-m elf_i386 <text:s text:c="10"/># -m32 для LD=gcc</text:p>
      <text:p text:style-name="P122">ASFLAGS=-Wall -f elf -g </text:p>
      <text:p text:style-name="P122"/>
      <text:p text:style-name="P122">.SUFFIXES:</text:p>
      <text:p text:style-name="P122">.SUFFIXES: .o .c .asm</text:p>
      <text:p text:style-name="P122"/>
      <text:p text:style-name="P122">all: $(NAME)</text:p>
      <text:p text:style-name="P122"/>
      <text:p text:style-name="P122">$(NAME): $(NAME).o</text:p>
      <text:p text:style-name="P122"><text:tab/>$(LD) $(LDFLAGS) $^ -o $@ </text:p>
      <text:p text:style-name="P122"/>
      <text:p text:style-name="P122">.PHONY: clean</text:p>
      <text:p text:style-name="P122">clean:</text:p>
      <text:p text:style-name="P122"><text:tab/>$(RM) $(NAME) *.o *.lst</text:p>
      <text:p text:style-name="P122"/>
      <text:p text:style-name="P122">$(NAME).o: $(NAME).asm $(INCLUDES) makefile</text:p>
      <text:p text:style-name="P122"><text:tab/>$(AS) $(ASFLAGS) -l $(*F).lst $&lt; -o $@</text:p>
      <text:p text:style-name="P46"><text:span text:style-name="Verb"/></text:p>
      <text:h text:style-name="P93" text:outline-level="1"/>
      <text:p text:style-name="P92"/>
      <text:p text:style-name="P92"/>
      <text:h text:style-name="P95" text:outline-level="1"><text:bookmark-start text:name="__RefHeading___Toc7422_3640981049 Копия 1"/>Приложение <text:span text:style-name="T139">Б</text:span>. <text:span text:style-name="T140">Т</text:span>ребования к оформлению <text:span text:style-name="T140">исходных файлов</text:span><text:bookmark-end text:name="__RefHeading___Toc7422_3640981049 Копия 1"/></text:h>
      <text:p text:style-name="P148"><text:span text:style-name="T155">1) </text:span><text:span text:style-name="T183">Функция </text:span><text:span text:style-name="Verb"><text:span text:style-name="T183">main()</text:span></text:span><text:span text:style-name="T183"> должн</text:span><text:span text:style-name="T155">а</text:span><text:span text:style-name="T183"> быть первой в исходном модуле, который ее содержит. </text:span></text:p>
      <text:p text:style-name="P106">2) При запуске программы, требующей параметры, без параметров программа должна выводить подсказку о ее использовании.</text:p>
      <text:p text:style-name="P106">3) <text:span text:style-name="T157">В именах и</text:span>дентификатор<text:span text:style-name="T157">ов, типов, структур, перечислений</text:span> <text:span text:style-name="T157">используются только символы </text:span>нижне<text:span text:style-name="T157">го</text:span> регистр<text:span text:style-name="T157">а и символ подчеркивания '</text:span><text:span text:style-name="Verb"><text:span text:style-name="T157">_</text:span></text:span><text:span text:style-name="T157">'</text:span>. <text:span text:style-name="T154">Образцом именования идентификаторов яв</text:span><text:span text:style-name="T179">л</text:span><text:span text:style-name="T154">яется стандарт «</text:span>ISO/IEC 9899–2011 Programming Language — C». <text:span text:style-name="T179">Использование горбатого стиля запрещается.</text:span></text:p>
      <text:p text:style-name="P106">4) Имена макросов именуются в верхнем регистре.</text:p>
      <text:p text:style-name="P106">5) Имена тегов структур имеют суффикс «<text:span text:style-name="Verb">_s</text:span>» (<text:span text:style-name="Verb">struct name_s {}</text:span>)</text:p>
      <text:p text:style-name="P106">6) Имена типов, созданных с помощью <text:span text:style-name="Verb">typedef</text:span> имеют суффикс «<text:span text:style-name="Verb">_t</text:span>». <text:s/></text:p>
      <text:p text:style-name="P106">7) В начале исходного модуля должен располагаться комментарий с описанием. </text:p>
      <text:p text:style-name="P106">8) Все определения функций должны предваряться комментариями, описывающими назначение, что принимает и что возвращает. Эта же информация должна присутствовать в разделе <text:span text:style-name="T151">описани</text:span>я<text:span text:style-name="T151"> </text:span>функциональной <text:span text:style-name="T151">структуры проекта.</text:span></text:p>
      <text:p text:style-name="P106">9) <text:span text:style-name="T156">Комментарии выполняются на русском языке в кодировке utf8 </text:span><text:span text:style-name="T179">или английском, если студент хорошо владеет языком и может без позора письменно выражать мысли</text:span><text:span text:style-name="T156">.</text:span></text:p>
      <text:p text:style-name="Text_20_body"><text:bookmark-start text:name="__RefHeading___Toc3775_915760874"/><text:span text:style-name="T179">10) </text:span>Условная компиляция<text:bookmark-end text:name="__RefHeading___Toc3775_915760874"/></text:p>
      <text:p text:style-name="P106"><text:span text:style-name="T167">В случае, если </text:span>параметр<text:span text:style-name="T167">ы</text:span> конфигурации уже известны при создании программы, предпоч<text:span text:style-name="T167">т</text:span>ите<text:span text:style-name="T167">льно</text:span> использовать <text:span text:style-name="Verb">if (... )</text:span> вместо условной компиляции, поскольку в первом случае компилятор может выполнить более тщательную проверку всех возможных путей кода.</text:p>
      <text:p text:style-name="P115">Например, стоит писать </text:p>
      <text:p text:style-name="Программный_20_код_20_в_20_рамке"><text:s text:c="2"/>if (HAS_FOO)</text:p>
      <text:p text:style-name="Программный_20_код_20_в_20_рамке"><text:s text:c="4"/>...</text:p>
      <text:p text:style-name="Программный_20_код_20_в_20_рамке"><text:s text:c="2"/>else</text:p>
      <text:p text:style-name="Программный_20_код_20_в_20_рамке"><text:s text:c="4"/>...</text:p>
      <text:p text:style-name="P116">вместо </text:p>
      <text:p text:style-name="Программный_20_код_20_в_20_рамке"><text:s text:c="2"/>#ifdef HAS_FOO</text:p>
      <text:p text:style-name="Программный_20_код_20_в_20_рамке"><text:s text:c="4"/>...</text:p>
      <text:p text:style-name="Программный_20_код_20_в_20_рамке"><text:s text:c="2"/>#else</text:p>
      <text:p text:style-name="Программный_20_код_20_в_20_рамке"><text:s text:c="4"/>...</text:p>
      <text:p text:style-name="Программный_20_код_20_в_20_рамке"><text:s text:c="2"/>#endif</text:p>
      <text:p text:style-name="P106">Современный компилятор, такой как GCC, в обоих случаях генерирует один и тот же код. <text:span text:style-name="T179">Выше указанный м</text:span>етод предполагает, что <text:span text:style-name="Verb">HAS_FOO</text:span> определяется как 0 или 1.</text:p>
      <text:p text:style-name="P106">В случае функциональных макросов, таких как <text:span text:style-name="Verb">REVERSIBLE_CC_MODE</text:span> в GCC, которые нельзя <text:span text:style-name="T167">напрямую</text:span> использовать в операторах <text:span text:style-name="Verb">if (...)</text:span>, существует простой обходной путь. <text:span text:style-name="T167">Нужно </text:span>вве<text:span text:style-name="T167">сти</text:span> еще один макрос <text:span text:style-name="Verb">HAS_REVERSIBLE_CC_MODE</text:span>, как показано в следующем примере:</text:p>
      <text:p text:style-name="Программный_20_код_20_в_20_рамке"><text:s text:c="2"/>#ifdef REVERSIBLE_CC_MODE</text:p>
      <text:p text:style-name="Программный_20_код_20_в_20_рамке"><text:s text:c="2"/>#define HAS_REVERSIBLE_CC_MODE 1</text:p>
      <text:p text:style-name="Программный_20_код_20_в_20_рамке"><text:s text:c="2"/>#else</text:p>
      <text:p text:style-name="Программный_20_код_20_в_20_рамке"><text:s text:c="2"/>#define HAS_REVERSIBLE_CC_MODE 0</text:p>
      <text:p text:style-name="Программный_20_код_20_в_20_рамке"><text:s text:c="2"/>#endif</text:p>
      <text:p text:style-name="Text_20_body"><text:bookmark-start text:name="__RefHeading___Toc4165_915760874"/><text:span text:style-name="T179">11) </text:span>Поведение программ для всех программ<text:bookmark-end text:name="__RefHeading___Toc4165_915760874"/></text:p>
      <text:p text:style-name="P113"><text:span text:style-name="T168">С</text:span>тандарт C гласит, что почти все расширения C запрещены. <text:span text:style-name="T179">В лабораторных и курсовых работах мы следуем стандарту, в связи с чем </text:span>указ<text:span text:style-name="T179">ываем при компиляции </text:span>«<text:span text:style-name="Verb">--pedantic</text:span>» ‒ <text:span text:style-name="T168">в этом случае </text:span>GCC <text:span text:style-name="T168">будет вести себя, как </text:span>100% реализация стандарта.</text:p>
      <text:p text:style-name="P145"><text:soft-page-break/><text:span text:style-name="T179">Следует и</text:span>збегат<text:span text:style-name="T179">ь</text:span> произвольных ограничений на длину или количество любых структур данных, включая имена файлов, строки, файлы и символы, <text:span text:style-name="T164">используя массивы. </text:span><text:span text:style-name="T179">Вместо этого следует использовать </text:span>динамическо<text:span text:style-name="T164">е</text:span> выделени<text:span text:style-name="T164">е</text:span> <text:span text:style-name="T164">памяти</text:span>.</text:p>
      <text:p text:style-name="P111">Программы должны правильно работать с многобайтовыми кодировками символов, такими как UTF-8. <text:span text:style-name="T165">Д</text:span>ля работы с различными кодировками <text:span text:style-name="T165">можно использовать </text:span><text:span text:style-name="Verb"><text:span text:style-name="T165">libiconv</text:span></text:span><text:span text:style-name="T165">.</text:span></text:p>
      <text:p text:style-name="P145"><text:span text:style-name="T179">В обязательном порядке с</text:span><text:span text:style-name="T166">ледует проверять</text:span> каждый системный вызов на предмет возврата ошибки, если <text:span text:style-name="T179">не предполагается, что </text:span>ошибки <text:span text:style-name="T179">должны игнорироваться специально.</text:span> </text:p>
      <text:p text:style-name="P145"><text:span text:style-name="T166">Следует проверять </text:span>каждый вызов <text:span text:style-name="Verb">malloc</text:span><text:span text:style-name="Verb"><text:span text:style-name="T166">()</text:span></text:span> или <text:span text:style-name="Verb">realloc</text:span><text:span text:style-name="Verb"><text:span text:style-name="T166">()</text:span></text:span>, чтобы увидеть, вернул ли он <text:span text:style-name="Verb">NULL</text:span>. </text:p>
      <text:p text:style-name="P145"><text:span text:style-name="T179">Следует п</text:span>ровер<text:span text:style-name="T179">я</text:span>т<text:span text:style-name="T179">ь</text:span> <text:span text:style-name="Verb">realloc</text:span><text:span text:style-name="Verb"><text:span text:style-name="T166">()</text:span></text:span> даже если размер блока уменьшает<text:span text:style-name="T179">ся</text:span>, <text:span text:style-name="T166">поскольку </text:span>в системе, которая округляет размеры блоков до степени 2, <text:span text:style-name="Verb">realloc</text:span><text:span text:style-name="Verb"><text:span text:style-name="T166">() </text:span></text:span><text:span text:style-name="Verb"><text:span text:style-name="T179">при </text:span></text:span>запросе <text:span text:style-name="T184">уменьшить выделенное </text:span>мест<text:span text:style-name="T184">о</text:span>, <text:span text:style-name="T184">с высокой вероятностью </text:span>получит другой блок. </text:p>
      <text:p text:style-name="P112"><text:span text:style-name="T166">Следует </text:span>ожидать, что <text:span text:style-name="Verb">free</text:span><text:span text:style-name="Verb"><text:span text:style-name="T166">()</text:span></text:span> изменит содержимое освобожденного блока. Все, что <text:span text:style-name="T166">необходимо </text:span>получить из блока, должн<text:span text:style-name="T166">о</text:span> <text:span text:style-name="T166">быть </text:span>получ<text:span text:style-name="T166">ено</text:span> перед вызовом <text:span text:style-name="Verb">free</text:span><text:span text:style-name="Verb"><text:span text:style-name="T166">()</text:span></text:span>.</text:p>
      <text:p text:style-name="P145">Если <text:span text:style-name="Verb">malloc</text:span><text:span text:style-name="Verb"><text:span text:style-name="T169">()</text:span></text:span> завершается сбоем в неинтерактивной программе, это <text:span text:style-name="T169">должно быть </text:span>фатальной ошибкой <text:span text:style-name="T184">(</text:span><text:span text:style-name="Verb"><text:span text:style-name="T184">abort()</text:span></text:span><text:span text:style-name="T184">)</text:span>. </text:p>
      <text:p text:style-name="P145">В интерактивной программе (той, которая считывает команды от пользователя) <text:span text:style-name="T184">следует </text:span>прервать выполнение команды и вернуться к циклу чтения команд. Это позволяет пользователю отключить другие процессы, чтобы освободить виртуальную память, а затем повторить попытку выполнения команды.</text:p>
      <text:p text:style-name="P114">Если <text:span text:style-name="T169">в </text:span>статическ<text:span text:style-name="T169">ую</text:span> память во время выполнения программы должна быть <text:span text:style-name="T169">осуществляться </text:span>запис<text:span text:style-name="T169">ь</text:span>, <text:span text:style-name="T169">следует </text:span>использ<text:span text:style-name="T169">овать</text:span> явный код C для ее инициализации. Таким образом, перезапуск программы без ее перезагрузки или ее части приведет к повторной инициализации этих переменных.</text:p>
      <text:p text:style-name="P94"><text:span text:style-name="T179">При создании </text:span>временны<text:span text:style-name="T179">х</text:span> файл<text:span text:style-name="T179">ов следует </text:span>провер<text:span text:style-name="T179">ять </text:span>переменную среды <text:span text:style-name="Verb">TMPDIR</text:span> ‒ если эта переменная определена, <text:span text:style-name="T179">следует </text:span>использ<text:span text:style-name="T179">овать </text:span>указанный каталог вместо <text:span text:style-name="Verb">/tmp</text:span>.</text:p>
      <text:p text:style-name="P145">Рекомендуется следовать рекомендациям POSIX для параметров командной строки программы. Самый простой способ это сделать — использовать <text:span text:style-name="Verb">getopt</text:span> для их анализа. </text:p>
      <text:p text:style-name="P149">При завершении процесса или потока следует освободить все полученные ресурсы. Это в первую очередь относится к ресурсам, полученным при использовании вызовов <text:span text:style-name="Verb">pthreads</text:span>.</text:p>
      <text:p text:style-name="P145"><text:span text:style-name="T185">Ф</text:span>айл<text:span text:style-name="T185">ы</text:span>, <text:span text:style-name="T185">имена которых </text:span>переда<text:span text:style-name="T185">ются </text:span>в качестве обычных аргументов <text:span text:style-name="T179">должны быть </text:span>только входными. </text:p>
      <text:p text:style-name="P145"><text:span text:style-name="T185">В</text:span>ыходные файлы <text:span text:style-name="T179">должны</text:span> указываться с использованием опций (предпочтительно «<text:span text:style-name="Verb">-o</text:span>» или «<text:span text:style-name="Verb">--output</text:span>»). </text:p>
      <text:p text:style-name="P145"><text:span text:style-name="T179">Стиль отступов должен быть аналогичен стилю, который используется в стандарте, который можно найти на </text:span><text:span text:style-name="Verb"><text:span text:style-name="T179">ftp://lsi.bas-net.by</text:span></text:span><text:span text:style-name="T179">.</text:span></text:p>
      <text:h text:style-name="P97" text:outline-level="1"><text:bookmark-start text:name="__RefHeading___Toc7422_3640981049 Копия 1 Копия 1"/>Приложение <text:span text:style-name="T140">В</text:span>. <text:span text:style-name="T140">Т</text:span>ребования к оформлению <text:span text:style-name="T140">лабораторной работы</text:span><text:bookmark-end text:name="__RefHeading___Toc7422_3640981049 Копия 1 Копия 1"/></text:h>
      <text:p text:style-name="P100">Отчет о лабораторной работе предоставляетс<text:span text:style-name="T151">я</text:span> в формате документов <text:span text:style-name="Verb">pdf</text:span> <text:span text:style-name="T153">или в виде твердой копии и </text:span><text:span text:style-name="T151">должен </text:span>содерж<text:span text:style-name="T151">а</text:span>т<text:span text:style-name="T151">ь</text:span> следующие элементы:</text:p>
      <text:p text:style-name="P100">- титульный лист;</text:p>
      <text:p text:style-name="P100">- основную часть.</text:p>
      <text:p text:style-name="Параграф">Титульный лист</text:p>
      <text:p text:style-name="P101">Титульный лист <text:s/>должен <text:span text:style-name="T150">содерж</text:span>а<text:span text:style-name="T150">т</text:span>ь: </text:p>
      <text:p text:style-name="P101">- наименование курса <text:span text:style-name="T152">(Операционные системы и системное программировани</text:span><text:span text:style-name="T153">е</text:span><text:span text:style-name="T152">)</text:span>;</text:p>
      <text:p text:style-name="P101">- номер и название лабораторной работы;</text:p>
      <text:p text:style-name="P101">- номер группы, фамилию и инициалы студента.</text:p>
      <text:p text:style-name="Параграф"><text:span text:style-name="T151">О</text:span>сновн<text:span text:style-name="T151">ая</text:span> часть</text:p>
      <text:p text:style-name="P101">Основная часть состоит из:</text:p>
      <text:p text:style-name="P101">- раздела с условиями лабораторной работы (копируется из настоящего документа);</text:p>
      <text:p text:style-name="P101">- раздела с описанием алгоритмов и решений;</text:p>
      <text:p text:style-name="P101">- раздела с описанием <text:span text:style-name="T155">функциональной </text:span>структуры проекта лабораторной работы;</text:p>
      <text:p text:style-name="P101">- раздела с описанием порядка сборки и использования;</text:p>
      <text:p text:style-name="P101">- раздела с описанием метода тестирования и результатами тестирования; </text:p>
      <text:p text:style-name="P102"/>
      <text:p text:style-name="P103"><text:span text:style-name="T153">1) Текстовая часть отчета</text:span> выполняется <text:span text:style-name="T153">в один интервал </text:span>пропорциональным <text:span text:style-name="T153">ш</text:span>рифтом <text:span text:style-name="T153">с засечками (serif) размером 12-14 pt. Абзац начинается с красной строки размером 5 букв 'н'. </text:span></text:p>
      <text:p text:style-name="P104">2) Программный код, отдельные его элементы по тексту, команды и представленное в отчете содержимое файлов проекта <text:span text:style-name="T152">выполняется </text:span>моноширинным шрифтом (<text:span text:style-name="Verb">typewriter</text:span>) визуально того же или немного меньшего размера <text:span text:style-name="T179">и одинаковой плотности с плотностью текста</text:span>. </text:p>
      <text:p text:style-name="P104">3) Надписи на диаграммах и рисунках, если таковые имеются, <text:span text:style-name="T152">выполня</text:span>ю<text:span text:style-name="T152">тся </text:span>пропорциональным шрифтом без засечек (<text:span text:style-name="sans">sans</text:span>). Размер шрифта надписей не должен быть больше размера основного текста и не менее 8 pt. Элементы по п. 2) выполняются моноширинным шрифтом визуально одинакового <text:span text:style-name="T180">размера </text:span>с используемым в надписях.</text:p>
      <text:p text:style-name="P104">4) Перечисления оформляются в соответствии с требованием ГОСТ 2 (ЕСКД) и ГОСТ 19 (ЕСПД).</text:p>
      <text:p text:style-name="P104">5) Скриншоты в отчете не допускается ‒ запуск команд, программ и их вывод копируются в буфер обмена и вставляются в текст отчета черным по белому.</text:p>
      <text:p text:style-name="P105">6) Диаграммы, схемы и прочий графический материал, если есть в нем необходимость, <text:s/>выполняется студентом <text:span text:style-name="T180">полностью </text:span>самостоятельно ‒ копипаста с чужих ресурсов запрещена.</text:p>
      <text:p text:style-name="P164">Вышеуказанный графический материал выполняется в виде отдельного файла и вставляется в записку в векторном или растровом формате. Чиркать графикой по тексту записки запрещается. Векторный формат графического материала должен поддерживаться во всех ОС. Растровый формат вставляемого должен иметь разрешение не менее 600 dpi.</text:p>
      <text:p text:style-name="P104">7) Отчет исполняется на русском языке с использованием его правил (<text:span text:style-name="Verb">gramota.ru</text:span>) без изъятия. Это касается также использования знаков препинания, дефиса, котороткого и длинного тире.</text:p>
      <text:p text:style-name="P104"/>
      <text:p text:style-name="P96"/>
      <text:h text:style-name="P129" text:outline-level="1"><text:bookmark-start text:name="__RefHeading___Toc7422_3640981049 Копия 1 Копия 1 Копия 1"/>Приложение <text:span text:style-name="T141">Г</text:span>. <text:span text:style-name="T140">Т</text:span>ребования к <text:span text:style-name="T142">почтовому </text:span><text:span text:style-name="T143">сообщению</text:span><text:bookmark-end text:name="__RefHeading___Toc7422_3640981049 Копия 1 Копия 1 Копия 1"/></text:h>
      <text:p text:style-name="P146">Требования к почтовому сообщению устанавливает преподаватель. Тем не менее:</text:p>
      <text:p text:style-name="P99"><text:span text:style-name="T143">1) Сообщения с вложениями лабораторных и курсовых должны быть только оригинальными, т.е. не содержащими строки </text:span><text:span text:style-name="Verb"><text:span text:style-name="T143">In-Reply-To:</text:span></text:span><text:span text:style-name="T143">. Допускается отправка ответов </text:span><text:span text:style-name="T148">(</text:span><text:span text:style-name="Verb"><text:span text:style-name="T143">In-Reply-To:</text:span></text:span><text:span text:style-name="T148">) </text:span><text:span text:style-name="T181">только </text:span><text:span text:style-name="T143">на ответ преподавателя.</text:span></text:p>
      <text:p text:style-name="P99"><text:span text:style-name="T143">2) Наличие темы сообщения обязательно. Все сообщения без темы </text:span><text:span text:style-name="T149">сразу же </text:span><text:span text:style-name="T143">отправля</text:span><text:span text:style-name="T181">ются </text:span><text:span text:style-name="T143">в </text:span><text:span text:style-name="Verb">dev/nul</text:span><text:span text:style-name="Verb"><text:span text:style-name="T143">l</text:span></text:span> <text:span text:style-name="T143">и </text:span><text:span text:style-name="T181">карма студента понижается до 4 (один раз ‒ и сразу ...). </text:span></text:p>
      <text:p text:style-name="P98"><text:span text:style-name="T182">3</text:span>) Если почтовый сервер, используемый для доставки почты, не может отправить сообщение по причине превышения размера сообщения, что может иметь место в ряде случаев для курсового проекта, допускается расчленение проекта на несколько вложений, которые отправляются отдельными сообщениями. </text:p>
      <text:p text:style-name="P147">Для расчленения следует использовать утилиту <text:span text:style-name="Verb">split</text:span>. </text:p>
      <text:p text:style-name="P147">Для слияния компонент следует использовать утилиту <text:span text:style-name="Verb">cat</text:span>. </text:p>
      <text:p text:style-name="P98"/>
      <text:p text:style-name="P9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Обычный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Fira Code" svg:font-family="'Fira Code'" style:font-adornments="Обычный" style:font-pitch="fixed"/>
    <style:font-face style:name="Hack" svg:font-family="Hack" style:font-pitch="fixed"/>
    <style:font-face style:name="Hack1" svg:font-family="Hack" style:font-adornments="Обычный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adornments="Обычный" style:font-family-generic="swiss" style:font-pitch="variable"/>
    <style:font-face style:name="OpenSymbol" svg:font-family="OpenSymbol"/>
    <style:font-face style:name="PT Astra Serif" svg:font-family="'PT Astra Serif'" style:font-family-generic="roman"/>
    <style:font-face style:name="PT Astra Serif1" svg:font-family="'PT Astra Serif'" style:font-adornments="Жирный" style:font-family-generic="roman" style:font-pitch="variable"/>
    <style:font-face style:name="PT Astra Serif2" svg:font-family="'PT Astra Serif'" style:font-adornments="Обычный" style:font-family-generic="roman" style:font-pitch="variable"/>
    <style:font-face style:name="PT Sans" svg:font-family="'PT Sans'" style:font-family-generic="swiss" style:font-pitch="variable"/>
    <style:font-face style:name="PT Sans Caption" svg:font-family="'PT Sans Caption'" style:font-adornments="Жирный" style:font-family-generic="swiss" style:font-pitch="variable"/>
    <style:font-face style:name="PT Sans Narrow" svg:font-family="'PT Sans Narrow'" style:font-family-generic="swiss" style:font-pitch="variable"/>
    <style:font-face style:name="PT Sans Narrow1" svg:font-family="'PT Sans Narrow'" style:font-adornments="Обычный" style:font-family-generic="swiss" style:font-pitch="variable"/>
    <style:font-face style:name="PT Sans1" svg:font-family="'PT Sans'" style:font-adornments="Жирный" style:font-family-generic="swiss" style:font-pitch="variable"/>
    <style:font-face style:name="PT Sans2" svg:font-family="'PT Sans'" style:font-adornments="Обычный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adornments="Negreta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Text_20_body" style:class="text">
      <style:paragraph-properties style:writing-mode="page"/>
      <style:text-properties style:font-name="Nimbus Sans" fo:font-family="'Nimbus Sans'" style:font-style-name="Обычный" style:font-family-generic="swiss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 style:writing-mode="page"/>
      <style:text-properties style:font-name="PT Sans1" fo:font-family="'PT Sans'" style:font-style-name="Жирный" style:font-family-generic="swiss" style:font-pitch="variable" fo:font-size="14pt" fo:font-weight="bold" style:font-name-asian="Tahoma" style:font-family-asian="Tahom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99cm" fo:margin-bottom="0.199cm" style:contextual-spacing="true" fo:text-align="start" style:justify-single-word="false" fo:orphans="2" fo:widows="2" fo:hyphenation-ladder-count="no-limit" fo:text-indent="1cm" style:auto-text-indent="false" style:page-number="auto" style:shadow="none" style:writing-mode="page">
        <style:tab-stops/>
      </style:paragraph-properties>
      <style:text-properties style:font-name="PT Astra Serif2" fo:font-family="'PT Astra Serif'" style:font-style-name="Обычный" style:font-family-generic="roman" style:font-pitch="variable" fo:font-size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itle" style:family="paragraph" style:parent-style-name="Standard" style:next-style-name="Text_20_body" style:class="chapter" style:master-page-name="">
      <style:paragraph-properties fo:margin-top="0.423cm" fo:margin-bottom="0.212cm" style:contextual-spacing="false" fo:text-align="center" style:justify-single-word="false" style:page-number="auto" fo:keep-with-next="always" style:writing-mode="page"/>
      <style:text-properties style:font-name="PT Sans Caption" fo:font-family="'PT Sans Caption'" style:font-style-name="Жирный" style:font-family-generic="swiss" style:font-pitch="variable" fo:font-size="24pt" fo:font-weight="bold" style:font-name-asian="DejaVu LGC Sans" style:font-family-asian="'DejaVu LGC Sans'" style:font-family-generic-asian="system" style:font-pitch-asian="variable" style:font-size-asian="14pt" style:font-name-complex="DejaVu LGC Sans" style:font-family-complex="'DejaVu LGC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PT Astra Serif" fo:font-family="'PT Astra Serif'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style:font-size-asian="12pt"/>
    </style:style>
    <style:style style:name="Table_20_Contents" style:display-name="Table Contents" style:family="paragraph" style:parent-style-name="Text_20_body" style:class="extra" style:master-page-name="">
      <style:paragraph-properties fo:text-align="start" style:justify-single-word="false" fo:hyphenation-ladder-count="no-limit" style:page-number="auto" text:number-lines="false" text:line-number="0" style:writing-mode="page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style:font-weight-asian="normal" style:font-weight-complex="normal"/>
    </style:style>
    <style:style style:name="Heading_20_1" style:display-name="Heading 1" style:family="paragraph" style:parent-style-name="Text_20_body" style:next-style-name="Text_20_body" style:default-outline-level="1" style:class="text" style:master-page-name="">
      <style:paragraph-properties fo:margin-left="0cm" fo:margin-right="0cm" fo:margin-top="0cm" fo:margin-bottom="0.21cm" style:contextual-spacing="false" fo:text-indent="1cm" style:auto-text-indent="false" style:page-number="auto" style:writing-mode="page"/>
      <style:text-properties style:font-name="PT Astra Serif1" fo:font-family="'PT Astra Serif'" style:font-style-name="Жирный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1cm" fo:margin-bottom="0.21cm" style:contextual-spacing="false" fo:line-height="80%" fo:text-indent="1cm" style:auto-text-indent="false" style:page-number="auto" style:writing-mode="page">
        <style:tab-stops/>
      </style:paragraph-properties>
      <style:text-properties fo:font-size="14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indent="1cm" style:auto-text-indent="false" style:page-number="auto" style:writing-mode="page">
        <style:tab-stops/>
      </style:paragraph-properties>
      <style:text-properties style:font-name="PT Astra Serif1" fo:font-family="'PT Astra Serif'" style:font-style-name="Жирный" style:font-family-generic="roman" style:font-pitch="variable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margin-left="0cm" fo:margin-right="0cm" fo:margin-top="0.199cm" fo:margin-bottom="0cm" style:contextual-spacing="false" fo:text-indent="1cm" style:auto-text-indent="false"/>
      <style:text-properties style:font-name="Times New Roman1" fo:font-family="'Times New Roman'" style:font-style-name="Normal" style:font-family-generic="roman" style:font-pitch="variable" fo:font-size="85%" fo:font-style="normal" fo:font-weight="normal" style:font-size-asian="85%" style:font-style-asian="italic" style:font-weight-asian="normal" style:font-size-complex="85%" style:font-style-complex="italic" style:font-weight-complex="normal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Drawing" style:family="paragraph" style:parent-style-name="Caption" style:class="extra"/>
    <style:style style:name="Программный_20_код_20_в_20_рамке" style:display-name="Программный код в рамке" style:family="paragraph" style:parent-style-name="Text_20_body" style:master-page-name="">
      <style:paragraph-properties fo:margin-left="1cm" fo:margin-right="0cm" fo:margin-top="0.199cm" fo:margin-bottom="0.199cm" style:contextual-spacing="true" fo:line-height="100%" fo:text-align="start" style:justify-single-word="false" fo:hyphenation-ladder-count="no-limit" fo:text-indent="0cm" style:auto-text-indent="false" style:page-number="auto" fo:padding="0.199cm" fo:border="0.51pt solid #000000" style:writing-mode="page"/>
      <style:text-properties style:font-name="Hack1" fo:font-family="Hack" style:font-style-name="Обычный" style:font-pitch="fixed" fo:font-size="10pt" fo:letter-spacing="normal" fo:language="zxx" fo:country="none" fo:font-weight="normal" style:font-size-asian="11pt" style:font-weight-asian="normal" style:font-size-complex="11pt" style:font-weight-complex="normal" fo:hyphenate="true" fo:hyphenation-remain-char-count="2" fo:hyphenation-push-char-count="2" loext:hyphenation-no-caps="false" loext:hyphenation-no-last-word="false" loext:hyphenation-word-char-count="4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style:font-name="Times New Roman" fo:font-family="'Times New Roman'" style:font-style-name="Negreta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Text_20_body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PT Astra Serif2" fo:font-family="'PT Astra Serif'" style:font-style-name="Обычный" style:font-family-generic="roman" style:font-pitch="variabl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Заголовок_20_1_20_NN" style:display-name="Заголовок 1 NN" style:family="paragraph" style:parent-style-name="Heading_20_1" style:next-style-name="Text_20_body" style:default-outline-level="1" style:list-style-name=""/>
    <style:style style:name="Заголовок_20_1_20_APP" style:display-name="Заголовок 1 APP" style:family="paragraph" style:parent-style-name="Heading_20_1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Заголовок_20_1_20_NC" style:display-name="Заголовок 1 NC" style:family="paragraph" style:parent-style-name="Заголовок_20_1_20_NN" style:next-style-name="Text_20_body" style:default-outline-level="">
      <style:paragraph-properties style:writing-mode="pag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 style:writing-mode="page"/>
      <style:text-properties style:font-name="PT Sans Narrow1" fo:font-family="'PT Sans Narrow'" style:font-style-name="Обычный" style:font-family-generic="swiss" style:font-pitch="variable" fo:font-size="10pt" fo:font-weight="normal" style:font-size-asian="10pt" style:font-size-complex="10pt"/>
    </style:style>
    <style:style style:name="Программный_20_код" style:display-name="Программный код" style:family="paragraph" style:parent-style-name="Text_20_body" style:master-page-name="">
      <loext:graphic-properties draw:fill="none" draw:fill-color="#99ccff"/>
      <style:paragraph-properties fo:margin-left="1cm" fo:margin-right="0cm" fo:margin-top="0.199cm" fo:margin-bottom="0.199cm" style:contextual-spacing="true" fo:line-height="110%" fo:text-align="start" style:justify-single-word="false" fo:hyphenation-ladder-count="no-limit" fo:text-indent="0cm" style:auto-text-indent="false" style:page-number="auto" fo:background-color="transparent" style:writing-mode="page">
        <style:tab-stops/>
      </style:paragraph-properties>
      <style:text-properties style:font-name="Hack1" fo:font-family="Hack" style:font-style-name="Обычный" style:font-pitch="fixed" fo:font-size="10pt" fo:letter-spacing="-0.014cm" fo:language="zxx" fo:country="none" fo:font-weight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itle_20__28_user_29_" style:display-name="Title (user)" style:family="paragraph" style:parent-style-name="Title" style:next-style-name="Subtitle_20__28_user_29_">
      <style:paragraph-properties style:writing-mode="page"/>
      <style:text-properties style:font-name="PT Astra Serif1" fo:font-family="'PT Astra Serif'" style:font-style-name="Жирный" style:font-family-generic="roman" style:font-pitch="variable" fo:font-size="22pt"/>
    </style:style>
    <style:style style:name="Subtitle_20__28_user_29_" style:display-name="Subtitle (user)" style:family="paragraph" style:parent-style-name="Title_20__28_user_29_" style:next-style-name="Text_20_body">
      <style:paragraph-properties style:writing-mode="page"/>
      <style:text-properties style:font-name="PT Astra Serif1" fo:font-family="'PT Astra Serif'" style:font-style-name="Жирный" style:font-family-generic="roman" style:font-pitch="variable" fo:font-size="18pt" style:font-size-asian="26pt" style:font-size-complex="26pt"/>
    </style:style>
    <style:style style:name="Chapter" style:family="paragraph" style:parent-style-name="Text_20_body" style:next-style-name="Text_20_body" style:master-page-name="">
      <style:paragraph-properties fo:margin-left="0cm" fo:margin-right="0cm" fo:margin-top="0cm" fo:margin-bottom="0cm" style:contextual-spacing="false" fo:hyphenation-ladder-count="no-limit" fo:text-indent="1.499cm" style:auto-text-indent="false" style:page-number="auto" style:writing-mode="page"/>
      <style:text-properties style:font-name="PT Sans Narrow" fo:font-family="'PT Sans Narrow'" style:font-family-generic="swiss" style:font-pitch="variable" fo:font-size="26pt" fo:language="zxx" fo:country="none" fo:font-weight="bold" officeooo:rsid="002af1c4" style:font-size-asian="26pt" style:language-asian="zxx" style:country-asian="none" style:font-weight-asian="bold" style:font-size-complex="26pt" style:language-complex="zxx" style:country-complex="none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agraf" style:family="paragraph" style:parent-style-name="Text_20_body">
      <style:paragraph-properties fo:margin-left="0cm" fo:margin-right="0cm" fo:margin-top="0cm" fo:margin-bottom="0cm" style:contextual-spacing="false" fo:text-indent="1.499cm" style:auto-text-indent="false" style:writing-mode="page"/>
      <style:text-properties fo:font-size="20pt" fo:language="zxx" fo:country="none" fo:font-style="normal" style:text-underline-style="solid" style:text-underline-width="auto" style:text-underline-color="font-color" fo:font-weight="normal" officeooo:rsid="002af1c4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Subsection" style:family="paragraph" style:parent-style-name="Section">
      <style:paragraph-properties fo:margin-top="0cm" fo:margin-bottom="0cm" style:contextual-spacing="false" style:writing-mode="page"/>
      <style:text-properties fo:font-size="22pt" fo:language="zxx" fo:country="none" fo:font-weight="bold" officeooo:rsid="002af1c4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Subsubsection" style:family="paragraph" style:parent-style-name="Subsection">
      <style:paragraph-properties fo:margin-top="0cm" fo:margin-bottom="0cm" style:contextual-spacing="false" style:writing-mode="page"/>
      <style:text-properties fo:font-size="20pt" fo:language="zxx" fo:country="none" fo:font-weight="bold" officeooo:rsid="002af1c4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Section" style:family="paragraph" style:parent-style-name="Heading" style:master-page-name="">
      <style:paragraph-properties fo:margin-left="0cm" fo:margin-right="0cm" fo:margin-top="0.199cm" fo:margin-bottom="0.199cm" style:contextual-spacing="false" fo:hyphenation-ladder-count="no-limit" fo:text-indent="1.499cm" style:auto-text-indent="false" style:page-number="auto" style:writing-mode="page"/>
      <style:text-properties fo:font-size="24pt" fo:language="zxx" fo:country="none" fo:font-weight="bold" officeooo:rsid="002af1c4" style:font-size-asian="22pt" style:language-asian="zxx" style:country-asian="none" style:font-weight-asian="bold" style:font-size-complex="22pt" style:language-complex="zxx" style:country-complex="none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одержимое_20_таблицы_20_2" style:display-name="Содержимое таблицы 2" style:family="paragraph" style:parent-style-name="Table_20_Contents" style:master-page-name="">
      <style:paragraph-properties fo:margin-left="0cm" fo:margin-right="0cm" fo:text-align="start" style:justify-single-word="false" fo:text-indent="0cm" style:auto-text-indent="false" style:page-number="auto" style:writing-mode="pag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Обычный_20_текст_20_RED" style:display-name="Обычный текст RED" style:family="paragraph" style:parent-style-name="Text_20_body" style:master-page-name="">
      <style:paragraph-properties fo:margin-left="0cm" fo:margin-right="0cm" fo:margin-top="0.199cm" fo:margin-bottom="0.199cm" style:contextual-spacing="true" fo:text-align="center" style:justify-single-word="false" fo:hyphenation-ladder-count="no-limit" fo:text-indent="0cm" style:auto-text-indent="false" style:page-number="auto" style:writing-mode="page"/>
      <style:text-properties fo:color="#ff0000" loext:opacity="10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20_текст_20_RED_20_в_20_рамке" style:display-name="Обычный текст RED в рамке" style:family="paragraph" style:parent-style-name="Обычный_20_текст_20_RED">
      <style:paragraph-properties fo:padding="0.199cm" fo:border="1.5pt solid #ff0000" style:writing-mode="pag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Параграф" style:family="paragraph" style:parent-style-name="Text_20_body" style:next-style-name="Text_20_body" style:master-page-name="">
      <style:paragraph-properties fo:margin-top="0cm" fo:margin-bottom="0cm" style:contextual-spacing="true" fo:hyphenation-ladder-count="no-limit" style:page-number="auto"/>
      <style:text-properties fo:font-weight="bold" style:font-weight-asian="bold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b" style:family="text">
      <style:text-properties style:font-name="Hack1" fo:font-family="Hack" style:font-style-name="Обычный" style:font-pitch="fixed" fo:font-size="10pt" fo:language="zxx" fo:country="none" fo:font-weight="normal" fo:background-color="transparent" style:text-scale="90%"/>
    </style:style>
    <style:style style:name="Source_20_Text" style:display-name="Source Text" style:family="text">
      <style:text-properties style:font-name="Hack1" fo:font-family="Hack" style:font-style-name="Обычный" style:font-pitch="fixed" fo:font-size="10pt" fo:font-weight="normal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lineno" style:family="text" style:parent-style-name="Emphasis">
      <style:text-properties fo:color="#008000" loext:opacity="100%" style:font-name="PT Sans2" fo:font-family="'PT Sans'" style:font-style-name="Обычный" style:font-family-generic="swiss" style:font-pitch="variable" fo:font-size="12pt" fo:font-style="normal" fo:font-weight="normal" officeooo:rsid="03c37729" style:font-size-asian="12pt" style:font-style-asian="normal" style:font-weight-asian="normal" style:font-size-complex="12pt" style:font-style-complex="normal" style:font-weight-complex="normal"/>
    </style:style>
    <style:style style:name="comment" style:family="text">
      <style:text-properties style:font-name="PT Sans" fo:font-family="'PT Sans'" style:font-family-generic="swiss" style:font-pitch="variable" fo:font-size="20pt" fo:letter-spacing="-0.028cm" fo:language="zxx" fo:country="none" fo:font-weight="bold" style:font-size-asian="20pt" style:font-weight-asian="bold" style:font-size-complex="20pt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ans" style:family="text">
      <style:text-properties style:font-name="Arial" fo:font-family="Arial" style:font-style-name="Обычный" style:font-family-generic="swiss" style:font-pitch="variable" fo:font-size="10pt" officeooo:rsid="0f24641d" style:font-size-asian="12pt" style:font-size-complex="12pt"/>
    </style:style>
    <style:style style:name="Formula" style:family="graphic">
      <style:graphic-properties text:anchor-type="as-char" svg:y="0cm" style:vertical-pos="middle" style:vertical-rel="text" fo:background-color="transparent" draw:fill="none" draw:fill-color="#99ccf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99ccff"/>
    </style:style>
    <text:outline-style style:name="Outline">
      <text:outline-level-style text:level="1" text:style-name="Numbering_20_Symbols" loext:num-list-format="%1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loext:num-list-format="%2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Numbering_20_Symbols" loext:num-list-format="%3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Numbering_20_Symbols" loext:num-list-format="%4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%5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text:style-name="Numbering_20_Symbols" loext:num-list-format="%6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text:style-name="Numbering_20_Symbols" loext:num-list-format="%7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text:style-name="Numbering_20_Symbols" loext:num-list-format="%8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text:style-name="Numbering_20_Symbols" loext:num-list-format="%9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text:style-name="Numbering_20_Symbols" loext:num-list-format="%10%" style:num-format="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499cm"/>
        </style:list-level-properties>
        <style:text-properties fo:font-family="OpenSymbol" style:font-style-name="Regular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cm"/>
        </style:list-level-properties>
        <style:text-properties fo:font-family="OpenSymbol" style:font-style-name="Regular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cm"/>
        </style:list-level-properties>
        <style:text-properties fo:font-family="OpenSymbol" style:font-style-name="Regular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cm"/>
        </style:list-level-properties>
        <style:text-properties fo:font-family="OpenSymbol" style:font-style-name="Regular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cm"/>
        </style:list-level-properties>
        <style:text-properties fo:font-family="OpenSymbol" style:font-style-name="Regular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cm"/>
        </style:list-level-properties>
        <style:text-properties fo:font-family="OpenSymbol" style:font-style-name="Regular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cm"/>
        </style:list-level-properties>
        <style:text-properties fo:font-family="OpenSymbol" style:font-style-name="Regular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cm"/>
        </style:list-level-properties>
        <style:text-properties fo:font-family="OpenSymbol" style:font-style-name="Regular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cm"/>
        </style:list-level-properties>
        <style:text-properties fo:font-family="OpenSymbol" style:font-style-name="Regular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cm"/>
        </style:list-level-properties>
        <style:text-properties fo:font-family="OpenSymbol" style:font-style-name="Regular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space" fo:text-indent="1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f8fdee1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99ccff"/>
      </style:footer-style>
    </style:page-layout>
    <style:page-layout style:name="Mpm3">
      <style:page-layout-properties fo:page-width="21.001cm" fo:page-height="29.7cm" style:num-format="1" style:print-orientation="portrait" fo:margin-top="2cm" fo:margin-bottom="1cm" fo:margin-left="2.499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99ccff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1cm" fo:margin-right="1cm" fo:border="none" fo:padding="0.04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0000ff" style:footnote-max-height="0cm" loext:margin-gutter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style:style style:name="Mdp3" style:family="drawing-page">
      <style:drawing-page-properties draw:fill="none" draw:background-size="full" draw:fill-color="#0000ff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andscape">
      <style:footer>
        <text:p text:style-name="MP1">Кафедра ЭВМ, 202<text:span text:style-name="MT1">3</text:span></text:p>
      </style:footer>
    </style:master-page>
    <style:master-page style:name="Портрет" style:page-layout-name="Mpm3" draw:style-name="Mdp1">
      <style:footer>
        <text:p text:style-name="MP1"><text:page-number text:select-page="current">23</text:page-number></text:p>
      </style:footer>
    </style:master-page>
    <style:master-page style:name="Landscape" style:page-layout-name="Mpm4" draw:style-name="Mdp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31T17:15:17.451118874</meta:creation-date>
    <meta:editing-duration>P23DT19H10M42S</meta:editing-duration>
    <meta:editing-cycles>3707</meta:editing-cycles>
    <meta:generator>LibreOffice/24.2.0.3$Linux_X86_64 LibreOffice_project/da48488a73ddd66ea24cf16bbc4f7b9c08e9bea1</meta:generator>
    <dc:title>Презентация</dc:title>
    <meta:initial-creator>Gun Number One</meta:initial-creator>
    <dc:date>2024-02-08T19:44:54.870827075</dc:date>
    <dc:creator>Gun Number One</dc:creator>
    <meta:printed-by>Файлы PDF: Gun Number One</meta:printed-by>
    <meta:print-date>2024-02-08T19:29:35.583376548</meta:print-date>
    <meta:document-statistic meta:table-count="1" meta:image-count="0" meta:object-count="0" meta:page-count="23" meta:paragraph-count="550" meta:word-count="5437" meta:character-count="40107" meta:non-whitespace-character-count="34374"/>
    <meta:user-defined meta:name="TexMathsIgnorePreamble">FALSE</meta:user-defined>
    <meta:user-defined meta:name="TexMathsPreamble">\usepackage{mathtext}§\usepackage{ucs}§\usepackage[T1,T2A]{fontenc}§\usepackage[utf8]{inputenc}§\usepackage{amsmath}§\usepackage{amsfonts}§\usepackage{amssymb}§\usepackage{cancel}§§%%\usepackage{txfonts}§%%\usepackage{setspace}§§\usepackage[english,russian]{babel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§%%\def\ttdefault{cmtt}§%%\def\rmdefault{cmr}§§\usepackage{bm}§§\usepackage{color}§\def\red#1{{\color[rgb]{0.5,0,0}{#1}}}§\def\magenta#1{{\color[rgb]{0.5,0,0.5}{#1}}}§\def\blue#1{{\color[rgb]{0,0,0.5}{#1}}}§\def\green#1{{\color[rgb]{0,0.5,0}{#1}}}§§\def\le{\leqslant}§\def\ge{\geqslant}§§\DeclareMathOperator*{\Exp}{Exp}§\DeclareMathOperator*{\rnd}{rnd}§\DeclareMathOperator*{\scal}{scal}§\DeclareMathOperator*{\vect}{vect}§§</meta:user-defined>
    <meta:user-defined meta:name="Поле 1"/>
    <meta:user-defined meta:name="Поле 2"/>
    <meta:user-defined meta:name="Поле 3" meta:value-type="string"/>
    <meta:user-defined meta:name="Поле 4" meta:value-type="string"/>
    <meta:template xlink:type="simple" xlink:actuate="onRequest" xlink:title="Презентация" xlink:href="../../../../media/green-flash/.config/libreoffice/5.4/user/template/Презентация.ott" meta:date="2019-01-31T17:15:17.312125212"/>
  </office:meta>
</office:document-meta>
</file>